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3">
          <table:table-cell office:value-type="string">
            <text:p>chinois</text:p>
          </table:table-cell>
          <table:table-cell office:value-type="string">
            <text:p>pinyin</text:p>
          </table:table-cell>
          <table:table-cell office:value-type="string">
            <text:p>english</text:p>
          </table:table-cell>
        </table:table-row>
        <table:table-row table:style-name="ro3">
          <table:table-cell office:value-type="string">
            <text:p>阿姨</text:p>
          </table:table-cell>
          <table:table-cell office:value-type="string">
            <text:p>āyí</text:p>
          </table:table-cell>
          <table:table-cell office:value-type="string">
            <text:p>aunt</text:p>
          </table:table-cell>
        </table:table-row>
        <table:table-row table:style-name="ro3">
          <table:table-cell office:value-type="string">
            <text:p>啊</text:p>
          </table:table-cell>
          <table:table-cell office:value-type="string">
            <text:p>a</text:p>
          </table:table-cell>
          <table:table-cell office:value-type="string">
            <text:p>ah</text:p>
          </table:table-cell>
        </table:table-row>
        <table:table-row table:style-name="ro3">
          <table:table-cell office:value-type="string">
            <text:p>矮</text:p>
          </table:table-cell>
          <table:table-cell office:value-type="string">
            <text:p>ǎi</text:p>
          </table:table-cell>
          <table:table-cell office:value-type="string">
            <text:p>short</text:p>
          </table:table-cell>
        </table:table-row>
        <table:table-row table:style-name="ro3">
          <table:table-cell office:value-type="string">
            <text:p>爱</text:p>
          </table:table-cell>
          <table:table-cell office:value-type="string">
            <text:p>ài</text:p>
          </table:table-cell>
          <table:table-cell office:value-type="string">
            <text:p>love</text:p>
          </table:table-cell>
        </table:table-row>
        <table:table-row table:style-name="ro3">
          <table:table-cell office:value-type="string">
            <text:p>爱好</text:p>
          </table:table-cell>
          <table:table-cell office:value-type="string">
            <text:p>àihào</text:p>
          </table:table-cell>
          <table:table-cell office:value-type="string">
            <text:p>hobby</text:p>
          </table:table-cell>
        </table:table-row>
        <table:table-row table:style-name="ro3">
          <table:table-cell office:value-type="string">
            <text:p>安静</text:p>
          </table:table-cell>
          <table:table-cell office:value-type="string">
            <text:p>ānjìng</text:p>
          </table:table-cell>
          <table:table-cell office:value-type="string">
            <text:p>Be quiet</text:p>
          </table:table-cell>
        </table:table-row>
        <table:table-row table:style-name="ro3">
          <table:table-cell office:value-type="string">
            <text:p>八</text:p>
          </table:table-cell>
          <table:table-cell office:value-type="string">
            <text:p>bā</text:p>
          </table:table-cell>
          <table:table-cell office:value-type="string">
            <text:p>Eight</text:p>
          </table:table-cell>
        </table:table-row>
        <table:table-row table:style-name="ro3">
          <table:table-cell office:value-type="string">
            <text:p>把</text:p>
          </table:table-cell>
          <table:table-cell office:value-type="string">
            <text:p>bǎ</text:p>
          </table:table-cell>
          <table:table-cell office:value-type="string">
            <text:p>hold</text:p>
          </table:table-cell>
        </table:table-row>
        <table:table-row table:style-name="ro3">
          <table:table-cell office:value-type="string">
            <text:p>爸爸</text:p>
          </table:table-cell>
          <table:table-cell office:value-type="string">
            <text:p>bàba</text:p>
          </table:table-cell>
          <table:table-cell office:value-type="string">
            <text:p>Dad</text:p>
          </table:table-cell>
        </table:table-row>
        <table:table-row table:style-name="ro3">
          <table:table-cell office:value-type="string">
            <text:p>吧</text:p>
          </table:table-cell>
          <table:table-cell office:value-type="string">
            <text:p>ba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白</text:p>
          </table:table-cell>
          <table:table-cell office:value-type="string">
            <text:p>bái</text:p>
          </table:table-cell>
          <table:table-cell office:value-type="string">
            <text:p>white</text:p>
          </table:table-cell>
        </table:table-row>
        <table:table-row table:style-name="ro3">
          <table:table-cell office:value-type="string">
            <text:p>百</text:p>
          </table:table-cell>
          <table:table-cell office:value-type="string">
            <text:p>bǎi</text:p>
          </table:table-cell>
          <table:table-cell office:value-type="string">
            <text:p>hundred</text:p>
          </table:table-cell>
        </table:table-row>
        <table:table-row table:style-name="ro3">
          <table:table-cell office:value-type="string">
            <text:p>班</text:p>
          </table:table-cell>
          <table:table-cell office:value-type="string">
            <text:p>bān</text:p>
          </table:table-cell>
          <table:table-cell office:value-type="string">
            <text:p>class</text:p>
          </table:table-cell>
        </table:table-row>
        <table:table-row table:style-name="ro3">
          <table:table-cell office:value-type="string">
            <text:p>搬</text:p>
          </table:table-cell>
          <table:table-cell office:value-type="string">
            <text:p>bān</text:p>
          </table:table-cell>
          <table:table-cell office:value-type="string">
            <text:p>turn</text:p>
          </table:table-cell>
        </table:table-row>
        <table:table-row table:style-name="ro3">
          <table:table-cell office:value-type="string">
            <text:p>半</text:p>
          </table:table-cell>
          <table:table-cell office:value-type="string">
            <text:p>bàn</text:p>
          </table:table-cell>
          <table:table-cell office:value-type="string">
            <text:p>half</text:p>
          </table:table-cell>
        </table:table-row>
        <table:table-row table:style-name="ro3">
          <table:table-cell office:value-type="string">
            <text:p>办法</text:p>
          </table:table-cell>
          <table:table-cell office:value-type="string">
            <text:p>bànfǎ</text:p>
          </table:table-cell>
          <table:table-cell office:value-type="string">
            <text:p>Way</text:p>
          </table:table-cell>
        </table:table-row>
        <table:table-row table:style-name="ro3">
          <table:table-cell office:value-type="string">
            <text:p>办公室</text:p>
          </table:table-cell>
          <table:table-cell office:value-type="string">
            <text:p>bàngōngshì</text:p>
          </table:table-cell>
          <table:table-cell office:value-type="string">
            <text:p>Office</text:p>
          </table:table-cell>
        </table:table-row>
        <table:table-row table:style-name="ro3">
          <table:table-cell office:value-type="string">
            <text:p>帮忙</text:p>
          </table:table-cell>
          <table:table-cell office:value-type="string">
            <text:p>bāngmáng</text:p>
          </table:table-cell>
          <table:table-cell office:value-type="string">
            <text:p>Help</text:p>
          </table:table-cell>
        </table:table-row>
        <table:table-row table:style-name="ro3">
          <table:table-cell office:value-type="string">
            <text:p>帮助</text:p>
          </table:table-cell>
          <table:table-cell office:value-type="string">
            <text:p>bāngzhù</text:p>
          </table:table-cell>
          <table:table-cell office:value-type="string">
            <text:p>Help</text:p>
          </table:table-cell>
        </table:table-row>
        <table:table-row table:style-name="ro3">
          <table:table-cell office:value-type="string">
            <text:p>包</text:p>
          </table:table-cell>
          <table:table-cell office:value-type="string">
            <text:p>bāo</text:p>
          </table:table-cell>
          <table:table-cell office:value-type="string">
            <text:p>package</text:p>
          </table:table-cell>
        </table:table-row>
        <table:table-row table:style-name="ro3">
          <table:table-cell office:value-type="string">
            <text:p>饱</text:p>
          </table:table-cell>
          <table:table-cell office:value-type="string">
            <text:p>bǎo</text:p>
          </table:table-cell>
          <table:table-cell office:value-type="string">
            <text:p>full</text:p>
          </table:table-cell>
        </table:table-row>
        <table:table-row table:style-name="ro3">
          <table:table-cell office:value-type="string">
            <text:p>报纸</text:p>
          </table:table-cell>
          <table:table-cell office:value-type="string">
            <text:p>bàozhǐ</text:p>
          </table:table-cell>
          <table:table-cell office:value-type="string">
            <text:p>Newspaper</text:p>
          </table:table-cell>
        </table:table-row>
        <table:table-row table:style-name="ro3">
          <table:table-cell office:value-type="string">
            <text:p>杯子</text:p>
          </table:table-cell>
          <table:table-cell office:value-type="string">
            <text:p>bēizi</text:p>
          </table:table-cell>
          <table:table-cell office:value-type="string">
            <text:p>glass</text:p>
          </table:table-cell>
        </table:table-row>
        <table:table-row table:style-name="ro3">
          <table:table-cell office:value-type="string">
            <text:p>北方</text:p>
          </table:table-cell>
          <table:table-cell office:value-type="string">
            <text:p>běifāng</text:p>
          </table:table-cell>
          <table:table-cell office:value-type="string">
            <text:p>north</text:p>
          </table:table-cell>
        </table:table-row>
        <table:table-row table:style-name="ro3">
          <table:table-cell office:value-type="string">
            <text:p>北京</text:p>
          </table:table-cell>
          <table:table-cell office:value-type="string">
            <text:p>běijīng</text:p>
          </table:table-cell>
          <table:table-cell office:value-type="string">
            <text:p>Beijing</text:p>
          </table:table-cell>
        </table:table-row>
        <table:table-row table:style-name="ro3">
          <table:table-cell office:value-type="string">
            <text:p>被</text:p>
          </table:table-cell>
          <table:table-cell office:value-type="string">
            <text:p>bèi</text:p>
          </table:table-cell>
          <table:table-cell office:value-type="string">
            <text:p>cover</text:p>
          </table:table-cell>
        </table:table-row>
        <table:table-row table:style-name="ro3">
          <table:table-cell office:value-type="string">
            <text:p>本</text:p>
          </table:table-cell>
          <table:table-cell office:value-type="string">
            <text:p>běn</text:p>
          </table:table-cell>
          <table:table-cell office:value-type="string">
            <text:p>book</text:p>
          </table:table-cell>
        </table:table-row>
        <table:table-row table:style-name="ro3">
          <table:table-cell office:value-type="string">
            <text:p>鼻子</text:p>
          </table:table-cell>
          <table:table-cell office:value-type="string">
            <text:p>bízi</text:p>
          </table:table-cell>
          <table:table-cell office:value-type="string">
            <text:p>nose</text:p>
          </table:table-cell>
        </table:table-row>
        <table:table-row table:style-name="ro3">
          <table:table-cell office:value-type="string">
            <text:p>比</text:p>
          </table:table-cell>
          <table:table-cell office:value-type="string">
            <text:p>bǐ</text:p>
          </table:table-cell>
          <table:table-cell office:value-type="string">
            <text:p>than</text:p>
          </table:table-cell>
        </table:table-row>
        <table:table-row table:style-name="ro3">
          <table:table-cell office:value-type="string">
            <text:p>比较</text:p>
          </table:table-cell>
          <table:table-cell office:value-type="string">
            <text:p>bǐjiào</text:p>
          </table:table-cell>
          <table:table-cell office:value-type="string">
            <text:p>compare</text:p>
          </table:table-cell>
        </table:table-row>
        <table:table-row table:style-name="ro3">
          <table:table-cell office:value-type="string">
            <text:p>比赛</text:p>
          </table:table-cell>
          <table:table-cell office:value-type="string">
            <text:p>bǐsài</text:p>
          </table:table-cell>
          <table:table-cell office:value-type="string">
            <text:p>Match</text:p>
          </table:table-cell>
        </table:table-row>
        <table:table-row table:style-name="ro3">
          <table:table-cell office:value-type="string">
            <text:p>必须</text:p>
          </table:table-cell>
          <table:table-cell office:value-type="string">
            <text:p>bìxū</text:p>
          </table:table-cell>
          <table:table-cell office:value-type="string">
            <text:p>Must</text:p>
          </table:table-cell>
        </table:table-row>
        <table:table-row table:style-name="ro3">
          <table:table-cell office:value-type="string">
            <text:p>变化</text:p>
          </table:table-cell>
          <table:table-cell office:value-type="string">
            <text:p>biànhuà</text:p>
          </table:table-cell>
          <table:table-cell office:value-type="string">
            <text:p>change</text:p>
          </table:table-cell>
        </table:table-row>
        <table:table-row table:style-name="ro3">
          <table:table-cell office:value-type="string">
            <text:p>表示</text:p>
          </table:table-cell>
          <table:table-cell office:value-type="string">
            <text:p>biǎoshì</text:p>
          </table:table-cell>
          <table:table-cell office:value-type="string">
            <text:p>Express</text:p>
          </table:table-cell>
        </table:table-row>
        <table:table-row table:style-name="ro3">
          <table:table-cell office:value-type="string">
            <text:p>表演</text:p>
          </table:table-cell>
          <table:table-cell office:value-type="string">
            <text:p>biǎoyǎn</text:p>
          </table:table-cell>
          <table:table-cell office:value-type="string">
            <text:p>perform</text:p>
          </table:table-cell>
        </table:table-row>
        <table:table-row table:style-name="ro3">
          <table:table-cell office:value-type="string">
            <text:p>别</text:p>
          </table:table-cell>
          <table:table-cell office:value-type="string">
            <text:p>bié</text:p>
          </table:table-cell>
          <table:table-cell office:value-type="string">
            <text:p>other</text:p>
          </table:table-cell>
        </table:table-row>
        <table:table-row table:style-name="ro3">
          <table:table-cell office:value-type="string">
            <text:p>别人</text:p>
          </table:table-cell>
          <table:table-cell office:value-type="string">
            <text:p>biéren</text:p>
          </table:table-cell>
          <table:table-cell office:value-type="string">
            <text:p>Others</text:p>
          </table:table-cell>
        </table:table-row>
        <table:table-row table:style-name="ro3">
          <table:table-cell office:value-type="string">
            <text:p>宾馆</text:p>
          </table:table-cell>
          <table:table-cell office:value-type="string">
            <text:p>bīnguǎn</text:p>
          </table:table-cell>
          <table:table-cell office:value-type="string">
            <text:p>hotel</text:p>
          </table:table-cell>
        </table:table-row>
        <table:table-row table:style-name="ro3">
          <table:table-cell office:value-type="string">
            <text:p>冰箱</text:p>
          </table:table-cell>
          <table:table-cell office:value-type="string">
            <text:p>bīngxiāng</text:p>
          </table:table-cell>
          <table:table-cell office:value-type="string">
            <text:p>Refrigerator</text:p>
          </table:table-cell>
        </table:table-row>
        <table:table-row table:style-name="ro3">
          <table:table-cell office:value-type="string">
            <text:p>不客气</text:p>
          </table:table-cell>
          <table:table-cell office:value-type="string">
            <text:p>búkèqi</text:p>
          </table:table-cell>
          <table:table-cell office:value-type="string">
            <text:p>You are welcome</text:p>
          </table:table-cell>
        </table:table-row>
        <table:table-row table:style-name="ro3">
          <table:table-cell office:value-type="string">
            <text:p>不</text:p>
          </table:table-cell>
          <table:table-cell office:value-type="string">
            <text:p>bù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才</text:p>
          </table:table-cell>
          <table:table-cell office:value-type="string">
            <text:p>cái</text:p>
          </table:table-cell>
          <table:table-cell office:value-type="string">
            <text:p>just</text:p>
          </table:table-cell>
        </table:table-row>
        <table:table-row table:style-name="ro3">
          <table:table-cell office:value-type="string">
            <text:p>菜</text:p>
          </table:table-cell>
          <table:table-cell office:value-type="string">
            <text:p>cài</text:p>
          </table:table-cell>
          <table:table-cell office:value-type="string">
            <text:p>food</text:p>
          </table:table-cell>
        </table:table-row>
        <table:table-row table:style-name="ro3">
          <table:table-cell office:value-type="string">
            <text:p>菜单</text:p>
          </table:table-cell>
          <table:table-cell office:value-type="string">
            <text:p>càidān</text:p>
          </table:table-cell>
          <table:table-cell office:value-type="string">
            <text:p>menu</text:p>
          </table:table-cell>
        </table:table-row>
        <table:table-row table:style-name="ro3">
          <table:table-cell office:value-type="string">
            <text:p>参加</text:p>
          </table:table-cell>
          <table:table-cell office:value-type="string">
            <text:p>cānjiā</text:p>
          </table:table-cell>
          <table:table-cell office:value-type="string">
            <text:p>participate in</text:p>
          </table:table-cell>
        </table:table-row>
        <table:table-row table:style-name="ro3">
          <table:table-cell office:value-type="string">
            <text:p>草</text:p>
          </table:table-cell>
          <table:table-cell office:value-type="string">
            <text:p>cǎo</text:p>
          </table:table-cell>
          <table:table-cell office:value-type="string">
            <text:p>grass</text:p>
          </table:table-cell>
        </table:table-row>
        <table:table-row table:style-name="ro3">
          <table:table-cell office:value-type="string">
            <text:p>层</text:p>
          </table:table-cell>
          <table:table-cell office:value-type="string">
            <text:p>céng</text:p>
          </table:table-cell>
          <table:table-cell office:value-type="string">
            <text:p>layer</text:p>
          </table:table-cell>
        </table:table-row>
        <table:table-row table:style-name="ro3">
          <table:table-cell office:value-type="string">
            <text:p>茶</text:p>
          </table:table-cell>
          <table:table-cell office:value-type="string">
            <text:p>chá</text:p>
          </table:table-cell>
          <table:table-cell office:value-type="string">
            <text:p>tea</text:p>
          </table:table-cell>
        </table:table-row>
        <table:table-row table:style-name="ro3">
          <table:table-cell office:value-type="string">
            <text:p>差</text:p>
          </table:table-cell>
          <table:table-cell office:value-type="string">
            <text:p>chà</text:p>
          </table:table-cell>
          <table:table-cell office:value-type="string">
            <text:p>difference</text:p>
          </table:table-cell>
        </table:table-row>
        <table:table-row table:style-name="ro3">
          <table:table-cell office:value-type="string">
            <text:p>长</text:p>
          </table:table-cell>
          <table:table-cell office:value-type="string">
            <text:p>cháng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唱歌</text:p>
          </table:table-cell>
          <table:table-cell office:value-type="string">
            <text:p>chànggē</text:p>
          </table:table-cell>
          <table:table-cell office:value-type="string">
            <text:p>Sing</text:p>
          </table:table-cell>
        </table:table-row>
        <table:table-row table:style-name="ro3">
          <table:table-cell office:value-type="string">
            <text:p>超市</text:p>
          </table:table-cell>
          <table:table-cell office:value-type="string">
            <text:p>chāoshì</text:p>
          </table:table-cell>
          <table:table-cell office:value-type="string">
            <text:p>Supermarket</text:p>
          </table:table-cell>
        </table:table-row>
        <table:table-row table:style-name="ro3">
          <table:table-cell office:value-type="string">
            <text:p>衬衫</text:p>
          </table:table-cell>
          <table:table-cell office:value-type="string">
            <text:p>chènshān</text:p>
          </table:table-cell>
          <table:table-cell office:value-type="string">
            <text:p>shirt</text:p>
          </table:table-cell>
        </table:table-row>
        <table:table-row table:style-name="ro3">
          <table:table-cell office:value-type="string">
            <text:p>成绩</text:p>
          </table:table-cell>
          <table:table-cell office:value-type="string">
            <text:p>chéngjì</text:p>
          </table:table-cell>
          <table:table-cell office:value-type="string">
            <text:p>achievement</text:p>
          </table:table-cell>
        </table:table-row>
        <table:table-row table:style-name="ro3">
          <table:table-cell office:value-type="string">
            <text:p>城市</text:p>
          </table:table-cell>
          <table:table-cell office:value-type="string">
            <text:p>chéngshì</text:p>
          </table:table-cell>
          <table:table-cell office:value-type="string">
            <text:p>City</text:p>
          </table:table-cell>
        </table:table-row>
        <table:table-row table:style-name="ro3">
          <table:table-cell office:value-type="string">
            <text:p>吃</text:p>
          </table:table-cell>
          <table:table-cell office:value-type="string">
            <text:p>chī</text:p>
          </table:table-cell>
          <table:table-cell office:value-type="string">
            <text:p>eat</text:p>
          </table:table-cell>
        </table:table-row>
        <table:table-row table:style-name="ro3">
          <table:table-cell office:value-type="string">
            <text:p>迟到</text:p>
          </table:table-cell>
          <table:table-cell office:value-type="string">
            <text:p>chídào</text:p>
          </table:table-cell>
          <table:table-cell office:value-type="string">
            <text:p>Late</text:p>
          </table:table-cell>
        </table:table-row>
        <table:table-row table:style-name="ro3">
          <table:table-cell office:value-type="string">
            <text:p>出</text:p>
          </table:table-cell>
          <table:table-cell office:value-type="string">
            <text:p>chū</text:p>
          </table:table-cell>
          <table:table-cell office:value-type="string">
            <text:p>come out</text:p>
          </table:table-cell>
        </table:table-row>
        <table:table-row table:style-name="ro3">
          <table:table-cell office:value-type="string">
            <text:p>出现</text:p>
          </table:table-cell>
          <table:table-cell office:value-type="string">
            <text:p>chūxiàn</text:p>
          </table:table-cell>
          <table:table-cell office:value-type="string">
            <text:p>Appear</text:p>
          </table:table-cell>
        </table:table-row>
        <table:table-row table:style-name="ro3">
          <table:table-cell office:value-type="string">
            <text:p>出租车</text:p>
          </table:table-cell>
          <table:table-cell office:value-type="string">
            <text:p>chūzūchē</text:p>
          </table:table-cell>
          <table:table-cell office:value-type="string">
            <text:p>Taxi</text:p>
          </table:table-cell>
        </table:table-row>
        <table:table-row table:style-name="ro3">
          <table:table-cell office:value-type="string">
            <text:p>厨房</text:p>
          </table:table-cell>
          <table:table-cell office:value-type="string">
            <text:p>chúfáng</text:p>
          </table:table-cell>
          <table:table-cell office:value-type="string">
            <text:p>Kitchen</text:p>
          </table:table-cell>
        </table:table-row>
        <table:table-row table:style-name="ro3">
          <table:table-cell office:value-type="string">
            <text:p>除了</text:p>
          </table:table-cell>
          <table:table-cell office:value-type="string">
            <text:p>chúle</text:p>
          </table:table-cell>
          <table:table-cell office:value-type="string">
            <text:p>except</text:p>
          </table:table-cell>
        </table:table-row>
        <table:table-row table:style-name="ro3">
          <table:table-cell office:value-type="string">
            <text:p>穿</text:p>
          </table:table-cell>
          <table:table-cell office:value-type="string">
            <text:p>chuān</text:p>
          </table:table-cell>
          <table:table-cell office:value-type="string">
            <text:p>Wear</text:p>
          </table:table-cell>
        </table:table-row>
        <table:table-row table:style-name="ro3">
          <table:table-cell office:value-type="string">
            <text:p>船</text:p>
          </table:table-cell>
          <table:table-cell office:value-type="string">
            <text:p>chuán</text:p>
          </table:table-cell>
          <table:table-cell office:value-type="string">
            <text:p>ship</text:p>
          </table:table-cell>
        </table:table-row>
        <table:table-row table:style-name="ro3">
          <table:table-cell office:value-type="string">
            <text:p>春</text:p>
          </table:table-cell>
          <table:table-cell office:value-type="string">
            <text:p>chūn</text:p>
          </table:table-cell>
          <table:table-cell office:value-type="string">
            <text:p>spring</text:p>
          </table:table-cell>
        </table:table-row>
        <table:table-row table:style-name="ro3">
          <table:table-cell office:value-type="string">
            <text:p>词语</text:p>
          </table:table-cell>
          <table:table-cell office:value-type="string">
            <text:p>cíyǔ</text:p>
          </table:table-cell>
          <table:table-cell office:value-type="string">
            <text:p>terms</text:p>
          </table:table-cell>
        </table:table-row>
        <table:table-row table:style-name="ro3">
          <table:table-cell office:value-type="string">
            <text:p>次</text:p>
          </table:table-cell>
          <table:table-cell office:value-type="string">
            <text:p>cì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string">
            <text:p>聪明</text:p>
          </table:table-cell>
          <table:table-cell office:value-type="string">
            <text:p>cōngming</text:p>
          </table:table-cell>
          <table:table-cell office:value-type="string">
            <text:p>clever</text:p>
          </table:table-cell>
        </table:table-row>
        <table:table-row table:style-name="ro3">
          <table:table-cell office:value-type="string">
            <text:p>从</text:p>
          </table:table-cell>
          <table:table-cell office:value-type="string">
            <text:p>cóng</text:p>
          </table:table-cell>
          <table:table-cell office:value-type="string">
            <text:p>from</text:p>
          </table:table-cell>
        </table:table-row>
        <table:table-row table:style-name="ro3">
          <table:table-cell office:value-type="string">
            <text:p>错</text:p>
          </table:table-cell>
          <table:table-cell office:value-type="string">
            <text:p>cuò</text:p>
          </table:table-cell>
          <table:table-cell office:value-type="string">
            <text:p>Wrong</text:p>
          </table:table-cell>
        </table:table-row>
        <table:table-row table:style-name="ro3">
          <table:table-cell office:value-type="string">
            <text:p>打电话</text:p>
          </table:table-cell>
          <table:table-cell office:value-type="string">
            <text:p>dǎdiànhuà</text:p>
          </table:table-cell>
          <table:table-cell office:value-type="string">
            <text:p>Phone</text:p>
          </table:table-cell>
        </table:table-row>
        <table:table-row table:style-name="ro3">
          <table:table-cell office:value-type="string">
            <text:p>打篮球</text:p>
          </table:table-cell>
          <table:table-cell office:value-type="string">
            <text:p>dǎlánqiú</text:p>
          </table:table-cell>
          <table:table-cell office:value-type="string">
            <text:p>Play basketball</text:p>
          </table:table-cell>
        </table:table-row>
        <table:table-row table:style-name="ro3">
          <table:table-cell office:value-type="string">
            <text:p>打扫</text:p>
          </table:table-cell>
          <table:table-cell office:value-type="string">
            <text:p>dǎsǎo</text:p>
          </table:table-cell>
          <table:table-cell office:value-type="string">
            <text:p>Clean</text:p>
          </table:table-cell>
        </table:table-row>
        <table:table-row table:style-name="ro3">
          <table:table-cell office:value-type="string">
            <text:p>打算</text:p>
          </table:table-cell>
          <table:table-cell office:value-type="string">
            <text:p>dǎsuàn</text:p>
          </table:table-cell>
          <table:table-cell office:value-type="string">
            <text:p>Plan</text:p>
          </table:table-cell>
        </table:table-row>
        <table:table-row table:style-name="ro3">
          <table:table-cell office:value-type="string">
            <text:p>大</text:p>
          </table:table-cell>
          <table:table-cell office:value-type="string">
            <text:p>dà</text:p>
          </table:table-cell>
          <table:table-cell office:value-type="string">
            <text:p>large</text:p>
          </table:table-cell>
        </table:table-row>
        <table:table-row table:style-name="ro3">
          <table:table-cell office:value-type="string">
            <text:p>大家</text:p>
          </table:table-cell>
          <table:table-cell office:value-type="string">
            <text:p>dàjiā</text:p>
          </table:table-cell>
          <table:table-cell office:value-type="string">
            <text:p>everybody</text:p>
          </table:table-cell>
        </table:table-row>
        <table:table-row table:style-name="ro3">
          <table:table-cell office:value-type="string">
            <text:p>带</text:p>
          </table:table-cell>
          <table:table-cell office:value-type="string">
            <text:p>dài</text:p>
          </table:table-cell>
          <table:table-cell office:value-type="string">
            <text:p>belt</text:p>
          </table:table-cell>
        </table:table-row>
        <table:table-row table:style-name="ro3">
          <table:table-cell office:value-type="string">
            <text:p>担心</text:p>
          </table:table-cell>
          <table:table-cell office:value-type="string">
            <text:p>dānxīn</text:p>
          </table:table-cell>
          <table:table-cell office:value-type="string">
            <text:p>Worry</text:p>
          </table:table-cell>
        </table:table-row>
        <table:table-row table:style-name="ro3">
          <table:table-cell office:value-type="string">
            <text:p>蛋糕</text:p>
          </table:table-cell>
          <table:table-cell office:value-type="string">
            <text:p>dàngāo</text:p>
          </table:table-cell>
          <table:table-cell office:value-type="string">
            <text:p>Cake</text:p>
          </table:table-cell>
        </table:table-row>
        <table:table-row table:style-name="ro3">
          <table:table-cell office:value-type="string">
            <text:p>但是</text:p>
          </table:table-cell>
          <table:table-cell office:value-type="string">
            <text:p>dànshì</text:p>
          </table:table-cell>
          <table:table-cell office:value-type="string">
            <text:p>however</text:p>
          </table:table-cell>
        </table:table-row>
        <table:table-row table:style-name="ro3">
          <table:table-cell office:value-type="string">
            <text:p>当然</text:p>
          </table:table-cell>
          <table:table-cell office:value-type="string">
            <text:p>dāngrán</text:p>
          </table:table-cell>
          <table:table-cell office:value-type="string">
            <text:p>Of course</text:p>
          </table:table-cell>
        </table:table-row>
        <table:table-row table:style-name="ro3">
          <table:table-cell office:value-type="string">
            <text:p>到</text:p>
          </table:table-cell>
          <table:table-cell office:value-type="string">
            <text:p>dào</text:p>
          </table:table-cell>
          <table:table-cell office:value-type="string">
            <text:p>reach</text:p>
          </table:table-cell>
        </table:table-row>
        <table:table-row table:style-name="ro3">
          <table:table-cell office:value-type="string">
            <text:p>地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的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得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灯</text:p>
          </table:table-cell>
          <table:table-cell office:value-type="string">
            <text:p>dēng</text:p>
          </table:table-cell>
          <table:table-cell office:value-type="string">
            <text:p>lamp</text:p>
          </table:table-cell>
        </table:table-row>
        <table:table-row table:style-name="ro3">
          <table:table-cell office:value-type="string">
            <text:p>等</text:p>
          </table:table-cell>
          <table:table-cell office:value-type="string">
            <text:p>děng</text:p>
          </table:table-cell>
          <table:table-cell office:value-type="string">
            <text:p>wait</text:p>
          </table:table-cell>
        </table:table-row>
        <table:table-row table:style-name="ro3">
          <table:table-cell office:value-type="string">
            <text:p>低</text:p>
          </table:table-cell>
          <table:table-cell office:value-type="string">
            <text:p>dī</text:p>
          </table:table-cell>
          <table:table-cell office:value-type="string">
            <text:p>low</text:p>
          </table:table-cell>
        </table:table-row>
        <table:table-row table:style-name="ro3">
          <table:table-cell office:value-type="string">
            <text:p>弟弟</text:p>
          </table:table-cell>
          <table:table-cell office:value-type="string">
            <text:p>dìdi</text:p>
          </table:table-cell>
          <table:table-cell office:value-type="string">
            <text:p>Younger brother</text:p>
          </table:table-cell>
        </table:table-row>
        <table:table-row table:style-name="ro3">
          <table:table-cell office:value-type="string">
            <text:p>地方</text:p>
          </table:table-cell>
          <table:table-cell office:value-type="string">
            <text:p>dìfang</text:p>
          </table:table-cell>
          <table:table-cell office:value-type="string">
            <text:p>local</text:p>
          </table:table-cell>
        </table:table-row>
        <table:table-row table:style-name="ro3">
          <table:table-cell office:value-type="string">
            <text:p>地铁</text:p>
          </table:table-cell>
          <table:table-cell office:value-type="string">
            <text:p>dìtiě</text:p>
          </table:table-cell>
          <table:table-cell office:value-type="string">
            <text:p>metro</text:p>
          </table:table-cell>
        </table:table-row>
        <table:table-row table:style-name="ro3">
          <table:table-cell office:value-type="string">
            <text:p>地图</text:p>
          </table:table-cell>
          <table:table-cell office:value-type="string">
            <text:p>dìtú</text:p>
          </table:table-cell>
          <table:table-cell office:value-type="string">
            <text:p>Map</text:p>
          </table:table-cell>
        </table:table-row>
        <table:table-row table:style-name="ro3">
          <table:table-cell office:value-type="string">
            <text:p>第一</text:p>
          </table:table-cell>
          <table:table-cell office:value-type="string">
            <text:p>dìyī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string">
            <text:p>点</text:p>
          </table:table-cell>
          <table:table-cell office:value-type="string">
            <text:p>diǎn</text:p>
          </table:table-cell>
          <table:table-cell office:value-type="string">
            <text:p>spot</text:p>
          </table:table-cell>
        </table:table-row>
        <table:table-row table:style-name="ro3">
          <table:table-cell office:value-type="string">
            <text:p>电脑</text:p>
          </table:table-cell>
          <table:table-cell office:value-type="string">
            <text:p>diànnǎo</text:p>
          </table:table-cell>
          <table:table-cell office:value-type="string">
            <text:p>Computer</text:p>
          </table:table-cell>
        </table:table-row>
        <table:table-row table:style-name="ro3">
          <table:table-cell office:value-type="string">
            <text:p>电视</text:p>
          </table:table-cell>
          <table:table-cell office:value-type="string">
            <text:p>diànshì</text:p>
          </table:table-cell>
          <table:table-cell office:value-type="string">
            <text:p>television</text:p>
          </table:table-cell>
        </table:table-row>
        <table:table-row table:style-name="ro3">
          <table:table-cell office:value-type="string">
            <text:p>电梯</text:p>
          </table:table-cell>
          <table:table-cell office:value-type="string">
            <text:p>diàntī</text:p>
          </table:table-cell>
          <table:table-cell office:value-type="string">
            <text:p>Elevator</text:p>
          </table:table-cell>
        </table:table-row>
        <table:table-row table:style-name="ro3">
          <table:table-cell office:value-type="string">
            <text:p>电影</text:p>
          </table:table-cell>
          <table:table-cell office:value-type="string">
            <text:p>diànyǐng</text:p>
          </table:table-cell>
          <table:table-cell office:value-type="string">
            <text:p>Film</text:p>
          </table:table-cell>
        </table:table-row>
        <table:table-row table:style-name="ro3">
          <table:table-cell office:value-type="string">
            <text:p>电子邮件</text:p>
          </table:table-cell>
          <table:table-cell office:value-type="string">
            <text:p>diànzǐyóujiàn</text:p>
          </table:table-cell>
          <table:table-cell office:value-type="string">
            <text:p>E-mail</text:p>
          </table:table-cell>
        </table:table-row>
        <table:table-row table:style-name="ro3">
          <table:table-cell office:value-type="string">
            <text:p>东</text:p>
          </table:table-cell>
          <table:table-cell office:value-type="string">
            <text:p>dōng</text:p>
          </table:table-cell>
          <table:table-cell office:value-type="string">
            <text:p>east</text:p>
          </table:table-cell>
        </table:table-row>
        <table:table-row table:style-name="ro3">
          <table:table-cell office:value-type="string">
            <text:p>东西</text:p>
          </table:table-cell>
          <table:table-cell office:value-type="string">
            <text:p>dōngxi</text:p>
          </table:table-cell>
          <table:table-cell office:value-type="string">
            <text:p>thing</text:p>
          </table:table-cell>
        </table:table-row>
        <table:table-row table:style-name="ro3">
          <table:table-cell office:value-type="string">
            <text:p>冬</text:p>
          </table:table-cell>
          <table:table-cell office:value-type="string">
            <text:p>dōng</text:p>
          </table:table-cell>
          <table:table-cell office:value-type="string">
            <text:p>winter</text:p>
          </table:table-cell>
        </table:table-row>
        <table:table-row table:style-name="ro3">
          <table:table-cell office:value-type="string">
            <text:p>懂</text:p>
          </table:table-cell>
          <table:table-cell office:value-type="string">
            <text:p>dǒng</text:p>
          </table:table-cell>
          <table:table-cell office:value-type="string">
            <text:p>understand</text:p>
          </table:table-cell>
        </table:table-row>
        <table:table-row table:style-name="ro3">
          <table:table-cell office:value-type="string">
            <text:p>动物</text:p>
          </table:table-cell>
          <table:table-cell office:value-type="string">
            <text:p>dòngwù</text:p>
          </table:table-cell>
          <table:table-cell office:value-type="string">
            <text:p>Animal</text:p>
          </table:table-cell>
        </table:table-row>
        <table:table-row table:style-name="ro3">
          <table:table-cell office:value-type="string">
            <text:p>都</text:p>
          </table:table-cell>
          <table:table-cell office:value-type="string">
            <text:p>dōu</text:p>
          </table:table-cell>
          <table:table-cell office:value-type="string">
            <text:p>all</text:p>
          </table:table-cell>
        </table:table-row>
        <table:table-row table:style-name="ro3">
          <table:table-cell office:value-type="string">
            <text:p>读</text:p>
          </table:table-cell>
          <table:table-cell office:value-type="string">
            <text:p>dú</text:p>
          </table:table-cell>
          <table:table-cell office:value-type="string">
            <text:p>read</text:p>
          </table:table-cell>
        </table:table-row>
        <table:table-row table:style-name="ro3">
          <table:table-cell office:value-type="string">
            <text:p>短</text:p>
          </table:table-cell>
          <table:table-cell office:value-type="string">
            <text:p>duǎn</text:p>
          </table:table-cell>
          <table:table-cell office:value-type="string">
            <text:p>short</text:p>
          </table:table-cell>
        </table:table-row>
        <table:table-row table:style-name="ro3">
          <table:table-cell office:value-type="string">
            <text:p>段</text:p>
          </table:table-cell>
          <table:table-cell office:value-type="string">
            <text:p>duàn</text:p>
          </table:table-cell>
          <table:table-cell office:value-type="string">
            <text:p>paragraph</text:p>
          </table:table-cell>
        </table:table-row>
        <table:table-row table:style-name="ro3">
          <table:table-cell office:value-type="string">
            <text:p>锻炼</text:p>
          </table:table-cell>
          <table:table-cell office:value-type="string">
            <text:p>duànliàn</text:p>
          </table:table-cell>
          <table:table-cell office:value-type="string">
            <text:p>Physical exercise</text:p>
          </table:table-cell>
        </table:table-row>
        <table:table-row table:style-name="ro3">
          <table:table-cell office:value-type="string">
            <text:p>对</text:p>
          </table:table-cell>
          <table:table-cell office:value-type="string">
            <text:p>duì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对不起</text:p>
          </table:table-cell>
          <table:table-cell office:value-type="string">
            <text:p>duìbuqǐ</text:p>
          </table:table-cell>
          <table:table-cell office:value-type="string">
            <text:p>sorry</text:p>
          </table:table-cell>
        </table:table-row>
        <table:table-row table:style-name="ro3">
          <table:table-cell office:value-type="string">
            <text:p>多</text:p>
          </table:table-cell>
          <table:table-cell office:value-type="string">
            <text:p>duō</text:p>
          </table:table-cell>
          <table:table-cell office:value-type="string">
            <text:p>many</text:p>
          </table:table-cell>
        </table:table-row>
        <table:table-row table:style-name="ro3">
          <table:table-cell office:value-type="string">
            <text:p>多么</text:p>
          </table:table-cell>
          <table:table-cell office:value-type="string">
            <text:p>duōme</text:p>
          </table:table-cell>
          <table:table-cell office:value-type="string">
            <text:p>what</text:p>
          </table:table-cell>
        </table:table-row>
        <table:table-row table:style-name="ro3">
          <table:table-cell office:value-type="string">
            <text:p>多少</text:p>
          </table:table-cell>
          <table:table-cell office:value-type="string">
            <text:p>duōshao</text:p>
          </table:table-cell>
          <table:table-cell office:value-type="string">
            <text:p>how much</text:p>
          </table:table-cell>
        </table:table-row>
        <table:table-row table:style-name="ro3">
          <table:table-cell office:value-type="string">
            <text:p>饿</text:p>
          </table:table-cell>
          <table:table-cell office:value-type="string">
            <text:p>è</text:p>
          </table:table-cell>
          <table:table-cell office:value-type="string">
            <text:p>hungry</text:p>
          </table:table-cell>
        </table:table-row>
        <table:table-row table:style-name="ro3">
          <table:table-cell office:value-type="string">
            <text:p>而且</text:p>
          </table:table-cell>
          <table:table-cell office:value-type="string">
            <text:p>érqiě</text:p>
          </table:table-cell>
          <table:table-cell office:value-type="string">
            <text:p>And</text:p>
          </table:table-cell>
        </table:table-row>
        <table:table-row table:style-name="ro3">
          <table:table-cell office:value-type="string">
            <text:p>儿子</text:p>
          </table:table-cell>
          <table:table-cell office:value-type="string">
            <text:p>érzi</text:p>
          </table:table-cell>
          <table:table-cell office:value-type="string">
            <text:p>Son</text:p>
          </table:table-cell>
        </table:table-row>
        <table:table-row table:style-name="ro3">
          <table:table-cell office:value-type="string">
            <text:p>耳朵</text:p>
          </table:table-cell>
          <table:table-cell office:value-type="string">
            <text:p>ěrduo</text:p>
          </table:table-cell>
          <table:table-cell office:value-type="string">
            <text:p>Ears</text:p>
          </table:table-cell>
        </table:table-row>
        <table:table-row table:style-name="ro3">
          <table:table-cell office:value-type="string">
            <text:p>二</text:p>
          </table:table-cell>
          <table:table-cell office:value-type="string">
            <text:p>èr</text:p>
          </table:table-cell>
          <table:table-cell office:value-type="string">
            <text:p>Two</text:p>
          </table:table-cell>
        </table:table-row>
        <table:table-row table:style-name="ro3">
          <table:table-cell office:value-type="string">
            <text:p>发烧</text:p>
          </table:table-cell>
          <table:table-cell office:value-type="string">
            <text:p>fāshāo</text:p>
          </table:table-cell>
          <table:table-cell office:value-type="string">
            <text:p>Have a fever</text:p>
          </table:table-cell>
        </table:table-row>
        <table:table-row table:style-name="ro3">
          <table:table-cell office:value-type="string">
            <text:p>发现</text:p>
          </table:table-cell>
          <table:table-cell office:value-type="string">
            <text:p>fāxiàn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饭馆</text:p>
          </table:table-cell>
          <table:table-cell office:value-type="string">
            <text:p>fànguǎn</text:p>
          </table:table-cell>
          <table:table-cell office:value-type="string">
            <text:p>restaurant</text:p>
          </table:table-cell>
        </table:table-row>
        <table:table-row table:style-name="ro3">
          <table:table-cell office:value-type="string">
            <text:p>方便</text:p>
          </table:table-cell>
          <table:table-cell office:value-type="string">
            <text:p>fāngbiàn</text:p>
          </table:table-cell>
          <table:table-cell office:value-type="string">
            <text:p>convenient</text:p>
          </table:table-cell>
        </table:table-row>
        <table:table-row table:style-name="ro3">
          <table:table-cell office:value-type="string">
            <text:p>房间</text:p>
          </table:table-cell>
          <table:table-cell office:value-type="string">
            <text:p>fángjiān</text:p>
          </table:table-cell>
          <table:table-cell office:value-type="string">
            <text:p>Room</text:p>
          </table:table-cell>
        </table:table-row>
        <table:table-row table:style-name="ro3">
          <table:table-cell office:value-type="string">
            <text:p>放</text:p>
          </table:table-cell>
          <table:table-cell office:value-type="string">
            <text:p>fàng</text:p>
          </table:table-cell>
          <table:table-cell office:value-type="string">
            <text:p>discharge</text:p>
          </table:table-cell>
        </table:table-row>
        <table:table-row table:style-name="ro3">
          <table:table-cell office:value-type="string">
            <text:p>放心</text:p>
          </table:table-cell>
          <table:table-cell office:value-type="string">
            <text:p>fàngxīn</text:p>
          </table:table-cell>
          <table:table-cell office:value-type="string">
            <text:p>Don’t worry</text:p>
          </table:table-cell>
        </table:table-row>
        <table:table-row table:style-name="ro3">
          <table:table-cell office:value-type="string">
            <text:p>非常</text:p>
          </table:table-cell>
          <table:table-cell office:value-type="string">
            <text:p>fēicháng</text:p>
          </table:table-cell>
          <table:table-cell office:value-type="string">
            <text:p>very</text:p>
          </table:table-cell>
        </table:table-row>
        <table:table-row table:style-name="ro3">
          <table:table-cell office:value-type="string">
            <text:p>飞机</text:p>
          </table:table-cell>
          <table:table-cell office:value-type="string">
            <text:p>fēijī</text:p>
          </table:table-cell>
          <table:table-cell office:value-type="string">
            <text:p>aircraft</text:p>
          </table:table-cell>
        </table:table-row>
        <table:table-row table:style-name="ro3">
          <table:table-cell office:value-type="string">
            <text:p>分</text:p>
          </table:table-cell>
          <table:table-cell office:value-type="string">
            <text:p>fēn</text:p>
          </table:table-cell>
          <table:table-cell office:value-type="string">
            <text:p>branch</text:p>
          </table:table-cell>
        </table:table-row>
        <table:table-row table:style-name="ro3">
          <table:table-cell office:value-type="string">
            <text:p>分钟</text:p>
          </table:table-cell>
          <table:table-cell office:value-type="string">
            <text:p>fēnzhōng</text:p>
          </table:table-cell>
          <table:table-cell office:value-type="string">
            <text:p>Minute</text:p>
          </table:table-cell>
        </table:table-row>
        <table:table-row table:style-name="ro3">
          <table:table-cell office:value-type="string">
            <text:p>服务员</text:p>
          </table:table-cell>
          <table:table-cell office:value-type="string">
            <text:p>fúwùyuán</text:p>
          </table:table-cell>
          <table:table-cell office:value-type="string">
            <text:p>Waiter</text:p>
          </table:table-cell>
        </table:table-row>
        <table:table-row table:style-name="ro3">
          <table:table-cell office:value-type="string">
            <text:p>附近</text:p>
          </table:table-cell>
          <table:table-cell office:value-type="string">
            <text:p>fùjìn</text:p>
          </table:table-cell>
          <table:table-cell office:value-type="string">
            <text:p>nearby</text:p>
          </table:table-cell>
        </table:table-row>
        <table:table-row table:style-name="ro3">
          <table:table-cell office:value-type="string">
            <text:p>复习</text:p>
          </table:table-cell>
          <table:table-cell office:value-type="string">
            <text:p>fùxí</text:p>
          </table:table-cell>
          <table:table-cell office:value-type="string">
            <text:p>Review</text:p>
          </table:table-cell>
        </table:table-row>
        <table:table-row table:style-name="ro3">
          <table:table-cell office:value-type="string">
            <text:p>干净</text:p>
          </table:table-cell>
          <table:table-cell office:value-type="string">
            <text:p>gānjìng</text:p>
          </table:table-cell>
          <table:table-cell office:value-type="string">
            <text:p>clean</text:p>
          </table:table-cell>
        </table:table-row>
        <table:table-row table:style-name="ro3">
          <table:table-cell office:value-type="string">
            <text:p>敢</text:p>
          </table:table-cell>
          <table:table-cell office:value-type="string">
            <text:p>gǎn</text:p>
          </table:table-cell>
          <table:table-cell office:value-type="string">
            <text:p>dare</text:p>
          </table:table-cell>
        </table:table-row>
        <table:table-row table:style-name="ro3">
          <table:table-cell office:value-type="string">
            <text:p>感冒</text:p>
          </table:table-cell>
          <table:table-cell office:value-type="string">
            <text:p>gǎnmào</text:p>
          </table:table-cell>
          <table:table-cell office:value-type="string">
            <text:p>Cold</text:p>
          </table:table-cell>
        </table:table-row>
        <table:table-row table:style-name="ro3">
          <table:table-cell office:value-type="string">
            <text:p>刚才</text:p>
          </table:table-cell>
          <table:table-cell office:value-type="string">
            <text:p>gāngcái</text:p>
          </table:table-cell>
          <table:table-cell office:value-type="string">
            <text:p>just</text:p>
          </table:table-cell>
        </table:table-row>
        <table:table-row table:style-name="ro3">
          <table:table-cell office:value-type="string">
            <text:p>高</text:p>
          </table:table-cell>
          <table:table-cell office:value-type="string">
            <text:p>gāo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高兴</text:p>
          </table:table-cell>
          <table:table-cell office:value-type="string">
            <text:p>gāoxìng</text:p>
          </table:table-cell>
          <table:table-cell office:value-type="string">
            <text:p>happy</text:p>
          </table:table-cell>
        </table:table-row>
        <table:table-row table:style-name="ro3">
          <table:table-cell office:value-type="string">
            <text:p>告诉</text:p>
          </table:table-cell>
          <table:table-cell office:value-type="string">
            <text:p>gàosu</text:p>
          </table:table-cell>
          <table:table-cell office:value-type="string">
            <text:p>tell</text:p>
          </table:table-cell>
        </table:table-row>
        <table:table-row table:style-name="ro3">
          <table:table-cell office:value-type="string">
            <text:p>哥哥</text:p>
          </table:table-cell>
          <table:table-cell office:value-type="string">
            <text:p>gēge</text:p>
          </table:table-cell>
          <table:table-cell office:value-type="string">
            <text:p>brother</text:p>
          </table:table-cell>
        </table:table-row>
        <table:table-row table:style-name="ro3">
          <table:table-cell office:value-type="string">
            <text:p>个</text:p>
          </table:table-cell>
          <table:table-cell office:value-type="string">
            <text:p>gè</text:p>
          </table:table-cell>
          <table:table-cell office:value-type="string">
            <text:p>individual</text:p>
          </table:table-cell>
        </table:table-row>
        <table:table-row table:style-name="ro3">
          <table:table-cell office:value-type="string">
            <text:p>给</text:p>
          </table:table-cell>
          <table:table-cell office:value-type="string">
            <text:p>gěi</text:p>
          </table:table-cell>
          <table:table-cell office:value-type="string">
            <text:p>to</text:p>
          </table:table-cell>
        </table:table-row>
        <table:table-row table:style-name="ro3">
          <table:table-cell office:value-type="string">
            <text:p>跟</text:p>
          </table:table-cell>
          <table:table-cell office:value-type="string">
            <text:p>gēn</text:p>
          </table:table-cell>
          <table:table-cell office:value-type="string">
            <text:p>with</text:p>
          </table:table-cell>
        </table:table-row>
        <table:table-row table:style-name="ro3">
          <table:table-cell office:value-type="string">
            <text:p>根据</text:p>
          </table:table-cell>
          <table:table-cell office:value-type="string">
            <text:p>gēnjù</text:p>
          </table:table-cell>
          <table:table-cell office:value-type="string">
            <text:p>according to</text:p>
          </table:table-cell>
        </table:table-row>
        <table:table-row table:style-name="ro3">
          <table:table-cell office:value-type="string">
            <text:p>更</text:p>
          </table:table-cell>
          <table:table-cell office:value-type="string">
            <text:p>gèng</text:p>
          </table:table-cell>
          <table:table-cell office:value-type="string">
            <text:p>more</text:p>
          </table:table-cell>
        </table:table-row>
        <table:table-row table:style-name="ro3">
          <table:table-cell office:value-type="string">
            <text:p>公共汽车</text:p>
          </table:table-cell>
          <table:table-cell office:value-type="string">
            <text:p>gōnggòngqìchē</text:p>
          </table:table-cell>
          <table:table-cell office:value-type="string">
            <text:p>Bus</text:p>
          </table:table-cell>
        </table:table-row>
        <table:table-row table:style-name="ro3">
          <table:table-cell office:value-type="string">
            <text:p>公斤</text:p>
          </table:table-cell>
          <table:table-cell office:value-type="string">
            <text:p>gōngjīn</text:p>
          </table:table-cell>
          <table:table-cell office:value-type="string">
            <text:p>kilogram</text:p>
          </table:table-cell>
        </table:table-row>
        <table:table-row table:style-name="ro3">
          <table:table-cell office:value-type="string">
            <text:p>公司</text:p>
          </table:table-cell>
          <table:table-cell office:value-type="string">
            <text:p>gōngsī</text:p>
          </table:table-cell>
          <table:table-cell office:value-type="string">
            <text:p>company</text:p>
          </table:table-cell>
        </table:table-row>
        <table:table-row table:style-name="ro3">
          <table:table-cell office:value-type="string">
            <text:p>公园</text:p>
          </table:table-cell>
          <table:table-cell office:value-type="string">
            <text:p>gōngyuán</text:p>
          </table:table-cell>
          <table:table-cell office:value-type="string">
            <text:p>Park</text:p>
          </table:table-cell>
        </table:table-row>
        <table:table-row table:style-name="ro3">
          <table:table-cell office:value-type="string">
            <text:p>工作</text:p>
          </table:table-cell>
          <table:table-cell office:value-type="string">
            <text:p>gōngzuò</text:p>
          </table:table-cell>
          <table:table-cell office:value-type="string">
            <text:p>work</text:p>
          </table:table-cell>
        </table:table-row>
        <table:table-row table:style-name="ro3">
          <table:table-cell office:value-type="string">
            <text:p>狗</text:p>
          </table:table-cell>
          <table:table-cell office:value-type="string">
            <text:p>gǒu</text:p>
          </table:table-cell>
          <table:table-cell office:value-type="string">
            <text:p>Dog</text:p>
          </table:table-cell>
        </table:table-row>
        <table:table-row table:style-name="ro3">
          <table:table-cell office:value-type="string">
            <text:p>故事</text:p>
          </table:table-cell>
          <table:table-cell office:value-type="string">
            <text:p>gùshi</text:p>
          </table:table-cell>
          <table:table-cell office:value-type="string">
            <text:p>Story</text:p>
          </table:table-cell>
        </table:table-row>
        <table:table-row table:style-name="ro3">
          <table:table-cell office:value-type="string">
            <text:p>刮风</text:p>
          </table:table-cell>
          <table:table-cell office:value-type="string">
            <text:p>guāfēng</text:p>
          </table:table-cell>
          <table:table-cell office:value-type="string">
            <text:p>Windy</text:p>
          </table:table-cell>
        </table:table-row>
        <table:table-row table:style-name="ro3">
          <table:table-cell office:value-type="string">
            <text:p>关</text:p>
          </table:table-cell>
          <table:table-cell office:value-type="string">
            <text:p>guān</text:p>
          </table:table-cell>
          <table:table-cell office:value-type="string">
            <text:p>shut</text:p>
          </table:table-cell>
        </table:table-row>
        <table:table-row table:style-name="ro3">
          <table:table-cell office:value-type="string">
            <text:p>关系</text:p>
          </table:table-cell>
          <table:table-cell office:value-type="string">
            <text:p>guānxì</text:p>
          </table:table-cell>
          <table:table-cell office:value-type="string">
            <text:p>relationship</text:p>
          </table:table-cell>
        </table:table-row>
        <table:table-row table:style-name="ro3">
          <table:table-cell office:value-type="string">
            <text:p>关心</text:p>
          </table:table-cell>
          <table:table-cell office:value-type="string">
            <text:p>guānxīn</text:p>
          </table:table-cell>
          <table:table-cell office:value-type="string">
            <text:p>Care for</text:p>
          </table:table-cell>
        </table:table-row>
        <table:table-row table:style-name="ro3">
          <table:table-cell office:value-type="string">
            <text:p>关于</text:p>
          </table:table-cell>
          <table:table-cell office:value-type="string">
            <text:p>guānyú</text:p>
          </table:table-cell>
          <table:table-cell office:value-type="string">
            <text:p>about</text:p>
          </table:table-cell>
        </table:table-row>
        <table:table-row table:style-name="ro3">
          <table:table-cell office:value-type="string">
            <text:p>贵</text:p>
          </table:table-cell>
          <table:table-cell office:value-type="string">
            <text:p>guì</text:p>
          </table:table-cell>
          <table:table-cell office:value-type="string">
            <text:p>Expensive</text:p>
          </table:table-cell>
        </table:table-row>
        <table:table-row table:style-name="ro3">
          <table:table-cell office:value-type="string">
            <text:p>国家</text:p>
          </table:table-cell>
          <table:table-cell office:value-type="string">
            <text:p>guójiā</text:p>
          </table:table-cell>
          <table:table-cell office:value-type="string">
            <text:p>Country</text:p>
          </table:table-cell>
        </table:table-row>
        <table:table-row table:style-name="ro3">
          <table:table-cell office:value-type="string">
            <text:p>果汁</text:p>
          </table:table-cell>
          <table:table-cell office:value-type="string">
            <text:p>guǒzhī</text:p>
          </table:table-cell>
          <table:table-cell office:value-type="string">
            <text:p>fruit juice</text:p>
          </table:table-cell>
        </table:table-row>
        <table:table-row table:style-name="ro3">
          <table:table-cell office:value-type="string">
            <text:p>过去</text:p>
          </table:table-cell>
          <table:table-cell office:value-type="string">
            <text:p>guòqù</text:p>
          </table:table-cell>
          <table:table-cell office:value-type="string">
            <text:p>Past times</text:p>
          </table:table-cell>
        </table:table-row>
        <table:table-row table:style-name="ro3">
          <table:table-cell office:value-type="string">
            <text:p>过</text:p>
          </table:table-cell>
          <table:table-cell office:value-type="string">
            <text:p>guo</text:p>
          </table:table-cell>
          <table:table-cell office:value-type="string">
            <text:p>too</text:p>
          </table:table-cell>
        </table:table-row>
        <table:table-row table:style-name="ro3">
          <table:table-cell office:value-type="string">
            <text:p>还</text:p>
          </table:table-cell>
          <table:table-cell office:value-type="string">
            <text:p>hái</text:p>
          </table:table-cell>
          <table:table-cell office:value-type="string">
            <text:p>still</text:p>
          </table:table-cell>
        </table:table-row>
        <table:table-row table:style-name="ro3">
          <table:table-cell office:value-type="string">
            <text:p>还是</text:p>
          </table:table-cell>
          <table:table-cell office:value-type="string">
            <text:p>háishì</text:p>
          </table:table-cell>
          <table:table-cell office:value-type="string">
            <text:p>still</text:p>
          </table:table-cell>
        </table:table-row>
        <table:table-row table:style-name="ro3">
          <table:table-cell office:value-type="string">
            <text:p>孩子</text:p>
          </table:table-cell>
          <table:table-cell office:value-type="string">
            <text:p>háizi</text:p>
          </table:table-cell>
          <table:table-cell office:value-type="string">
            <text:p>Children</text:p>
          </table:table-cell>
        </table:table-row>
        <table:table-row table:style-name="ro3">
          <table:table-cell office:value-type="string">
            <text:p>害怕</text:p>
          </table:table-cell>
          <table:table-cell office:value-type="string">
            <text:p>hàipà</text:p>
          </table:table-cell>
          <table:table-cell office:value-type="string">
            <text:p>Fear</text:p>
          </table:table-cell>
        </table:table-row>
        <table:table-row table:style-name="ro3">
          <table:table-cell office:value-type="string">
            <text:p>汉语</text:p>
          </table:table-cell>
          <table:table-cell office:value-type="string">
            <text:p>hànyǔ</text:p>
          </table:table-cell>
          <table:table-cell office:value-type="string">
            <text:p>Chinese</text:p>
          </table:table-cell>
        </table:table-row>
        <table:table-row table:style-name="ro3">
          <table:table-cell office:value-type="string">
            <text:p>好</text:p>
          </table:table-cell>
          <table:table-cell office:value-type="string">
            <text:p>hǎo</text:p>
          </table:table-cell>
          <table:table-cell office:value-type="string">
            <text:p>good</text:p>
          </table:table-cell>
        </table:table-row>
        <table:table-row table:style-name="ro3">
          <table:table-cell office:value-type="string">
            <text:p>好吃</text:p>
          </table:table-cell>
          <table:table-cell office:value-type="string">
            <text:p>hǎochī</text:p>
          </table:table-cell>
          <table:table-cell office:value-type="string">
            <text:p>Yummy</text:p>
          </table:table-cell>
        </table:table-row>
        <table:table-row table:style-name="ro3">
          <table:table-cell office:value-type="string">
            <text:p>号</text:p>
          </table:table-cell>
          <table:table-cell office:value-type="string">
            <text:p>hào</text:p>
          </table:table-cell>
          <table:table-cell office:value-type="string">
            <text:p>Number</text:p>
          </table:table-cell>
        </table:table-row>
        <table:table-row table:style-name="ro3">
          <table:table-cell office:value-type="string">
            <text:p>喝</text:p>
          </table:table-cell>
          <table:table-cell office:value-type="string">
            <text:p>hē</text:p>
          </table:table-cell>
          <table:table-cell office:value-type="string">
            <text:p>drink</text:p>
          </table:table-cell>
        </table:table-row>
        <table:table-row table:style-name="ro3">
          <table:table-cell office:value-type="string">
            <text:p>和</text:p>
          </table:table-cell>
          <table:table-cell office:value-type="string">
            <text:p>hé</text:p>
          </table:table-cell>
          <table:table-cell office:value-type="string">
            <text:p>and</text:p>
          </table:table-cell>
        </table:table-row>
        <table:table-row table:style-name="ro3">
          <table:table-cell office:value-type="string">
            <text:p>河</text:p>
          </table:table-cell>
          <table:table-cell office:value-type="string">
            <text:p>hé</text:p>
          </table:table-cell>
          <table:table-cell office:value-type="string">
            <text:p>river</text:p>
          </table:table-cell>
        </table:table-row>
        <table:table-row table:style-name="ro3">
          <table:table-cell office:value-type="string">
            <text:p>黑</text:p>
          </table:table-cell>
          <table:table-cell office:value-type="string">
            <text:p>hēi</text:p>
          </table:table-cell>
          <table:table-cell office:value-type="string">
            <text:p>black</text:p>
          </table:table-cell>
        </table:table-row>
        <table:table-row table:style-name="ro3">
          <table:table-cell office:value-type="string">
            <text:p>黑板</text:p>
          </table:table-cell>
          <table:table-cell office:value-type="string">
            <text:p>hēibǎn</text:p>
          </table:table-cell>
          <table:table-cell office:value-type="string">
            <text:p>blackboard</text:p>
          </table:table-cell>
        </table:table-row>
        <table:table-row table:style-name="ro3">
          <table:table-cell office:value-type="string">
            <text:p>很</text:p>
          </table:table-cell>
          <table:table-cell office:value-type="string">
            <text:p>hěn</text:p>
          </table:table-cell>
          <table:table-cell office:value-type="string">
            <text:p>very</text:p>
          </table:table-cell>
        </table:table-row>
        <table:table-row table:style-name="ro3">
          <table:table-cell office:value-type="string">
            <text:p>红</text:p>
          </table:table-cell>
          <table:table-cell office:value-type="string">
            <text:p>hóng</text:p>
          </table:table-cell>
          <table:table-cell office:value-type="string">
            <text:p>red</text:p>
          </table:table-cell>
        </table:table-row>
        <table:table-row table:style-name="ro3">
          <table:table-cell office:value-type="string">
            <text:p>后面</text:p>
          </table:table-cell>
          <table:table-cell office:value-type="string">
            <text:p>hòumiàn</text:p>
          </table:table-cell>
          <table:table-cell office:value-type="string">
            <text:p>behind</text:p>
          </table:table-cell>
        </table:table-row>
        <table:table-row table:style-name="ro3">
          <table:table-cell office:value-type="string">
            <text:p>护照</text:p>
          </table:table-cell>
          <table:table-cell office:value-type="string">
            <text:p>hùzhào</text:p>
          </table:table-cell>
          <table:table-cell office:value-type="string">
            <text:p>passport</text:p>
          </table:table-cell>
        </table:table-row>
        <table:table-row table:style-name="ro3">
          <table:table-cell office:value-type="string">
            <text:p>花 （动）</text:p>
          </table:table-cell>
          <table:table-cell office:value-type="string">
            <text:p>huā</text:p>
          </table:table-cell>
          <table:table-cell office:value-type="string">
            <text:p>Flower (move)</text:p>
          </table:table-cell>
        </table:table-row>
        <table:table-row table:style-name="ro3">
          <table:table-cell office:value-type="string">
            <text:p>花园</text:p>
          </table:table-cell>
          <table:table-cell office:value-type="string">
            <text:p>huāyuán</text:p>
          </table:table-cell>
          <table:table-cell office:value-type="string">
            <text:p>Garden</text:p>
          </table:table-cell>
        </table:table-row>
        <table:table-row table:style-name="ro3">
          <table:table-cell office:value-type="string">
            <text:p>画</text:p>
          </table:table-cell>
          <table:table-cell office:value-type="string">
            <text:p>huà</text:p>
          </table:table-cell>
          <table:table-cell office:value-type="string">
            <text:p>painting</text:p>
          </table:table-cell>
        </table:table-row>
        <table:table-row table:style-name="ro3">
          <table:table-cell office:value-type="string">
            <text:p>坏</text:p>
          </table:table-cell>
          <table:table-cell office:value-type="string">
            <text:p>huài</text:p>
          </table:table-cell>
          <table:table-cell office:value-type="string">
            <text:p>bad</text:p>
          </table:table-cell>
        </table:table-row>
        <table:table-row table:style-name="ro3">
          <table:table-cell office:value-type="string">
            <text:p>欢迎</text:p>
          </table:table-cell>
          <table:table-cell office:value-type="string">
            <text:p>huānyíng</text:p>
          </table:table-cell>
          <table:table-cell office:value-type="string">
            <text:p>Welcome</text:p>
          </table:table-cell>
        </table:table-row>
        <table:table-row table:style-name="ro3">
          <table:table-cell office:value-type="string">
            <text:p>环境</text:p>
          </table:table-cell>
          <table:table-cell office:value-type="string">
            <text:p>huánjìng</text:p>
          </table:table-cell>
          <table:table-cell office:value-type="string">
            <text:p>Environmental Science</text:p>
          </table:table-cell>
        </table:table-row>
        <table:table-row table:style-name="ro3">
          <table:table-cell office:value-type="string">
            <text:p>换</text:p>
          </table:table-cell>
          <table:table-cell office:value-type="string">
            <text:p>huàn</text:p>
          </table:table-cell>
          <table:table-cell office:value-type="string">
            <text:p>change</text:p>
          </table:table-cell>
        </table:table-row>
        <table:table-row table:style-name="ro3">
          <table:table-cell office:value-type="string">
            <text:p>黄</text:p>
          </table:table-cell>
          <table:table-cell office:value-type="string">
            <text:p>huáng</text:p>
          </table:table-cell>
          <table:table-cell office:value-type="string">
            <text:p>yellow</text:p>
          </table:table-cell>
        </table:table-row>
        <table:table-row table:style-name="ro3">
          <table:table-cell office:value-type="string">
            <text:p>回</text:p>
          </table:table-cell>
          <table:table-cell office:value-type="string">
            <text:p>huí</text:p>
          </table:table-cell>
          <table:table-cell office:value-type="string">
            <text:p>return</text:p>
          </table:table-cell>
        </table:table-row>
        <table:table-row table:style-name="ro3">
          <table:table-cell office:value-type="string">
            <text:p>回答</text:p>
          </table:table-cell>
          <table:table-cell office:value-type="string">
            <text:p>huídá</text:p>
          </table:table-cell>
          <table:table-cell office:value-type="string">
            <text:p>Answer</text:p>
          </table:table-cell>
        </table:table-row>
        <table:table-row table:style-name="ro3">
          <table:table-cell office:value-type="string">
            <text:p>会</text:p>
          </table:table-cell>
          <table:table-cell office:value-type="string">
            <text:p>huì</text:p>
          </table:table-cell>
          <table:table-cell office:value-type="string">
            <text:p>can</text:p>
          </table:table-cell>
        </table:table-row>
        <table:table-row table:style-name="ro3">
          <table:table-cell office:value-type="string">
            <text:p>会议</text:p>
          </table:table-cell>
          <table:table-cell office:value-type="string">
            <text:p>huìyì</text:p>
          </table:table-cell>
          <table:table-cell office:value-type="string">
            <text:p>Meeting</text:p>
          </table:table-cell>
        </table:table-row>
        <table:table-row table:style-name="ro3">
          <table:table-cell office:value-type="string">
            <text:p>火车站</text:p>
          </table:table-cell>
          <table:table-cell office:value-type="string">
            <text:p>huǒchēzhàn</text:p>
          </table:table-cell>
          <table:table-cell office:value-type="string">
            <text:p>Train station</text:p>
          </table:table-cell>
        </table:table-row>
        <table:table-row table:style-name="ro3">
          <table:table-cell office:value-type="string">
            <text:p>或者</text:p>
          </table:table-cell>
          <table:table-cell office:value-type="string">
            <text:p>huòzhě</text:p>
          </table:table-cell>
          <table:table-cell office:value-type="string">
            <text:p>perhaps</text:p>
          </table:table-cell>
        </table:table-row>
        <table:table-row table:style-name="ro3">
          <table:table-cell office:value-type="string">
            <text:p>机场</text:p>
          </table:table-cell>
          <table:table-cell office:value-type="string">
            <text:p>jīchǎng</text:p>
          </table:table-cell>
          <table:table-cell office:value-type="string">
            <text:p>Airport</text:p>
          </table:table-cell>
        </table:table-row>
        <table:table-row table:style-name="ro3">
          <table:table-cell office:value-type="string">
            <text:p>鸡蛋</text:p>
          </table:table-cell>
          <table:table-cell office:value-type="string">
            <text:p>jīdàn</text:p>
          </table:table-cell>
          <table:table-cell office:value-type="string">
            <text:p>Egg</text:p>
          </table:table-cell>
        </table:table-row>
        <table:table-row table:style-name="ro3">
          <table:table-cell office:value-type="string">
            <text:p>几乎</text:p>
          </table:table-cell>
          <table:table-cell office:value-type="string">
            <text:p>jīhū</text:p>
          </table:table-cell>
          <table:table-cell office:value-type="string">
            <text:p>almost</text:p>
          </table:table-cell>
        </table:table-row>
        <table:table-row table:style-name="ro3">
          <table:table-cell office:value-type="string">
            <text:p>机会</text:p>
          </table:table-cell>
          <table:table-cell office:value-type="string">
            <text:p>jīhuì</text:p>
          </table:table-cell>
          <table:table-cell office:value-type="string">
            <text:p>Opportunity</text:p>
          </table:table-cell>
        </table:table-row>
        <table:table-row table:style-name="ro3">
          <table:table-cell office:value-type="string">
            <text:p>极</text:p>
          </table:table-cell>
          <table:table-cell office:value-type="string">
            <text:p>jí</text:p>
          </table:table-cell>
          <table:table-cell office:value-type="string">
            <text:p>extremely</text:p>
          </table:table-cell>
        </table:table-row>
        <table:table-row table:style-name="ro3">
          <table:table-cell office:value-type="string">
            <text:p>几</text:p>
          </table:table-cell>
          <table:table-cell office:value-type="string">
            <text:p>jǐ</text:p>
          </table:table-cell>
          <table:table-cell office:value-type="string">
            <text:p>several</text:p>
          </table:table-cell>
        </table:table-row>
        <table:table-row table:style-name="ro3">
          <table:table-cell office:value-type="string">
            <text:p>记得</text:p>
          </table:table-cell>
          <table:table-cell office:value-type="string">
            <text:p>jìde</text:p>
          </table:table-cell>
          <table:table-cell office:value-type="string">
            <text:p>remember</text:p>
          </table:table-cell>
        </table:table-row>
        <table:table-row table:style-name="ro3">
          <table:table-cell office:value-type="string">
            <text:p>季节</text:p>
          </table:table-cell>
          <table:table-cell office:value-type="string">
            <text:p>jìjié</text:p>
          </table:table-cell>
          <table:table-cell office:value-type="string">
            <text:p>Season</text:p>
          </table:table-cell>
        </table:table-row>
        <table:table-row table:style-name="ro3">
          <table:table-cell office:value-type="string">
            <text:p>家</text:p>
          </table:table-cell>
          <table:table-cell office:value-type="string">
            <text:p>jiā</text:p>
          </table:table-cell>
          <table:table-cell office:value-type="string">
            <text:p>home</text:p>
          </table:table-cell>
        </table:table-row>
        <table:table-row table:style-name="ro3">
          <table:table-cell office:value-type="string">
            <text:p>检查</text:p>
          </table:table-cell>
          <table:table-cell office:value-type="string">
            <text:p>jiǎnchá</text:p>
          </table:table-cell>
          <table:table-cell office:value-type="string">
            <text:p>inspect</text:p>
          </table:table-cell>
        </table:table-row>
        <table:table-row table:style-name="ro3">
          <table:table-cell office:value-type="string">
            <text:p>简单</text:p>
          </table:table-cell>
          <table:table-cell office:value-type="string">
            <text:p>jiǎndān</text:p>
          </table:table-cell>
          <table:table-cell office:value-type="string">
            <text:p>simple</text:p>
          </table:table-cell>
        </table:table-row>
        <table:table-row table:style-name="ro3">
          <table:table-cell office:value-type="string">
            <text:p>件</text:p>
          </table:table-cell>
          <table:table-cell office:value-type="string">
            <text:p>jiàn</text:p>
          </table:table-cell>
          <table:table-cell office:value-type="string">
            <text:p>piece</text:p>
          </table:table-cell>
        </table:table-row>
        <table:table-row table:style-name="ro3">
          <table:table-cell office:value-type="string">
            <text:p>健康</text:p>
          </table:table-cell>
          <table:table-cell office:value-type="string">
            <text:p>jiànkāng</text:p>
          </table:table-cell>
          <table:table-cell office:value-type="string">
            <text:p>Healthy</text:p>
          </table:table-cell>
        </table:table-row>
        <table:table-row table:style-name="ro3">
          <table:table-cell office:value-type="string">
            <text:p>见面</text:p>
          </table:table-cell>
          <table:table-cell office:value-type="string">
            <text:p>jiànmiàn</text:p>
          </table:table-cell>
          <table:table-cell office:value-type="string">
            <text:p>meet</text:p>
          </table:table-cell>
        </table:table-row>
        <table:table-row table:style-name="ro3">
          <table:table-cell office:value-type="string">
            <text:p>讲</text:p>
          </table:table-cell>
          <table:table-cell office:value-type="string">
            <text:p>jiǎng</text:p>
          </table:table-cell>
          <table:table-cell office:value-type="string">
            <text:p>speak</text:p>
          </table:table-cell>
        </table:table-row>
        <table:table-row table:style-name="ro3">
          <table:table-cell office:value-type="string">
            <text:p>教</text:p>
          </table:table-cell>
          <table:table-cell office:value-type="string">
            <text:p>jiāo</text:p>
          </table:table-cell>
          <table:table-cell office:value-type="string">
            <text:p>teach</text:p>
          </table:table-cell>
        </table:table-row>
        <table:table-row table:style-name="ro3">
          <table:table-cell office:value-type="string">
            <text:p>角</text:p>
          </table:table-cell>
          <table:table-cell office:value-type="string">
            <text:p>jiǎo</text:p>
          </table:table-cell>
          <table:table-cell office:value-type="string">
            <text:p>horn</text:p>
          </table:table-cell>
        </table:table-row>
        <table:table-row table:style-name="ro3">
          <table:table-cell office:value-type="string">
            <text:p>脚</text:p>
          </table:table-cell>
          <table:table-cell office:value-type="string">
            <text:p>jiǎo</text:p>
          </table:table-cell>
          <table:table-cell office:value-type="string">
            <text:p>foot</text:p>
          </table:table-cell>
        </table:table-row>
        <table:table-row table:style-name="ro3">
          <table:table-cell office:value-type="string">
            <text:p>叫</text:p>
          </table:table-cell>
          <table:table-cell office:value-type="string">
            <text:p>jiào</text:p>
          </table:table-cell>
          <table:table-cell office:value-type="string">
            <text:p>call</text:p>
          </table:table-cell>
        </table:table-row>
        <table:table-row table:style-name="ro3">
          <table:table-cell office:value-type="string">
            <text:p>教室</text:p>
          </table:table-cell>
          <table:table-cell office:value-type="string">
            <text:p>jiàoshì</text:p>
          </table:table-cell>
          <table:table-cell office:value-type="string">
            <text:p>Classroom</text:p>
          </table:table-cell>
        </table:table-row>
        <table:table-row table:style-name="ro3">
          <table:table-cell office:value-type="string">
            <text:p>接</text:p>
          </table:table-cell>
          <table:table-cell office:value-type="string">
            <text:p>jiē</text:p>
          </table:table-cell>
          <table:table-cell office:value-type="string">
            <text:p>meet</text:p>
          </table:table-cell>
        </table:table-row>
        <table:table-row table:style-name="ro3">
          <table:table-cell office:value-type="string">
            <text:p>街道</text:p>
          </table:table-cell>
          <table:table-cell office:value-type="string">
            <text:p>jiēdào</text:p>
          </table:table-cell>
          <table:table-cell office:value-type="string">
            <text:p>Street</text:p>
          </table:table-cell>
        </table:table-row>
        <table:table-row table:style-name="ro3">
          <table:table-cell office:value-type="string">
            <text:p>结婚</text:p>
          </table:table-cell>
          <table:table-cell office:value-type="string">
            <text:p>jiéhūn</text:p>
          </table:table-cell>
          <table:table-cell office:value-type="string">
            <text:p>marry</text:p>
          </table:table-cell>
        </table:table-row>
        <table:table-row table:style-name="ro3">
          <table:table-cell office:value-type="string">
            <text:p>结束</text:p>
          </table:table-cell>
          <table:table-cell office:value-type="string">
            <text:p>jiéshù</text:p>
          </table:table-cell>
          <table:table-cell office:value-type="string">
            <text:p>End</text:p>
          </table:table-cell>
        </table:table-row>
        <table:table-row table:style-name="ro3">
          <table:table-cell office:value-type="string">
            <text:p>节目</text:p>
          </table:table-cell>
          <table:table-cell office:value-type="string">
            <text:p>jiémù</text:p>
          </table:table-cell>
          <table:table-cell office:value-type="string">
            <text:p>program</text:p>
          </table:table-cell>
        </table:table-row>
        <table:table-row table:style-name="ro3">
          <table:table-cell office:value-type="string">
            <text:p>节日</text:p>
          </table:table-cell>
          <table:table-cell office:value-type="string">
            <text:p>jiérì</text:p>
          </table:table-cell>
          <table:table-cell office:value-type="string">
            <text:p>festival</text:p>
          </table:table-cell>
        </table:table-row>
        <table:table-row table:style-name="ro3">
          <table:table-cell office:value-type="string">
            <text:p>姐姐</text:p>
          </table:table-cell>
          <table:table-cell office:value-type="string">
            <text:p>jiějie</text:p>
          </table:table-cell>
          <table:table-cell office:value-type="string">
            <text:p>sister</text:p>
          </table:table-cell>
        </table:table-row>
        <table:table-row table:style-name="ro3">
          <table:table-cell office:value-type="string">
            <text:p>解决</text:p>
          </table:table-cell>
          <table:table-cell office:value-type="string">
            <text:p>jiějué</text:p>
          </table:table-cell>
          <table:table-cell office:value-type="string">
            <text:p>Solve</text:p>
          </table:table-cell>
        </table:table-row>
        <table:table-row table:style-name="ro3">
          <table:table-cell office:value-type="string">
            <text:p>借</text:p>
          </table:table-cell>
          <table:table-cell office:value-type="string">
            <text:p>jiè</text:p>
          </table:table-cell>
          <table:table-cell office:value-type="string">
            <text:p>borrow</text:p>
          </table:table-cell>
        </table:table-row>
        <table:table-row table:style-name="ro3">
          <table:table-cell office:value-type="string">
            <text:p>介绍</text:p>
          </table:table-cell>
          <table:table-cell office:value-type="string">
            <text:p>jièshào</text:p>
          </table:table-cell>
          <table:table-cell office:value-type="string">
            <text:p>introduce</text:p>
          </table:table-cell>
        </table:table-row>
        <table:table-row table:style-name="ro3">
          <table:table-cell office:value-type="string">
            <text:p>今天</text:p>
          </table:table-cell>
          <table:table-cell office:value-type="string">
            <text:p>jīntiān</text:p>
          </table:table-cell>
          <table:table-cell office:value-type="string">
            <text:p>Today</text:p>
          </table:table-cell>
        </table:table-row>
        <table:table-row table:style-name="ro3">
          <table:table-cell office:value-type="string">
            <text:p>进</text:p>
          </table:table-cell>
          <table:table-cell office:value-type="string">
            <text:p>jìn</text:p>
          </table:table-cell>
          <table:table-cell office:value-type="string">
            <text:p>enter</text:p>
          </table:table-cell>
        </table:table-row>
        <table:table-row table:style-name="ro3">
          <table:table-cell office:value-type="string">
            <text:p>近</text:p>
          </table:table-cell>
          <table:table-cell office:value-type="string">
            <text:p>jìn</text:p>
          </table:table-cell>
          <table:table-cell office:value-type="string">
            <text:p>near</text:p>
          </table:table-cell>
        </table:table-row>
        <table:table-row table:style-name="ro3">
          <table:table-cell office:value-type="string">
            <text:p>经常</text:p>
          </table:table-cell>
          <table:table-cell office:value-type="string">
            <text:p>jīngcháng</text:p>
          </table:table-cell>
          <table:table-cell office:value-type="string">
            <text:p>Often</text:p>
          </table:table-cell>
        </table:table-row>
        <table:table-row table:style-name="ro3">
          <table:table-cell office:value-type="string">
            <text:p>经过</text:p>
          </table:table-cell>
          <table:table-cell office:value-type="string">
            <text:p>jīngguò</text:p>
          </table:table-cell>
          <table:table-cell office:value-type="string">
            <text:p>after</text:p>
          </table:table-cell>
        </table:table-row>
        <table:table-row table:style-name="ro3">
          <table:table-cell office:value-type="string">
            <text:p>经理</text:p>
          </table:table-cell>
          <table:table-cell office:value-type="string">
            <text:p>jīnglǐ</text:p>
          </table:table-cell>
          <table:table-cell office:value-type="string">
            <text:p>manager</text:p>
          </table:table-cell>
        </table:table-row>
        <table:table-row table:style-name="ro3">
          <table:table-cell office:value-type="string">
            <text:p>九</text:p>
          </table:table-cell>
          <table:table-cell office:value-type="string">
            <text:p>jiǔ</text:p>
          </table:table-cell>
          <table:table-cell office:value-type="string">
            <text:p>Nine</text:p>
          </table:table-cell>
        </table:table-row>
        <table:table-row table:style-name="ro3">
          <table:table-cell office:value-type="string">
            <text:p>久</text:p>
          </table:table-cell>
          <table:table-cell office:value-type="string">
            <text:p>jiǔ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旧</text:p>
          </table:table-cell>
          <table:table-cell office:value-type="string">
            <text:p>jiù</text:p>
          </table:table-cell>
          <table:table-cell office:value-type="string">
            <text:p>used</text:p>
          </table:table-cell>
        </table:table-row>
        <table:table-row table:style-name="ro3">
          <table:table-cell office:value-type="string">
            <text:p>就</text:p>
          </table:table-cell>
          <table:table-cell office:value-type="string">
            <text:p>jiù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举行</text:p>
          </table:table-cell>
          <table:table-cell office:value-type="string">
            <text:p>jǔxíng</text:p>
          </table:table-cell>
          <table:table-cell office:value-type="string">
            <text:p>hold</text:p>
          </table:table-cell>
        </table:table-row>
        <table:table-row table:style-name="ro3">
          <table:table-cell office:value-type="string">
            <text:p>句子</text:p>
          </table:table-cell>
          <table:table-cell office:value-type="string">
            <text:p>jùzi</text:p>
          </table:table-cell>
          <table:table-cell office:value-type="string">
            <text:p>sentence</text:p>
          </table:table-cell>
        </table:table-row>
        <table:table-row table:style-name="ro3">
          <table:table-cell office:value-type="string">
            <text:p>觉得</text:p>
          </table:table-cell>
          <table:table-cell office:value-type="string">
            <text:p>juéde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决定</text:p>
          </table:table-cell>
          <table:table-cell office:value-type="string">
            <text:p>juédìng</text:p>
          </table:table-cell>
          <table:table-cell office:value-type="string">
            <text:p>Decision</text:p>
          </table:table-cell>
        </table:table-row>
        <table:table-row table:style-name="ro3">
          <table:table-cell office:value-type="string">
            <text:p>咖啡</text:p>
          </table:table-cell>
          <table:table-cell office:value-type="string">
            <text:p>kāfēi</text:p>
          </table:table-cell>
          <table:table-cell office:value-type="string">
            <text:p>Coffee</text:p>
          </table:table-cell>
        </table:table-row>
        <table:table-row table:style-name="ro3">
          <table:table-cell office:value-type="string">
            <text:p>开</text:p>
          </table:table-cell>
          <table:table-cell office:value-type="string">
            <text:p>kāi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开始</text:p>
          </table:table-cell>
          <table:table-cell office:value-type="string">
            <text:p>kāishǐ</text:p>
          </table:table-cell>
          <table:table-cell office:value-type="string">
            <text:p>start</text:p>
          </table:table-cell>
        </table:table-row>
        <table:table-row table:style-name="ro3">
          <table:table-cell office:value-type="string">
            <text:p>看</text:p>
          </table:table-cell>
          <table:table-cell office:value-type="string">
            <text:p>kàn</text:p>
          </table:table-cell>
          <table:table-cell office:value-type="string">
            <text:p>see</text:p>
          </table:table-cell>
        </table:table-row>
        <table:table-row table:style-name="ro3">
          <table:table-cell office:value-type="string">
            <text:p>看见</text:p>
          </table:table-cell>
          <table:table-cell office:value-type="string">
            <text:p>kànjiàn</text:p>
          </table:table-cell>
          <table:table-cell office:value-type="string">
            <text:p>seeing</text:p>
          </table:table-cell>
        </table:table-row>
        <table:table-row table:style-name="ro3">
          <table:table-cell office:value-type="string">
            <text:p>考试</text:p>
          </table:table-cell>
          <table:table-cell office:value-type="string">
            <text:p>kǎoshì</text:p>
          </table:table-cell>
          <table:table-cell office:value-type="string">
            <text:p>Examination</text:p>
          </table:table-cell>
        </table:table-row>
        <table:table-row table:style-name="ro3">
          <table:table-cell office:value-type="string">
            <text:p>渴</text:p>
          </table:table-cell>
          <table:table-cell office:value-type="string">
            <text:p>kě</text:p>
          </table:table-cell>
          <table:table-cell office:value-type="string">
            <text:p>thirsty</text:p>
          </table:table-cell>
        </table:table-row>
        <table:table-row table:style-name="ro3">
          <table:table-cell office:value-type="string">
            <text:p>可爱</text:p>
          </table:table-cell>
          <table:table-cell office:value-type="string">
            <text:p>kě’ài</text:p>
          </table:table-cell>
          <table:table-cell office:value-type="string">
            <text:p>Lovely</text:p>
          </table:table-cell>
        </table:table-row>
        <table:table-row table:style-name="ro3">
          <table:table-cell office:value-type="string">
            <text:p>可能</text:p>
          </table:table-cell>
          <table:table-cell office:value-type="string">
            <text:p>kěnéng</text:p>
          </table:table-cell>
          <table:table-cell office:value-type="string">
            <text:p>Probably</text:p>
          </table:table-cell>
        </table:table-row>
        <table:table-row table:style-name="ro3">
          <table:table-cell office:value-type="string">
            <text:p>可以</text:p>
          </table:table-cell>
          <table:table-cell office:value-type="string">
            <text:p>kěyǐ</text:p>
          </table:table-cell>
          <table:table-cell office:value-type="string">
            <text:p>Sure</text:p>
          </table:table-cell>
        </table:table-row>
        <table:table-row table:style-name="ro3">
          <table:table-cell office:value-type="string">
            <text:p>刻</text:p>
          </table:table-cell>
          <table:table-cell office:value-type="string">
            <text:p>kè</text:p>
          </table:table-cell>
          <table:table-cell office:value-type="string">
            <text:p>moment</text:p>
          </table:table-cell>
        </table:table-row>
        <table:table-row table:style-name="ro3">
          <table:table-cell office:value-type="string">
            <text:p>课</text:p>
          </table:table-cell>
          <table:table-cell office:value-type="string">
            <text:p>kè</text:p>
          </table:table-cell>
          <table:table-cell office:value-type="string">
            <text:p>course</text:p>
          </table:table-cell>
        </table:table-row>
        <table:table-row table:style-name="ro3">
          <table:table-cell office:value-type="string">
            <text:p>客人</text:p>
          </table:table-cell>
          <table:table-cell office:value-type="string">
            <text:p>kèrén</text:p>
          </table:table-cell>
          <table:table-cell office:value-type="string">
            <text:p>Guest</text:p>
          </table:table-cell>
        </table:table-row>
        <table:table-row table:style-name="ro3">
          <table:table-cell office:value-type="string">
            <text:p>空调</text:p>
          </table:table-cell>
          <table:table-cell office:value-type="string">
            <text:p>kōngtiáo</text:p>
          </table:table-cell>
          <table:table-cell office:value-type="string">
            <text:p>Air conditioner</text:p>
          </table:table-cell>
        </table:table-row>
        <table:table-row table:style-name="ro3">
          <table:table-cell office:value-type="string">
            <text:p>口</text:p>
          </table:table-cell>
          <table:table-cell office:value-type="string">
            <text:p>kǒu</text:p>
          </table:table-cell>
          <table:table-cell office:value-type="string">
            <text:p>mouth</text:p>
          </table:table-cell>
        </table:table-row>
        <table:table-row table:style-name="ro3">
          <table:table-cell office:value-type="string">
            <text:p>哭</text:p>
          </table:table-cell>
          <table:table-cell office:value-type="string">
            <text:p>kū</text:p>
          </table:table-cell>
          <table:table-cell office:value-type="string">
            <text:p>cry</text:p>
          </table:table-cell>
        </table:table-row>
        <table:table-row table:style-name="ro3">
          <table:table-cell office:value-type="string">
            <text:p>裤子</text:p>
          </table:table-cell>
          <table:table-cell office:value-type="string">
            <text:p>kùzi</text:p>
          </table:table-cell>
          <table:table-cell office:value-type="string">
            <text:p>trousers</text:p>
          </table:table-cell>
        </table:table-row>
        <table:table-row table:style-name="ro3">
          <table:table-cell office:value-type="string">
            <text:p>块</text:p>
          </table:table-cell>
          <table:table-cell office:value-type="string">
            <text:p>kuài</text:p>
          </table:table-cell>
          <table:table-cell office:value-type="string">
            <text:p>block</text:p>
          </table:table-cell>
        </table:table-row>
        <table:table-row table:style-name="ro3">
          <table:table-cell office:value-type="string">
            <text:p>快</text:p>
          </table:table-cell>
          <table:table-cell office:value-type="string">
            <text:p>kuài</text:p>
          </table:table-cell>
          <table:table-cell office:value-type="string">
            <text:p>fast</text:p>
          </table:table-cell>
        </table:table-row>
        <table:table-row table:style-name="ro3">
          <table:table-cell office:value-type="string">
            <text:p>快乐</text:p>
          </table:table-cell>
          <table:table-cell office:value-type="string">
            <text:p>kuàilè</text:p>
          </table:table-cell>
          <table:table-cell office:value-type="string">
            <text:p>happy</text:p>
          </table:table-cell>
        </table:table-row>
        <table:table-row table:style-name="ro3">
          <table:table-cell office:value-type="string">
            <text:p>筷子</text:p>
          </table:table-cell>
          <table:table-cell office:value-type="string">
            <text:p>kuàizi</text:p>
          </table:table-cell>
          <table:table-cell office:value-type="string">
            <text:p>chopsticks</text:p>
          </table:table-cell>
        </table:table-row>
        <table:table-row table:style-name="ro3">
          <table:table-cell office:value-type="string">
            <text:p>来</text:p>
          </table:table-cell>
          <table:table-cell office:value-type="string">
            <text:p>lái</text:p>
          </table:table-cell>
          <table:table-cell office:value-type="string">
            <text:p>come</text:p>
          </table:table-cell>
        </table:table-row>
        <table:table-row table:style-name="ro3">
          <table:table-cell office:value-type="string">
            <text:p>蓝</text:p>
          </table:table-cell>
          <table:table-cell office:value-type="string">
            <text:p>lán</text:p>
          </table:table-cell>
          <table:table-cell office:value-type="string">
            <text:p>blue</text:p>
          </table:table-cell>
        </table:table-row>
        <table:table-row table:style-name="ro3">
          <table:table-cell office:value-type="string">
            <text:p>老</text:p>
          </table:table-cell>
          <table:table-cell office:value-type="string">
            <text:p>lǎo</text:p>
          </table:table-cell>
          <table:table-cell office:value-type="string">
            <text:p>old</text:p>
          </table:table-cell>
        </table:table-row>
        <table:table-row table:style-name="ro3">
          <table:table-cell office:value-type="string">
            <text:p>老师</text:p>
          </table:table-cell>
          <table:table-cell office:value-type="string">
            <text:p>lǎoshī</text:p>
          </table:table-cell>
          <table:table-cell office:value-type="string">
            <text:p>Teacher</text:p>
          </table:table-cell>
        </table:table-row>
        <table:table-row table:style-name="ro3">
          <table:table-cell office:value-type="string">
            <text:p>了</text:p>
          </table:table-cell>
          <table:table-cell office:value-type="string">
            <text:p>l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累</text:p>
          </table:table-cell>
          <table:table-cell office:value-type="string">
            <text:p>lèi</text:p>
          </table:table-cell>
          <table:table-cell office:value-type="string">
            <text:p>tired</text:p>
          </table:table-cell>
        </table:table-row>
        <table:table-row table:style-name="ro3">
          <table:table-cell office:value-type="string">
            <text:p>冷</text:p>
          </table:table-cell>
          <table:table-cell office:value-type="string">
            <text:p>lěng</text:p>
          </table:table-cell>
          <table:table-cell office:value-type="string">
            <text:p>cold</text:p>
          </table:table-cell>
        </table:table-row>
        <table:table-row table:style-name="ro3">
          <table:table-cell office:value-type="string">
            <text:p>离</text:p>
          </table:table-cell>
          <table:table-cell office:value-type="string">
            <text:p>lí</text:p>
          </table:table-cell>
          <table:table-cell office:value-type="string">
            <text:p>leave</text:p>
          </table:table-cell>
        </table:table-row>
        <table:table-row table:style-name="ro3">
          <table:table-cell office:value-type="string">
            <text:p>离开</text:p>
          </table:table-cell>
          <table:table-cell office:value-type="string">
            <text:p>líkāi</text:p>
          </table:table-cell>
          <table:table-cell office:value-type="string">
            <text:p>leave</text:p>
          </table:table-cell>
        </table:table-row>
        <table:table-row table:style-name="ro3">
          <table:table-cell office:value-type="string">
            <text:p>里</text:p>
          </table:table-cell>
          <table:table-cell office:value-type="string">
            <text:p>lǐ</text:p>
          </table:table-cell>
          <table:table-cell office:value-type="string">
            <text:p>in</text:p>
          </table:table-cell>
        </table:table-row>
        <table:table-row table:style-name="ro3">
          <table:table-cell office:value-type="string">
            <text:p>礼物</text:p>
          </table:table-cell>
          <table:table-cell office:value-type="string">
            <text:p>lǐwù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历史</text:p>
          </table:table-cell>
          <table:table-cell office:value-type="string">
            <text:p>lìshǐ</text:p>
          </table:table-cell>
          <table:table-cell office:value-type="string">
            <text:p>History</text:p>
          </table:table-cell>
        </table:table-row>
        <table:table-row table:style-name="ro3">
          <table:table-cell office:value-type="string">
            <text:p>脸</text:p>
          </table:table-cell>
          <table:table-cell office:value-type="string">
            <text:p>liǎn</text:p>
          </table:table-cell>
          <table:table-cell office:value-type="string">
            <text:p>face</text:p>
          </table:table-cell>
        </table:table-row>
        <table:table-row table:style-name="ro3">
          <table:table-cell office:value-type="string">
            <text:p>练习</text:p>
          </table:table-cell>
          <table:table-cell office:value-type="string">
            <text:p>liànxí</text:p>
          </table:table-cell>
          <table:table-cell office:value-type="string">
            <text:p>Practice</text:p>
          </table:table-cell>
        </table:table-row>
        <table:table-row table:style-name="ro3">
          <table:table-cell office:value-type="string">
            <text:p>两</text:p>
          </table:table-cell>
          <table:table-cell office:value-type="string">
            <text:p>liǎng</text:p>
          </table:table-cell>
          <table:table-cell office:value-type="string">
            <text:p>Two</text:p>
          </table:table-cell>
        </table:table-row>
        <table:table-row table:style-name="ro3">
          <table:table-cell office:value-type="string">
            <text:p>辆</text:p>
          </table:table-cell>
          <table:table-cell office:value-type="string">
            <text:p>liàng</text:p>
          </table:table-cell>
          <table:table-cell office:value-type="string">
            <text:p>Car</text:p>
          </table:table-cell>
        </table:table-row>
        <table:table-row table:style-name="ro3">
          <table:table-cell office:value-type="string">
            <text:p>了解</text:p>
          </table:table-cell>
          <table:table-cell office:value-type="string">
            <text:p>liǎojiě</text:p>
          </table:table-cell>
          <table:table-cell office:value-type="string">
            <text:p>understand</text:p>
          </table:table-cell>
        </table:table-row>
        <table:table-row table:style-name="ro3">
          <table:table-cell office:value-type="string">
            <text:p>邻居</text:p>
          </table:table-cell>
          <table:table-cell office:value-type="string">
            <text:p>línjū</text:p>
          </table:table-cell>
          <table:table-cell office:value-type="string">
            <text:p>neighbor</text:p>
          </table:table-cell>
        </table:table-row>
        <table:table-row table:style-name="ro3">
          <table:table-cell office:value-type="string">
            <text:p>零</text:p>
          </table:table-cell>
          <table:table-cell office:value-type="string">
            <text:p>líng</text:p>
          </table:table-cell>
          <table:table-cell office:value-type="string">
            <text:p>Zero</text:p>
          </table:table-cell>
        </table:table-row>
        <table:table-row table:style-name="ro3">
          <table:table-cell office:value-type="string">
            <text:p>六</text:p>
          </table:table-cell>
          <table:table-cell office:value-type="string">
            <text:p>liù</text:p>
          </table:table-cell>
          <table:table-cell office:value-type="string">
            <text:p>Six</text:p>
          </table:table-cell>
        </table:table-row>
        <table:table-row table:style-name="ro3">
          <table:table-cell office:value-type="string">
            <text:p>楼</text:p>
          </table:table-cell>
          <table:table-cell office:value-type="string">
            <text:p>lóu</text:p>
          </table:table-cell>
          <table:table-cell office:value-type="string">
            <text:p>floor</text:p>
          </table:table-cell>
        </table:table-row>
        <table:table-row table:style-name="ro3">
          <table:table-cell office:value-type="string">
            <text:p>路</text:p>
          </table:table-cell>
          <table:table-cell office:value-type="string">
            <text:p>lù</text:p>
          </table:table-cell>
          <table:table-cell office:value-type="string">
            <text:p>road</text:p>
          </table:table-cell>
        </table:table-row>
        <table:table-row table:style-name="ro3">
          <table:table-cell office:value-type="string">
            <text:p>旅游</text:p>
          </table:table-cell>
          <table:table-cell office:value-type="string">
            <text:p>lǚyóu</text:p>
          </table:table-cell>
          <table:table-cell office:value-type="string">
            <text:p>Tourism</text:p>
          </table:table-cell>
        </table:table-row>
        <table:table-row table:style-name="ro3">
          <table:table-cell office:value-type="string">
            <text:p>绿</text:p>
          </table:table-cell>
          <table:table-cell office:value-type="string">
            <text:p>lǜ</text:p>
          </table:table-cell>
          <table:table-cell office:value-type="string">
            <text:p>green</text:p>
          </table:table-cell>
        </table:table-row>
        <table:table-row table:style-name="ro3">
          <table:table-cell office:value-type="string">
            <text:p>妈妈</text:p>
          </table:table-cell>
          <table:table-cell office:value-type="string">
            <text:p>māma</text:p>
          </table:table-cell>
          <table:table-cell office:value-type="string">
            <text:p>Mom</text:p>
          </table:table-cell>
        </table:table-row>
        <table:table-row table:style-name="ro3">
          <table:table-cell office:value-type="string">
            <text:p>马</text:p>
          </table:table-cell>
          <table:table-cell office:value-type="string">
            <text:p>mǎ</text:p>
          </table:table-cell>
          <table:table-cell office:value-type="string">
            <text:p>Horse</text:p>
          </table:table-cell>
        </table:table-row>
        <table:table-row table:style-name="ro3">
          <table:table-cell office:value-type="string">
            <text:p>马上</text:p>
          </table:table-cell>
          <table:table-cell office:value-type="string">
            <text:p>mǎshàng</text:p>
          </table:table-cell>
          <table:table-cell office:value-type="string">
            <text:p>Right off</text:p>
          </table:table-cell>
        </table:table-row>
        <table:table-row table:style-name="ro3">
          <table:table-cell office:value-type="string">
            <text:p>吗</text:p>
          </table:table-cell>
          <table:table-cell office:value-type="string">
            <text:p>ma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买</text:p>
          </table:table-cell>
          <table:table-cell office:value-type="string">
            <text:p>mǎi</text:p>
          </table:table-cell>
          <table:table-cell office:value-type="string">
            <text:p>buy</text:p>
          </table:table-cell>
        </table:table-row>
        <table:table-row table:style-name="ro3">
          <table:table-cell office:value-type="string">
            <text:p>卖</text:p>
          </table:table-cell>
          <table:table-cell office:value-type="string">
            <text:p>mài</text:p>
          </table:table-cell>
          <table:table-cell office:value-type="string">
            <text:p>sell</text:p>
          </table:table-cell>
        </table:table-row>
        <table:table-row table:style-name="ro3">
          <table:table-cell office:value-type="string">
            <text:p>满意</text:p>
          </table:table-cell>
          <table:table-cell office:value-type="string">
            <text:p>mǎnyì</text:p>
          </table:table-cell>
          <table:table-cell office:value-type="string">
            <text:p>Satisfied</text:p>
          </table:table-cell>
        </table:table-row>
        <table:table-row table:style-name="ro3">
          <table:table-cell office:value-type="string">
            <text:p>慢</text:p>
          </table:table-cell>
          <table:table-cell office:value-type="string">
            <text:p>màn</text:p>
          </table:table-cell>
          <table:table-cell office:value-type="string">
            <text:p>slow</text:p>
          </table:table-cell>
        </table:table-row>
        <table:table-row table:style-name="ro3">
          <table:table-cell office:value-type="string">
            <text:p>忙</text:p>
          </table:table-cell>
          <table:table-cell office:value-type="string">
            <text:p>máng</text:p>
          </table:table-cell>
          <table:table-cell office:value-type="string">
            <text:p>busy</text:p>
          </table:table-cell>
        </table:table-row>
        <table:table-row table:style-name="ro3">
          <table:table-cell office:value-type="string">
            <text:p>猫</text:p>
          </table:table-cell>
          <table:table-cell office:value-type="string">
            <text:p>māo</text:p>
          </table:table-cell>
          <table:table-cell office:value-type="string">
            <text:p>cat</text:p>
          </table:table-cell>
        </table:table-row>
        <table:table-row table:style-name="ro3">
          <table:table-cell office:value-type="string">
            <text:p>帽子</text:p>
          </table:table-cell>
          <table:table-cell office:value-type="string">
            <text:p>màozi</text:p>
          </table:table-cell>
          <table:table-cell office:value-type="string">
            <text:p>Hat</text:p>
          </table:table-cell>
        </table:table-row>
        <table:table-row table:style-name="ro3">
          <table:table-cell office:value-type="string">
            <text:p>没</text:p>
          </table:table-cell>
          <table:table-cell office:value-type="string">
            <text:p>méi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没关系</text:p>
          </table:table-cell>
          <table:table-cell office:value-type="string">
            <text:p>méiguānxi</text:p>
          </table:table-cell>
          <table:table-cell office:value-type="string">
            <text:p>No problem</text:p>
          </table:table-cell>
        </table:table-row>
        <table:table-row table:style-name="ro3">
          <table:table-cell office:value-type="string">
            <text:p>每</text:p>
          </table:table-cell>
          <table:table-cell office:value-type="string">
            <text:p>měi</text:p>
          </table:table-cell>
          <table:table-cell office:value-type="string">
            <text:p>each</text:p>
          </table:table-cell>
        </table:table-row>
        <table:table-row table:style-name="ro3">
          <table:table-cell office:value-type="string">
            <text:p>妹妹</text:p>
          </table:table-cell>
          <table:table-cell office:value-type="string">
            <text:p>mèimei</text:p>
          </table:table-cell>
          <table:table-cell office:value-type="string">
            <text:p>Younger sister</text:p>
          </table:table-cell>
        </table:table-row>
        <table:table-row table:style-name="ro3">
          <table:table-cell office:value-type="string">
            <text:p>门</text:p>
          </table:table-cell>
          <table:table-cell office:value-type="string">
            <text:p>mén</text:p>
          </table:table-cell>
          <table:table-cell office:value-type="string">
            <text:p>door</text:p>
          </table:table-cell>
        </table:table-row>
        <table:table-row table:style-name="ro3">
          <table:table-cell office:value-type="string">
            <text:p>米</text:p>
          </table:table-cell>
          <table:table-cell office:value-type="string">
            <text:p>mǐ</text:p>
          </table:table-cell>
          <table:table-cell office:value-type="string">
            <text:p>rice</text:p>
          </table:table-cell>
        </table:table-row>
        <table:table-row table:style-name="ro3">
          <table:table-cell office:value-type="string">
            <text:p>米饭</text:p>
          </table:table-cell>
          <table:table-cell office:value-type="string">
            <text:p>mǐfàn</text:p>
          </table:table-cell>
          <table:table-cell office:value-type="string">
            <text:p>Steamed Rice</text:p>
          </table:table-cell>
        </table:table-row>
        <table:table-row table:style-name="ro3">
          <table:table-cell office:value-type="string">
            <text:p>面包</text:p>
          </table:table-cell>
          <table:table-cell office:value-type="string">
            <text:p>miànbāo</text:p>
          </table:table-cell>
          <table:table-cell office:value-type="string">
            <text:p>Bread</text:p>
          </table:table-cell>
        </table:table-row>
        <table:table-row table:style-name="ro3">
          <table:table-cell office:value-type="string">
            <text:p>面条</text:p>
          </table:table-cell>
          <table:table-cell office:value-type="string">
            <text:p>miàntiáo</text:p>
          </table:table-cell>
          <table:table-cell office:value-type="string">
            <text:p>noodle</text:p>
          </table:table-cell>
        </table:table-row>
        <table:table-row table:style-name="ro3">
          <table:table-cell office:value-type="string">
            <text:p>明白</text:p>
          </table:table-cell>
          <table:table-cell office:value-type="string">
            <text:p>míngbai</text:p>
          </table:table-cell>
          <table:table-cell office:value-type="string">
            <text:p>clear</text:p>
          </table:table-cell>
        </table:table-row>
        <table:table-row table:style-name="ro3">
          <table:table-cell office:value-type="string">
            <text:p>明天</text:p>
          </table:table-cell>
          <table:table-cell office:value-type="string">
            <text:p>míngtiān</text:p>
          </table:table-cell>
          <table:table-cell office:value-type="string">
            <text:p>Tomorrow</text:p>
          </table:table-cell>
        </table:table-row>
        <table:table-row table:style-name="ro3">
          <table:table-cell office:value-type="string">
            <text:p>名字</text:p>
          </table:table-cell>
          <table:table-cell office:value-type="string">
            <text:p>míngzi</text:p>
          </table:table-cell>
          <table:table-cell office:value-type="string">
            <text:p>Name</text:p>
          </table:table-cell>
        </table:table-row>
        <table:table-row table:style-name="ro3">
          <table:table-cell office:value-type="string">
            <text:p>拿</text:p>
          </table:table-cell>
          <table:table-cell office:value-type="string">
            <text:p>ná</text:p>
          </table:table-cell>
          <table:table-cell office:value-type="string">
            <text:p>take</text:p>
          </table:table-cell>
        </table:table-row>
        <table:table-row table:style-name="ro3">
          <table:table-cell office:value-type="string">
            <text:p>哪 （哪儿）</text:p>
          </table:table-cell>
          <table:table-cell office:value-type="string">
            <text:p>nǎ(nǎr)</text:p>
          </table:table-cell>
          <table:table-cell office:value-type="string">
            <text:p>Which (where)</text:p>
          </table:table-cell>
        </table:table-row>
        <table:table-row table:style-name="ro3">
          <table:table-cell office:value-type="string">
            <text:p>那 （那儿）</text:p>
          </table:table-cell>
          <table:table-cell office:value-type="string">
            <text:p>nà(nàr)</text:p>
          </table:table-cell>
          <table:table-cell office:value-type="string">
            <text:p>That (there)</text:p>
          </table:table-cell>
        </table:table-row>
        <table:table-row table:style-name="ro3">
          <table:table-cell office:value-type="string">
            <text:p>奶奶</text:p>
          </table:table-cell>
          <table:table-cell office:value-type="string">
            <text:p>nǎinai</text:p>
          </table:table-cell>
          <table:table-cell office:value-type="string">
            <text:p>grandma</text:p>
          </table:table-cell>
        </table:table-row>
        <table:table-row table:style-name="ro3">
          <table:table-cell office:value-type="string">
            <text:p>南</text:p>
          </table:table-cell>
          <table:table-cell office:value-type="string">
            <text:p>nán</text:p>
          </table:table-cell>
          <table:table-cell office:value-type="string">
            <text:p>south</text:p>
          </table:table-cell>
        </table:table-row>
        <table:table-row table:style-name="ro3">
          <table:table-cell office:value-type="string">
            <text:p>男人</text:p>
          </table:table-cell>
          <table:table-cell office:value-type="string">
            <text:p>nánrén</text:p>
          </table:table-cell>
          <table:table-cell office:value-type="string">
            <text:p>Man</text:p>
          </table:table-cell>
        </table:table-row>
        <table:table-row table:style-name="ro3">
          <table:table-cell office:value-type="string">
            <text:p>难</text:p>
          </table:table-cell>
          <table:table-cell office:value-type="string">
            <text:p>nán</text:p>
          </table:table-cell>
          <table:table-cell office:value-type="string">
            <text:p>blame</text:p>
          </table:table-cell>
        </table:table-row>
        <table:table-row table:style-name="ro3">
          <table:table-cell office:value-type="string">
            <text:p>难过</text:p>
          </table:table-cell>
          <table:table-cell office:value-type="string">
            <text:p>nánguò</text:p>
          </table:table-cell>
          <table:table-cell office:value-type="string">
            <text:p>Sorry</text:p>
          </table:table-cell>
        </table:table-row>
        <table:table-row table:style-name="ro3">
          <table:table-cell office:value-type="string">
            <text:p>呢</text:p>
          </table:table-cell>
          <table:table-cell office:value-type="string">
            <text:p>n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能</text:p>
          </table:table-cell>
          <table:table-cell office:value-type="string">
            <text:p>néng</text:p>
          </table:table-cell>
          <table:table-cell office:value-type="string">
            <text:p>can</text:p>
          </table:table-cell>
        </table:table-row>
        <table:table-row table:style-name="ro3">
          <table:table-cell office:value-type="string">
            <text:p>你</text:p>
          </table:table-cell>
          <table:table-cell office:value-type="string">
            <text:p>nǐ</text:p>
          </table:table-cell>
          <table:table-cell office:value-type="string">
            <text:p>you</text:p>
          </table:table-cell>
        </table:table-row>
        <table:table-row table:style-name="ro3">
          <table:table-cell office:value-type="string">
            <text:p>年</text:p>
          </table:table-cell>
          <table:table-cell office:value-type="string">
            <text:p>nián</text:p>
          </table:table-cell>
          <table:table-cell office:value-type="string">
            <text:p>year</text:p>
          </table:table-cell>
        </table:table-row>
        <table:table-row table:style-name="ro3">
          <table:table-cell office:value-type="string">
            <text:p>年级</text:p>
          </table:table-cell>
          <table:table-cell office:value-type="string">
            <text:p>niánjí</text:p>
          </table:table-cell>
          <table:table-cell office:value-type="string">
            <text:p>grade</text:p>
          </table:table-cell>
        </table:table-row>
        <table:table-row table:style-name="ro3">
          <table:table-cell office:value-type="string">
            <text:p>年轻</text:p>
          </table:table-cell>
          <table:table-cell office:value-type="string">
            <text:p>niánqīng</text:p>
          </table:table-cell>
          <table:table-cell office:value-type="string">
            <text:p>Young</text:p>
          </table:table-cell>
        </table:table-row>
        <table:table-row table:style-name="ro3">
          <table:table-cell office:value-type="string">
            <text:p>鸟</text:p>
          </table:table-cell>
          <table:table-cell office:value-type="string">
            <text:p>niǎo</text:p>
          </table:table-cell>
          <table:table-cell office:value-type="string">
            <text:p>bird</text:p>
          </table:table-cell>
        </table:table-row>
        <table:table-row table:style-name="ro3">
          <table:table-cell office:value-type="string">
            <text:p>您</text:p>
          </table:table-cell>
          <table:table-cell office:value-type="string">
            <text:p>nín</text:p>
          </table:table-cell>
          <table:table-cell office:value-type="string">
            <text:p>you</text:p>
          </table:table-cell>
        </table:table-row>
        <table:table-row table:style-name="ro3">
          <table:table-cell office:value-type="string">
            <text:p>牛奶</text:p>
          </table:table-cell>
          <table:table-cell office:value-type="string">
            <text:p>niúnǎi</text:p>
          </table:table-cell>
          <table:table-cell office:value-type="string">
            <text:p>milk</text:p>
          </table:table-cell>
        </table:table-row>
        <table:table-row table:style-name="ro3">
          <table:table-cell office:value-type="string">
            <text:p>努力</text:p>
          </table:table-cell>
          <table:table-cell office:value-type="string">
            <text:p>nǔlì</text:p>
          </table:table-cell>
          <table:table-cell office:value-type="string">
            <text:p>Strive</text:p>
          </table:table-cell>
        </table:table-row>
        <table:table-row table:style-name="ro3">
          <table:table-cell office:value-type="string">
            <text:p>女儿</text:p>
          </table:table-cell>
          <table:table-cell office:value-type="string">
            <text:p>nǚ’ér</text:p>
          </table:table-cell>
          <table:table-cell office:value-type="string">
            <text:p>daughter</text:p>
          </table:table-cell>
        </table:table-row>
        <table:table-row table:style-name="ro3">
          <table:table-cell office:value-type="string">
            <text:p>女人</text:p>
          </table:table-cell>
          <table:table-cell office:value-type="string">
            <text:p>nǚrén</text:p>
          </table:table-cell>
          <table:table-cell office:value-type="string">
            <text:p>woman</text:p>
          </table:table-cell>
        </table:table-row>
        <table:table-row table:style-name="ro3">
          <table:table-cell office:value-type="string">
            <text:p>爬山</text:p>
          </table:table-cell>
          <table:table-cell office:value-type="string">
            <text:p>páshān</text:p>
          </table:table-cell>
          <table:table-cell office:value-type="string">
            <text:p>Mountain climbing</text:p>
          </table:table-cell>
        </table:table-row>
        <table:table-row table:style-name="ro3">
          <table:table-cell office:value-type="string">
            <text:p>盘子</text:p>
          </table:table-cell>
          <table:table-cell office:value-type="string">
            <text:p>pánzi</text:p>
          </table:table-cell>
          <table:table-cell office:value-type="string">
            <text:p>plate</text:p>
          </table:table-cell>
        </table:table-row>
        <table:table-row table:style-name="ro3">
          <table:table-cell office:value-type="string">
            <text:p>旁边</text:p>
          </table:table-cell>
          <table:table-cell office:value-type="string">
            <text:p>pángbiān</text:p>
          </table:table-cell>
          <table:table-cell office:value-type="string">
            <text:p>Side</text:p>
          </table:table-cell>
        </table:table-row>
        <table:table-row table:style-name="ro3">
          <table:table-cell office:value-type="string">
            <text:p>胖</text:p>
          </table:table-cell>
          <table:table-cell office:value-type="string">
            <text:p>pàng</text:p>
          </table:table-cell>
          <table:table-cell office:value-type="string">
            <text:p>fat</text:p>
          </table:table-cell>
        </table:table-row>
        <table:table-row table:style-name="ro3">
          <table:table-cell office:value-type="string">
            <text:p>跑步</text:p>
          </table:table-cell>
          <table:table-cell office:value-type="string">
            <text:p>pǎobù</text:p>
          </table:table-cell>
          <table:table-cell office:value-type="string">
            <text:p>Run</text:p>
          </table:table-cell>
        </table:table-row>
        <table:table-row table:style-name="ro3">
          <table:table-cell office:value-type="string">
            <text:p>朋友</text:p>
          </table:table-cell>
          <table:table-cell office:value-type="string">
            <text:p>péngyou</text:p>
          </table:table-cell>
          <table:table-cell office:value-type="string">
            <text:p>Friend</text:p>
          </table:table-cell>
        </table:table-row>
        <table:table-row table:style-name="ro3">
          <table:table-cell office:value-type="string">
            <text:p>啤酒</text:p>
          </table:table-cell>
          <table:table-cell office:value-type="string">
            <text:p>píjiǔ</text:p>
          </table:table-cell>
          <table:table-cell office:value-type="string">
            <text:p>Beer</text:p>
          </table:table-cell>
        </table:table-row>
        <table:table-row table:style-name="ro3">
          <table:table-cell office:value-type="string">
            <text:p>便宜</text:p>
          </table:table-cell>
          <table:table-cell office:value-type="string">
            <text:p>piányi</text:p>
          </table:table-cell>
          <table:table-cell office:value-type="string">
            <text:p>Cheap</text:p>
          </table:table-cell>
        </table:table-row>
        <table:table-row table:style-name="ro3">
          <table:table-cell office:value-type="string">
            <text:p>票</text:p>
          </table:table-cell>
          <table:table-cell office:value-type="string">
            <text:p>piào</text:p>
          </table:table-cell>
          <table:table-cell office:value-type="string">
            <text:p>ticket</text:p>
          </table:table-cell>
        </table:table-row>
        <table:table-row table:style-name="ro3">
          <table:table-cell office:value-type="string">
            <text:p>漂亮</text:p>
          </table:table-cell>
          <table:table-cell office:value-type="string">
            <text:p>piàoliang</text:p>
          </table:table-cell>
          <table:table-cell office:value-type="string">
            <text:p>Well done!</text:p>
          </table:table-cell>
        </table:table-row>
        <table:table-row table:style-name="ro3">
          <table:table-cell office:value-type="string">
            <text:p>苹果</text:p>
          </table:table-cell>
          <table:table-cell office:value-type="string">
            <text:p>píngguǒ</text:p>
          </table:table-cell>
          <table:table-cell office:value-type="string">
            <text:p>Apple</text:p>
          </table:table-cell>
        </table:table-row>
        <table:table-row table:style-name="ro3">
          <table:table-cell office:value-type="string">
            <text:p>葡萄</text:p>
          </table:table-cell>
          <table:table-cell office:value-type="string">
            <text:p>pútao</text:p>
          </table:table-cell>
          <table:table-cell office:value-type="string">
            <text:p>Grape</text:p>
          </table:table-cell>
        </table:table-row>
        <table:table-row table:style-name="ro3">
          <table:table-cell office:value-type="string">
            <text:p>普通话</text:p>
          </table:table-cell>
          <table:table-cell office:value-type="string">
            <text:p>pǔtōnghuà</text:p>
          </table:table-cell>
          <table:table-cell office:value-type="string">
            <text:p>Mandarin</text:p>
          </table:table-cell>
        </table:table-row>
        <table:table-row table:style-name="ro3">
          <table:table-cell office:value-type="string">
            <text:p>七</text:p>
          </table:table-cell>
          <table:table-cell office:value-type="string">
            <text:p>qī</text:p>
          </table:table-cell>
          <table:table-cell office:value-type="string">
            <text:p>Seven</text:p>
          </table:table-cell>
        </table:table-row>
        <table:table-row table:style-name="ro3">
          <table:table-cell office:value-type="string">
            <text:p>妻子</text:p>
          </table:table-cell>
          <table:table-cell office:value-type="string">
            <text:p>qīzi</text:p>
          </table:table-cell>
          <table:table-cell office:value-type="string">
            <text:p>Wife</text:p>
          </table:table-cell>
        </table:table-row>
        <table:table-row table:style-name="ro3">
          <table:table-cell office:value-type="string">
            <text:p>其实</text:p>
          </table:table-cell>
          <table:table-cell office:value-type="string">
            <text:p>qíshí</text:p>
          </table:table-cell>
          <table:table-cell office:value-type="string">
            <text:p>actually</text:p>
          </table:table-cell>
        </table:table-row>
        <table:table-row table:style-name="ro3">
          <table:table-cell office:value-type="string">
            <text:p>其他</text:p>
          </table:table-cell>
          <table:table-cell office:value-type="string">
            <text:p>qítā</text:p>
          </table:table-cell>
          <table:table-cell office:value-type="string">
            <text:p>Other</text:p>
          </table:table-cell>
        </table:table-row>
        <table:table-row table:style-name="ro3">
          <table:table-cell office:value-type="string">
            <text:p>骑</text:p>
          </table:table-cell>
          <table:table-cell office:value-type="string">
            <text:p>qí</text:p>
          </table:table-cell>
          <table:table-cell office:value-type="string">
            <text:p>ride</text:p>
          </table:table-cell>
        </table:table-row>
        <table:table-row table:style-name="ro3">
          <table:table-cell office:value-type="string">
            <text:p>奇怪</text:p>
          </table:table-cell>
          <table:table-cell office:value-type="string">
            <text:p>qíguài</text:p>
          </table:table-cell>
          <table:table-cell office:value-type="string">
            <text:p>strange</text:p>
          </table:table-cell>
        </table:table-row>
        <table:table-row table:style-name="ro3">
          <table:table-cell office:value-type="string">
            <text:p>起床</text:p>
          </table:table-cell>
          <table:table-cell office:value-type="string">
            <text:p>qǐchuáng</text:p>
          </table:table-cell>
          <table:table-cell office:value-type="string">
            <text:p>Get up</text:p>
          </table:table-cell>
        </table:table-row>
        <table:table-row table:style-name="ro3">
          <table:table-cell office:value-type="string">
            <text:p>千</text:p>
          </table:table-cell>
          <table:table-cell office:value-type="string">
            <text:p>qiān</text:p>
          </table:table-cell>
          <table:table-cell office:value-type="string">
            <text:p>thousand</text:p>
          </table:table-cell>
        </table:table-row>
        <table:table-row table:style-name="ro3">
          <table:table-cell office:value-type="string">
            <text:p>铅笔</text:p>
          </table:table-cell>
          <table:table-cell office:value-type="string">
            <text:p>qiānbǐ</text:p>
          </table:table-cell>
          <table:table-cell office:value-type="string">
            <text:p>pencil</text:p>
          </table:table-cell>
        </table:table-row>
        <table:table-row table:style-name="ro3">
          <table:table-cell office:value-type="string">
            <text:p>钱</text:p>
          </table:table-cell>
          <table:table-cell office:value-type="string">
            <text:p>qián</text:p>
          </table:table-cell>
          <table:table-cell office:value-type="string">
            <text:p>money</text:p>
          </table:table-cell>
        </table:table-row>
        <table:table-row table:style-name="ro3">
          <table:table-cell office:value-type="string">
            <text:p>前面</text:p>
          </table:table-cell>
          <table:table-cell office:value-type="string">
            <text:p>qiánmiàn</text:p>
          </table:table-cell>
          <table:table-cell office:value-type="string">
            <text:p>Front</text:p>
          </table:table-cell>
        </table:table-row>
        <table:table-row table:style-name="ro3">
          <table:table-cell office:value-type="string">
            <text:p>清楚</text:p>
          </table:table-cell>
          <table:table-cell office:value-type="string">
            <text:p>qīngchu</text:p>
          </table:table-cell>
          <table:table-cell office:value-type="string">
            <text:p>clear</text:p>
          </table:table-cell>
        </table:table-row>
        <table:table-row table:style-name="ro3">
          <table:table-cell office:value-type="string">
            <text:p>晴</text:p>
          </table:table-cell>
          <table:table-cell office:value-type="string">
            <text:p>qíng</text:p>
          </table:table-cell>
          <table:table-cell office:value-type="string">
            <text:p>Sunny</text:p>
          </table:table-cell>
        </table:table-row>
        <table:table-row table:style-name="ro3">
          <table:table-cell office:value-type="string">
            <text:p>请</text:p>
          </table:table-cell>
          <table:table-cell office:value-type="string">
            <text:p>qǐng</text:p>
          </table:table-cell>
          <table:table-cell office:value-type="string">
            <text:p>please</text:p>
          </table:table-cell>
        </table:table-row>
        <table:table-row table:style-name="ro3">
          <table:table-cell office:value-type="string">
            <text:p>秋</text:p>
          </table:table-cell>
          <table:table-cell office:value-type="string">
            <text:p>qiū</text:p>
          </table:table-cell>
          <table:table-cell office:value-type="string">
            <text:p>autumn</text:p>
          </table:table-cell>
        </table:table-row>
        <table:table-row table:style-name="ro3">
          <table:table-cell office:value-type="string">
            <text:p>去</text:p>
          </table:table-cell>
          <table:table-cell office:value-type="string">
            <text:p>qù</text:p>
          </table:table-cell>
          <table:table-cell office:value-type="string">
            <text:p>go</text:p>
          </table:table-cell>
        </table:table-row>
        <table:table-row table:style-name="ro3">
          <table:table-cell office:value-type="string">
            <text:p>去年</text:p>
          </table:table-cell>
          <table:table-cell office:value-type="string">
            <text:p>qùnián</text:p>
          </table:table-cell>
          <table:table-cell office:value-type="string">
            <text:p>Last year</text:p>
          </table:table-cell>
        </table:table-row>
        <table:table-row table:style-name="ro3">
          <table:table-cell office:value-type="string">
            <text:p>裙子</text:p>
          </table:table-cell>
          <table:table-cell office:value-type="string">
            <text:p>qúnzi</text:p>
          </table:table-cell>
          <table:table-cell office:value-type="string">
            <text:p>skirt</text:p>
          </table:table-cell>
        </table:table-row>
        <table:table-row table:style-name="ro3">
          <table:table-cell office:value-type="string">
            <text:p>然后</text:p>
          </table:table-cell>
          <table:table-cell office:value-type="string">
            <text:p>ránhòu</text:p>
          </table:table-cell>
          <table:table-cell office:value-type="string">
            <text:p>Then</text:p>
          </table:table-cell>
        </table:table-row>
        <table:table-row table:style-name="ro3">
          <table:table-cell office:value-type="string">
            <text:p>让</text:p>
          </table:table-cell>
          <table:table-cell office:value-type="string">
            <text:p>ràng</text:p>
          </table:table-cell>
          <table:table-cell office:value-type="string">
            <text:p>Give Way</text:p>
          </table:table-cell>
        </table:table-row>
        <table:table-row table:style-name="ro3">
          <table:table-cell office:value-type="string">
            <text:p>热</text:p>
          </table:table-cell>
          <table:table-cell office:value-type="string">
            <text:p>rè</text:p>
          </table:table-cell>
          <table:table-cell office:value-type="string">
            <text:p>heat</text:p>
          </table:table-cell>
        </table:table-row>
        <table:table-row table:style-name="ro3">
          <table:table-cell office:value-type="string">
            <text:p>热情</text:p>
          </table:table-cell>
          <table:table-cell office:value-type="string">
            <text:p>rèqíng</text:p>
          </table:table-cell>
          <table:table-cell office:value-type="string">
            <text:p>Enthusiasm</text:p>
          </table:table-cell>
        </table:table-row>
        <table:table-row table:style-name="ro3">
          <table:table-cell office:value-type="string">
            <text:p>人</text:p>
          </table:table-cell>
          <table:table-cell office:value-type="string">
            <text:p>rén</text:p>
          </table:table-cell>
          <table:table-cell office:value-type="string">
            <text:p>people</text:p>
          </table:table-cell>
        </table:table-row>
        <table:table-row table:style-name="ro3">
          <table:table-cell office:value-type="string">
            <text:p>认识</text:p>
          </table:table-cell>
          <table:table-cell office:value-type="string">
            <text:p>rènshi</text:p>
          </table:table-cell>
          <table:table-cell office:value-type="string">
            <text:p>know</text:p>
          </table:table-cell>
        </table:table-row>
        <table:table-row table:style-name="ro3">
          <table:table-cell office:value-type="string">
            <text:p>认为</text:p>
          </table:table-cell>
          <table:table-cell office:value-type="string">
            <text:p>rènwéi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认真</text:p>
          </table:table-cell>
          <table:table-cell office:value-type="string">
            <text:p>rènzhēn</text:p>
          </table:table-cell>
          <table:table-cell office:value-type="string">
            <text:p>earnest</text:p>
          </table:table-cell>
        </table:table-row>
        <table:table-row table:style-name="ro3">
          <table:table-cell office:value-type="string">
            <text:p>日</text:p>
          </table:table-cell>
          <table:table-cell office:value-type="string">
            <text:p>rì</text:p>
          </table:table-cell>
          <table:table-cell office:value-type="string">
            <text:p>day</text:p>
          </table:table-cell>
        </table:table-row>
        <table:table-row table:style-name="ro3">
          <table:table-cell office:value-type="string">
            <text:p>容易</text:p>
          </table:table-cell>
          <table:table-cell office:value-type="string">
            <text:p>róngyì</text:p>
          </table:table-cell>
          <table:table-cell office:value-type="string">
            <text:p>easily</text:p>
          </table:table-cell>
        </table:table-row>
        <table:table-row table:style-name="ro3">
          <table:table-cell office:value-type="string">
            <text:p>如果</text:p>
          </table:table-cell>
          <table:table-cell office:value-type="string">
            <text:p>rúguǒ</text:p>
          </table:table-cell>
          <table:table-cell office:value-type="string">
            <text:p>If</text:p>
          </table:table-cell>
        </table:table-row>
        <table:table-row table:style-name="ro3">
          <table:table-cell office:value-type="string">
            <text:p>三</text:p>
          </table:table-cell>
          <table:table-cell office:value-type="string">
            <text:p>sān</text:p>
          </table:table-cell>
          <table:table-cell office:value-type="string">
            <text:p>Three</text:p>
          </table:table-cell>
        </table:table-row>
        <table:table-row table:style-name="ro3">
          <table:table-cell office:value-type="string">
            <text:p>伞</text:p>
          </table:table-cell>
          <table:table-cell office:value-type="string">
            <text:p>sǎn</text:p>
          </table:table-cell>
          <table:table-cell office:value-type="string">
            <text:p>umbrella</text:p>
          </table:table-cell>
        </table:table-row>
        <table:table-row table:style-name="ro3">
          <table:table-cell office:value-type="string">
            <text:p>商店</text:p>
          </table:table-cell>
          <table:table-cell office:value-type="string">
            <text:p>shāngdiàn</text:p>
          </table:table-cell>
          <table:table-cell office:value-type="string">
            <text:p>Shop</text:p>
          </table:table-cell>
        </table:table-row>
        <table:table-row table:style-name="ro3">
          <table:table-cell office:value-type="string">
            <text:p>上</text:p>
          </table:table-cell>
          <table:table-cell office:value-type="string">
            <text:p>shàng</text:p>
          </table:table-cell>
          <table:table-cell office:value-type="string">
            <text:p>upper</text:p>
          </table:table-cell>
        </table:table-row>
        <table:table-row table:style-name="ro3">
          <table:table-cell office:value-type="string">
            <text:p>上班</text:p>
          </table:table-cell>
          <table:table-cell office:value-type="string">
            <text:p>shàngbān</text:p>
          </table:table-cell>
          <table:table-cell office:value-type="string">
            <text:p>go to work</text:p>
          </table:table-cell>
        </table:table-row>
        <table:table-row table:style-name="ro3">
          <table:table-cell office:value-type="string">
            <text:p>上网</text:p>
          </table:table-cell>
          <table:table-cell office:value-type="string">
            <text:p>shàngwǎng</text:p>
          </table:table-cell>
          <table:table-cell office:value-type="string">
            <text:p>Surf the Internet</text:p>
          </table:table-cell>
        </table:table-row>
        <table:table-row table:style-name="ro3">
          <table:table-cell office:value-type="string">
            <text:p>上午</text:p>
          </table:table-cell>
          <table:table-cell office:value-type="string">
            <text:p>shàngwǔ</text:p>
          </table:table-cell>
          <table:table-cell office:value-type="string">
            <text:p>morning</text:p>
          </table:table-cell>
        </table:table-row>
        <table:table-row table:style-name="ro3">
          <table:table-cell office:value-type="string">
            <text:p>少</text:p>
          </table:table-cell>
          <table:table-cell office:value-type="string">
            <text:p>shǎo</text:p>
          </table:table-cell>
          <table:table-cell office:value-type="string">
            <text:p>less</text:p>
          </table:table-cell>
        </table:table-row>
        <table:table-row table:style-name="ro3">
          <table:table-cell office:value-type="string">
            <text:p>谁</text:p>
          </table:table-cell>
          <table:table-cell office:value-type="string">
            <text:p>shéi</text:p>
          </table:table-cell>
          <table:table-cell office:value-type="string">
            <text:p>who</text:p>
          </table:table-cell>
        </table:table-row>
        <table:table-row table:style-name="ro3">
          <table:table-cell office:value-type="string">
            <text:p>身体</text:p>
          </table:table-cell>
          <table:table-cell office:value-type="string">
            <text:p>shēntǐ</text:p>
          </table:table-cell>
          <table:table-cell office:value-type="string">
            <text:p>body</text:p>
          </table:table-cell>
        </table:table-row>
        <table:table-row table:style-name="ro3">
          <table:table-cell office:value-type="string">
            <text:p>什么</text:p>
          </table:table-cell>
          <table:table-cell office:value-type="string">
            <text:p>shénme</text:p>
          </table:table-cell>
          <table:table-cell office:value-type="string">
            <text:p>What</text:p>
          </table:table-cell>
        </table:table-row>
        <table:table-row table:style-name="ro3">
          <table:table-cell office:value-type="string">
            <text:p>生病</text:p>
          </table:table-cell>
          <table:table-cell office:value-type="string">
            <text:p>shēngbìng</text:p>
          </table:table-cell>
          <table:table-cell office:value-type="string">
            <text:p>sickness</text:p>
          </table:table-cell>
        </table:table-row>
        <table:table-row table:style-name="ro3">
          <table:table-cell office:value-type="string">
            <text:p>生气</text:p>
          </table:table-cell>
          <table:table-cell office:value-type="string">
            <text:p>shēngqì</text:p>
          </table:table-cell>
          <table:table-cell office:value-type="string">
            <text:p>get angry</text:p>
          </table:table-cell>
        </table:table-row>
        <table:table-row table:style-name="ro3">
          <table:table-cell office:value-type="string">
            <text:p>生日</text:p>
          </table:table-cell>
          <table:table-cell office:value-type="string">
            <text:p>shēngrì</text:p>
          </table:table-cell>
          <table:table-cell office:value-type="string">
            <text:p>Birthday</text:p>
          </table:table-cell>
        </table:table-row>
        <table:table-row table:style-name="ro3">
          <table:table-cell office:value-type="string">
            <text:p>声音</text:p>
          </table:table-cell>
          <table:table-cell office:value-type="string">
            <text:p>shēngyīn</text:p>
          </table:table-cell>
          <table:table-cell office:value-type="string">
            <text:p>voice</text:p>
          </table:table-cell>
        </table:table-row>
        <table:table-row table:style-name="ro3">
          <table:table-cell office:value-type="string">
            <text:p>十</text:p>
          </table:table-cell>
          <table:table-cell office:value-type="string">
            <text:p>shí</text:p>
          </table:table-cell>
          <table:table-cell office:value-type="string">
            <text:p>Ten</text:p>
          </table:table-cell>
        </table:table-row>
        <table:table-row table:style-name="ro3">
          <table:table-cell office:value-type="string">
            <text:p>时候</text:p>
          </table:table-cell>
          <table:table-cell office:value-type="string">
            <text:p>shíhou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string">
            <text:p>时间</text:p>
          </table:table-cell>
          <table:table-cell office:value-type="string">
            <text:p>shíjiān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string">
            <text:p>使</text:p>
          </table:table-cell>
          <table:table-cell office:value-type="string">
            <text:p>shǐ</text:p>
          </table:table-cell>
          <table:table-cell office:value-type="string">
            <text:p>send</text:p>
          </table:table-cell>
        </table:table-row>
        <table:table-row table:style-name="ro3">
          <table:table-cell office:value-type="string">
            <text:p>是</text:p>
          </table:table-cell>
          <table:table-cell office:value-type="string">
            <text:p>shì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世界</text:p>
          </table:table-cell>
          <table:table-cell office:value-type="string">
            <text:p>shìjiè</text:p>
          </table:table-cell>
          <table:table-cell office:value-type="string">
            <text:p>world</text:p>
          </table:table-cell>
        </table:table-row>
        <table:table-row table:style-name="ro3">
          <table:table-cell office:value-type="string">
            <text:p>事情</text:p>
          </table:table-cell>
          <table:table-cell office:value-type="string">
            <text:p>shìqing</text:p>
          </table:table-cell>
          <table:table-cell office:value-type="string">
            <text:p>Thing</text:p>
          </table:table-cell>
        </table:table-row>
        <table:table-row table:style-name="ro3">
          <table:table-cell office:value-type="string">
            <text:p>手表</text:p>
          </table:table-cell>
          <table:table-cell office:value-type="string">
            <text:p>shǒubiǎo</text:p>
          </table:table-cell>
          <table:table-cell office:value-type="string">
            <text:p>Wrist Watch</text:p>
          </table:table-cell>
        </table:table-row>
        <table:table-row table:style-name="ro3">
          <table:table-cell office:value-type="string">
            <text:p>手机</text:p>
          </table:table-cell>
          <table:table-cell office:value-type="string">
            <text:p>shǒujī</text:p>
          </table:table-cell>
          <table:table-cell office:value-type="string">
            <text:p>Mobile phone</text:p>
          </table:table-cell>
        </table:table-row>
        <table:table-row table:style-name="ro3">
          <table:table-cell office:value-type="string">
            <text:p>瘦</text:p>
          </table:table-cell>
          <table:table-cell office:value-type="string">
            <text:p>shòu</text:p>
          </table:table-cell>
          <table:table-cell office:value-type="string">
            <text:p>thin</text:p>
          </table:table-cell>
        </table:table-row>
        <table:table-row table:style-name="ro3">
          <table:table-cell office:value-type="string">
            <text:p>书</text:p>
          </table:table-cell>
          <table:table-cell office:value-type="string">
            <text:p>shū</text:p>
          </table:table-cell>
          <table:table-cell office:value-type="string">
            <text:p>book</text:p>
          </table:table-cell>
        </table:table-row>
        <table:table-row table:style-name="ro3">
          <table:table-cell office:value-type="string">
            <text:p>舒服</text:p>
          </table:table-cell>
          <table:table-cell office:value-type="string">
            <text:p>shūfu</text:p>
          </table:table-cell>
          <table:table-cell office:value-type="string">
            <text:p>comfortable</text:p>
          </table:table-cell>
        </table:table-row>
        <table:table-row table:style-name="ro3">
          <table:table-cell office:value-type="string">
            <text:p>叔叔</text:p>
          </table:table-cell>
          <table:table-cell office:value-type="string">
            <text:p>shūshu</text:p>
          </table:table-cell>
          <table:table-cell office:value-type="string">
            <text:p>uncle</text:p>
          </table:table-cell>
        </table:table-row>
        <table:table-row table:style-name="ro3">
          <table:table-cell office:value-type="string">
            <text:p>树</text:p>
          </table:table-cell>
          <table:table-cell office:value-type="string">
            <text:p>shù</text:p>
          </table:table-cell>
          <table:table-cell office:value-type="string">
            <text:p>tree</text:p>
          </table:table-cell>
        </table:table-row>
        <table:table-row table:style-name="ro3">
          <table:table-cell office:value-type="string">
            <text:p>数学</text:p>
          </table:table-cell>
          <table:table-cell office:value-type="string">
            <text:p>shùxué</text:p>
          </table:table-cell>
          <table:table-cell office:value-type="string">
            <text:p>Mathematics</text:p>
          </table:table-cell>
        </table:table-row>
        <table:table-row table:style-name="ro3">
          <table:table-cell office:value-type="string">
            <text:p>刷牙</text:p>
          </table:table-cell>
          <table:table-cell office:value-type="string">
            <text:p>shuāyá</text:p>
          </table:table-cell>
          <table:table-cell office:value-type="string">
            <text:p>brush teeth</text:p>
          </table:table-cell>
        </table:table-row>
        <table:table-row table:style-name="ro3">
          <table:table-cell office:value-type="string">
            <text:p>双</text:p>
          </table:table-cell>
          <table:table-cell office:value-type="string">
            <text:p>shuāng</text:p>
          </table:table-cell>
          <table:table-cell office:value-type="string">
            <text:p>double</text:p>
          </table:table-cell>
        </table:table-row>
        <table:table-row table:style-name="ro3">
          <table:table-cell office:value-type="string">
            <text:p>水</text:p>
          </table:table-cell>
          <table:table-cell office:value-type="string">
            <text:p>shuǐ</text:p>
          </table:table-cell>
          <table:table-cell office:value-type="string">
            <text:p>water</text:p>
          </table:table-cell>
        </table:table-row>
        <table:table-row table:style-name="ro3">
          <table:table-cell office:value-type="string">
            <text:p>水果</text:p>
          </table:table-cell>
          <table:table-cell office:value-type="string">
            <text:p>shuǐguǒ</text:p>
          </table:table-cell>
          <table:table-cell office:value-type="string">
            <text:p>Fruits</text:p>
          </table:table-cell>
        </table:table-row>
        <table:table-row table:style-name="ro3">
          <table:table-cell office:value-type="string">
            <text:p>水平</text:p>
          </table:table-cell>
          <table:table-cell office:value-type="string">
            <text:p>shuǐpíng</text:p>
          </table:table-cell>
          <table:table-cell office:value-type="string">
            <text:p>level</text:p>
          </table:table-cell>
        </table:table-row>
        <table:table-row table:style-name="ro3">
          <table:table-cell office:value-type="string">
            <text:p>睡觉</text:p>
          </table:table-cell>
          <table:table-cell office:value-type="string">
            <text:p>shuìjiào</text:p>
          </table:table-cell>
          <table:table-cell office:value-type="string">
            <text:p>sleep</text:p>
          </table:table-cell>
        </table:table-row>
        <table:table-row table:style-name="ro3">
          <table:table-cell office:value-type="string">
            <text:p>说话</text:p>
          </table:table-cell>
          <table:table-cell office:value-type="string">
            <text:p>shuōhuà</text:p>
          </table:table-cell>
          <table:table-cell office:value-type="string">
            <text:p>speak</text:p>
          </table:table-cell>
        </table:table-row>
        <table:table-row table:style-name="ro3">
          <table:table-cell office:value-type="string">
            <text:p>司机</text:p>
          </table:table-cell>
          <table:table-cell office:value-type="string">
            <text:p>sījī</text:p>
          </table:table-cell>
          <table:table-cell office:value-type="string">
            <text:p>Driver</text:p>
          </table:table-cell>
        </table:table-row>
        <table:table-row table:style-name="ro3">
          <table:table-cell office:value-type="string">
            <text:p>四</text:p>
          </table:table-cell>
          <table:table-cell office:value-type="string">
            <text:p>sì</text:p>
          </table:table-cell>
          <table:table-cell office:value-type="string">
            <text:p>Four</text:p>
          </table:table-cell>
        </table:table-row>
        <table:table-row table:style-name="ro3">
          <table:table-cell office:value-type="string">
            <text:p>送</text:p>
          </table:table-cell>
          <table:table-cell office:value-type="string">
            <text:p>sòng</text:p>
          </table:table-cell>
          <table:table-cell office:value-type="string">
            <text:p>give</text:p>
          </table:table-cell>
        </table:table-row>
        <table:table-row table:style-name="ro3">
          <table:table-cell office:value-type="string">
            <text:p>虽然</text:p>
          </table:table-cell>
          <table:table-cell office:value-type="string">
            <text:p>suīrán</text:p>
          </table:table-cell>
          <table:table-cell office:value-type="string">
            <text:p>although</text:p>
          </table:table-cell>
        </table:table-row>
        <table:table-row table:style-name="ro3">
          <table:table-cell office:value-type="string">
            <text:p>岁</text:p>
          </table:table-cell>
          <table:table-cell office:value-type="string">
            <text:p>suì</text:p>
          </table:table-cell>
          <table:table-cell office:value-type="string">
            <text:p>year</text:p>
          </table:table-cell>
        </table:table-row>
        <table:table-row table:style-name="ro3">
          <table:table-cell office:value-type="string">
            <text:p>所以</text:p>
          </table:table-cell>
          <table:table-cell office:value-type="string">
            <text:p>suǒyǐ</text:p>
          </table:table-cell>
          <table:table-cell office:value-type="string">
            <text:p>therefore</text:p>
          </table:table-cell>
        </table:table-row>
        <table:table-row table:style-name="ro3">
          <table:table-cell office:value-type="string">
            <text:p>他</text:p>
          </table:table-cell>
          <table:table-cell office:value-type="string">
            <text:p>tā</text:p>
          </table:table-cell>
          <table:table-cell office:value-type="string">
            <text:p>he</text:p>
          </table:table-cell>
        </table:table-row>
        <table:table-row table:style-name="ro3">
          <table:table-cell office:value-type="string">
            <text:p>她</text:p>
          </table:table-cell>
          <table:table-cell office:value-type="string">
            <text:p>tā</text:p>
          </table:table-cell>
          <table:table-cell office:value-type="string">
            <text:p>she</text:p>
          </table:table-cell>
        </table:table-row>
        <table:table-row table:style-name="ro3">
          <table:table-cell office:value-type="string">
            <text:p>它</text:p>
          </table:table-cell>
          <table:table-cell office:value-type="string">
            <text:p>tā</text:p>
          </table:table-cell>
          <table:table-cell office:value-type="string">
            <text:p>it</text:p>
          </table:table-cell>
        </table:table-row>
        <table:table-row table:style-name="ro3">
          <table:table-cell office:value-type="string">
            <text:p>太</text:p>
          </table:table-cell>
          <table:table-cell office:value-type="string">
            <text:p>tài</text:p>
          </table:table-cell>
          <table:table-cell office:value-type="string">
            <text:p>too</text:p>
          </table:table-cell>
        </table:table-row>
        <table:table-row table:style-name="ro3">
          <table:table-cell office:value-type="string">
            <text:p>太阳</text:p>
          </table:table-cell>
          <table:table-cell office:value-type="string">
            <text:p>tàiyáng</text:p>
          </table:table-cell>
          <table:table-cell office:value-type="string">
            <text:p>sunlight</text:p>
          </table:table-cell>
        </table:table-row>
        <table:table-row table:style-name="ro3">
          <table:table-cell office:value-type="string">
            <text:p>糖</text:p>
          </table:table-cell>
          <table:table-cell office:value-type="string">
            <text:p>táng</text:p>
          </table:table-cell>
          <table:table-cell office:value-type="string">
            <text:p>sugar</text:p>
          </table:table-cell>
        </table:table-row>
        <table:table-row table:style-name="ro3">
          <table:table-cell office:value-type="string">
            <text:p>特别</text:p>
          </table:table-cell>
          <table:table-cell office:value-type="string">
            <text:p>tèbié</text:p>
          </table:table-cell>
          <table:table-cell office:value-type="string">
            <text:p>Especially</text:p>
          </table:table-cell>
        </table:table-row>
        <table:table-row table:style-name="ro3">
          <table:table-cell office:value-type="string">
            <text:p>疼</text:p>
          </table:table-cell>
          <table:table-cell office:value-type="string">
            <text:p>téng</text:p>
          </table:table-cell>
          <table:table-cell office:value-type="string">
            <text:p>They hurt</text:p>
          </table:table-cell>
        </table:table-row>
        <table:table-row table:style-name="ro3">
          <table:table-cell office:value-type="string">
            <text:p>踢足球</text:p>
          </table:table-cell>
          <table:table-cell office:value-type="string">
            <text:p>tīzúqiú</text:p>
          </table:table-cell>
          <table:table-cell office:value-type="string">
            <text:p>Play football</text:p>
          </table:table-cell>
        </table:table-row>
        <table:table-row table:style-name="ro3">
          <table:table-cell office:value-type="string">
            <text:p>题</text:p>
          </table:table-cell>
          <table:table-cell office:value-type="string">
            <text:p>tí</text:p>
          </table:table-cell>
          <table:table-cell office:value-type="string">
            <text:p>topic</text:p>
          </table:table-cell>
        </table:table-row>
        <table:table-row table:style-name="ro3">
          <table:table-cell office:value-type="string">
            <text:p>提高</text:p>
          </table:table-cell>
          <table:table-cell office:value-type="string">
            <text:p>tígāo</text:p>
          </table:table-cell>
          <table:table-cell office:value-type="string">
            <text:p>increase</text:p>
          </table:table-cell>
        </table:table-row>
        <table:table-row table:style-name="ro3">
          <table:table-cell office:value-type="string">
            <text:p>体育</text:p>
          </table:table-cell>
          <table:table-cell office:value-type="string">
            <text:p>tǐyù</text:p>
          </table:table-cell>
          <table:table-cell office:value-type="string">
            <text:p>Sports</text:p>
          </table:table-cell>
        </table:table-row>
        <table:table-row table:style-name="ro3">
          <table:table-cell office:value-type="string">
            <text:p>天气</text:p>
          </table:table-cell>
          <table:table-cell office:value-type="string">
            <text:p>tiānqì</text:p>
          </table:table-cell>
          <table:table-cell office:value-type="string">
            <text:p>weather</text:p>
          </table:table-cell>
        </table:table-row>
        <table:table-row table:style-name="ro3">
          <table:table-cell office:value-type="string">
            <text:p>甜</text:p>
          </table:table-cell>
          <table:table-cell office:value-type="string">
            <text:p>tián</text:p>
          </table:table-cell>
          <table:table-cell office:value-type="string">
            <text:p>sweet</text:p>
          </table:table-cell>
        </table:table-row>
        <table:table-row table:style-name="ro3">
          <table:table-cell office:value-type="string">
            <text:p>条</text:p>
          </table:table-cell>
          <table:table-cell office:value-type="string">
            <text:p>tiáo</text:p>
          </table:table-cell>
          <table:table-cell office:value-type="string">
            <text:p>strip</text:p>
          </table:table-cell>
        </table:table-row>
        <table:table-row table:style-name="ro3">
          <table:table-cell office:value-type="string">
            <text:p>跳舞</text:p>
          </table:table-cell>
          <table:table-cell office:value-type="string">
            <text:p>tiàowǔ</text:p>
          </table:table-cell>
          <table:table-cell office:value-type="string">
            <text:p>dance</text:p>
          </table:table-cell>
        </table:table-row>
        <table:table-row table:style-name="ro3">
          <table:table-cell office:value-type="string">
            <text:p>听</text:p>
          </table:table-cell>
          <table:table-cell office:value-type="string">
            <text:p>tīng</text:p>
          </table:table-cell>
          <table:table-cell office:value-type="string">
            <text:p>hear</text:p>
          </table:table-cell>
        </table:table-row>
        <table:table-row table:style-name="ro3">
          <table:table-cell office:value-type="string">
            <text:p>同事</text:p>
          </table:table-cell>
          <table:table-cell office:value-type="string">
            <text:p>tóngshì</text:p>
          </table:table-cell>
          <table:table-cell office:value-type="string">
            <text:p>Colleague</text:p>
          </table:table-cell>
        </table:table-row>
        <table:table-row table:style-name="ro3">
          <table:table-cell office:value-type="string">
            <text:p>同学</text:p>
          </table:table-cell>
          <table:table-cell office:value-type="string">
            <text:p>tóngxué</text:p>
          </table:table-cell>
          <table:table-cell office:value-type="string">
            <text:p>Classmate</text:p>
          </table:table-cell>
        </table:table-row>
        <table:table-row table:style-name="ro3">
          <table:table-cell office:value-type="string">
            <text:p>同意</text:p>
          </table:table-cell>
          <table:table-cell office:value-type="string">
            <text:p>tóngyì</text:p>
          </table:table-cell>
          <table:table-cell office:value-type="string">
            <text:p>Agree</text:p>
          </table:table-cell>
        </table:table-row>
        <table:table-row table:style-name="ro3">
          <table:table-cell office:value-type="string">
            <text:p>头发</text:p>
          </table:table-cell>
          <table:table-cell office:value-type="string">
            <text:p>tóufa</text:p>
          </table:table-cell>
          <table:table-cell office:value-type="string">
            <text:p>Hair</text:p>
          </table:table-cell>
        </table:table-row>
        <table:table-row table:style-name="ro3">
          <table:table-cell office:value-type="string">
            <text:p>突然</text:p>
          </table:table-cell>
          <table:table-cell office:value-type="string">
            <text:p>tūrán</text:p>
          </table:table-cell>
          <table:table-cell office:value-type="string">
            <text:p>suddenly</text:p>
          </table:table-cell>
        </table:table-row>
        <table:table-row table:style-name="ro3">
          <table:table-cell office:value-type="string">
            <text:p>图书馆</text:p>
          </table:table-cell>
          <table:table-cell office:value-type="string">
            <text:p>túshūguǎn</text:p>
          </table:table-cell>
          <table:table-cell office:value-type="string">
            <text:p>Library</text:p>
          </table:table-cell>
        </table:table-row>
        <table:table-row table:style-name="ro3">
          <table:table-cell office:value-type="string">
            <text:p>腿</text:p>
          </table:table-cell>
          <table:table-cell office:value-type="string">
            <text:p>tuǐ</text:p>
          </table:table-cell>
          <table:table-cell office:value-type="string">
            <text:p>leg</text:p>
          </table:table-cell>
        </table:table-row>
        <table:table-row table:style-name="ro3">
          <table:table-cell office:value-type="string">
            <text:p>外</text:p>
          </table:table-cell>
          <table:table-cell office:value-type="string">
            <text:p>wài</text:p>
          </table:table-cell>
          <table:table-cell office:value-type="string">
            <text:p>abroad</text:p>
          </table:table-cell>
        </table:table-row>
        <table:table-row table:style-name="ro3">
          <table:table-cell office:value-type="string">
            <text:p>完</text:p>
          </table:table-cell>
          <table:table-cell office:value-type="string">
            <text:p>wán</text:p>
          </table:table-cell>
          <table:table-cell office:value-type="string">
            <text:p>finish</text:p>
          </table:table-cell>
        </table:table-row>
        <table:table-row table:style-name="ro3">
          <table:table-cell office:value-type="string">
            <text:p>完成</text:p>
          </table:table-cell>
          <table:table-cell office:value-type="string">
            <text:p>wánchéng</text:p>
          </table:table-cell>
          <table:table-cell office:value-type="string">
            <text:p>complete</text:p>
          </table:table-cell>
        </table:table-row>
        <table:table-row table:style-name="ro3">
          <table:table-cell office:value-type="string">
            <text:p>玩</text:p>
          </table:table-cell>
          <table:table-cell office:value-type="string">
            <text:p>wán</text:p>
          </table:table-cell>
          <table:table-cell office:value-type="string">
            <text:p>play</text:p>
          </table:table-cell>
        </table:table-row>
        <table:table-row table:style-name="ro3">
          <table:table-cell office:value-type="string">
            <text:p>碗</text:p>
          </table:table-cell>
          <table:table-cell office:value-type="string">
            <text:p>wǎn</text:p>
          </table:table-cell>
          <table:table-cell office:value-type="string">
            <text:p>bowl</text:p>
          </table:table-cell>
        </table:table-row>
        <table:table-row table:style-name="ro3">
          <table:table-cell office:value-type="string">
            <text:p>晚上</text:p>
          </table:table-cell>
          <table:table-cell office:value-type="string">
            <text:p>wǎnshang</text:p>
          </table:table-cell>
          <table:table-cell office:value-type="string">
            <text:p>Night</text:p>
          </table:table-cell>
        </table:table-row>
        <table:table-row table:style-name="ro3">
          <table:table-cell office:value-type="string">
            <text:p>万</text:p>
          </table:table-cell>
          <table:table-cell office:value-type="string">
            <text:p>wàn</text:p>
          </table:table-cell>
          <table:table-cell office:value-type="string">
            <text:p>ten thousand</text:p>
          </table:table-cell>
        </table:table-row>
        <table:table-row table:style-name="ro3">
          <table:table-cell office:value-type="string">
            <text:p>忘记</text:p>
          </table:table-cell>
          <table:table-cell office:value-type="string">
            <text:p>wàngjì</text:p>
          </table:table-cell>
          <table:table-cell office:value-type="string">
            <text:p>forget</text:p>
          </table:table-cell>
        </table:table-row>
        <table:table-row table:style-name="ro3">
          <table:table-cell office:value-type="string">
            <text:p>喂</text:p>
          </table:table-cell>
          <table:table-cell office:value-type="string">
            <text:p>wèi</text:p>
          </table:table-cell>
          <table:table-cell office:value-type="string">
            <text:p>feed</text:p>
          </table:table-cell>
        </table:table-row>
        <table:table-row table:style-name="ro3">
          <table:table-cell office:value-type="string">
            <text:p>为</text:p>
          </table:table-cell>
          <table:table-cell office:value-type="string">
            <text:p>wèi</text:p>
          </table:table-cell>
          <table:table-cell office:value-type="string">
            <text:p>by</text:p>
          </table:table-cell>
        </table:table-row>
        <table:table-row table:style-name="ro3">
          <table:table-cell office:value-type="string">
            <text:p>为了</text:p>
          </table:table-cell>
          <table:table-cell office:value-type="string">
            <text:p>wèile</text:p>
          </table:table-cell>
          <table:table-cell office:value-type="string">
            <text:p>in order to</text:p>
          </table:table-cell>
        </table:table-row>
        <table:table-row table:style-name="ro3">
          <table:table-cell office:value-type="string">
            <text:p>为什么</text:p>
          </table:table-cell>
          <table:table-cell office:value-type="string">
            <text:p>wèishénme</text:p>
          </table:table-cell>
          <table:table-cell office:value-type="string">
            <text:p>Why</text:p>
          </table:table-cell>
        </table:table-row>
        <table:table-row table:style-name="ro3">
          <table:table-cell office:value-type="string">
            <text:p>位</text:p>
          </table:table-cell>
          <table:table-cell office:value-type="string">
            <text:p>wèi</text:p>
          </table:table-cell>
          <table:table-cell office:value-type="string">
            <text:p>position</text:p>
          </table:table-cell>
        </table:table-row>
        <table:table-row table:style-name="ro3">
          <table:table-cell office:value-type="string">
            <text:p>文化</text:p>
          </table:table-cell>
          <table:table-cell office:value-type="string">
            <text:p>wénhuà</text:p>
          </table:table-cell>
          <table:table-cell office:value-type="string">
            <text:p>Culture</text:p>
          </table:table-cell>
        </table:table-row>
        <table:table-row table:style-name="ro3">
          <table:table-cell office:value-type="string">
            <text:p>问</text:p>
          </table:table-cell>
          <table:table-cell office:value-type="string">
            <text:p>wèn</text:p>
          </table:table-cell>
          <table:table-cell office:value-type="string">
            <text:p>ask</text:p>
          </table:table-cell>
        </table:table-row>
        <table:table-row table:style-name="ro3">
          <table:table-cell office:value-type="string">
            <text:p>问题</text:p>
          </table:table-cell>
          <table:table-cell office:value-type="string">
            <text:p>wèntí</text:p>
          </table:table-cell>
          <table:table-cell office:value-type="string">
            <text:p>problem</text:p>
          </table:table-cell>
        </table:table-row>
        <table:table-row table:style-name="ro3">
          <table:table-cell office:value-type="string">
            <text:p>我</text:p>
          </table:table-cell>
          <table:table-cell office:value-type="string">
            <text:p>wǒ</text:p>
          </table:table-cell>
          <table:table-cell office:value-type="string">
            <text:p>I</text:p>
          </table:table-cell>
        </table:table-row>
        <table:table-row table:style-name="ro3">
          <table:table-cell office:value-type="string">
            <text:p>我们</text:p>
          </table:table-cell>
          <table:table-cell office:value-type="string">
            <text:p>wǒmen</text:p>
          </table:table-cell>
          <table:table-cell office:value-type="string">
            <text:p>We</text:p>
          </table:table-cell>
        </table:table-row>
        <table:table-row table:style-name="ro3">
          <table:table-cell office:value-type="string">
            <text:p>五</text:p>
          </table:table-cell>
          <table:table-cell office:value-type="string">
            <text:p>wǔ</text:p>
          </table:table-cell>
          <table:table-cell office:value-type="string">
            <text:p>Five</text:p>
          </table:table-cell>
        </table:table-row>
        <table:table-row table:style-name="ro3">
          <table:table-cell office:value-type="string">
            <text:p>西</text:p>
          </table:table-cell>
          <table:table-cell office:value-type="string">
            <text:p>xī</text:p>
          </table:table-cell>
          <table:table-cell office:value-type="string">
            <text:p>west</text:p>
          </table:table-cell>
        </table:table-row>
        <table:table-row table:style-name="ro3">
          <table:table-cell office:value-type="string">
            <text:p>西瓜</text:p>
          </table:table-cell>
          <table:table-cell office:value-type="string">
            <text:p>xīguā</text:p>
          </table:table-cell>
          <table:table-cell office:value-type="string">
            <text:p>watermelon</text:p>
          </table:table-cell>
        </table:table-row>
        <table:table-row table:style-name="ro3">
          <table:table-cell office:value-type="string">
            <text:p>希望</text:p>
          </table:table-cell>
          <table:table-cell office:value-type="string">
            <text:p>xīwàng</text:p>
          </table:table-cell>
          <table:table-cell office:value-type="string">
            <text:p>hope</text:p>
          </table:table-cell>
        </table:table-row>
        <table:table-row table:style-name="ro3">
          <table:table-cell office:value-type="string">
            <text:p>习惯</text:p>
          </table:table-cell>
          <table:table-cell office:value-type="string">
            <text:p>xíguàn</text:p>
          </table:table-cell>
          <table:table-cell office:value-type="string">
            <text:p>Habit</text:p>
          </table:table-cell>
        </table:table-row>
        <table:table-row table:style-name="ro3">
          <table:table-cell office:value-type="string">
            <text:p>洗</text:p>
          </table:table-cell>
          <table:table-cell office:value-type="string">
            <text:p>xǐ</text:p>
          </table:table-cell>
          <table:table-cell office:value-type="string">
            <text:p>wash</text:p>
          </table:table-cell>
        </table:table-row>
        <table:table-row table:style-name="ro3">
          <table:table-cell office:value-type="string">
            <text:p>洗手间</text:p>
          </table:table-cell>
          <table:table-cell office:value-type="string">
            <text:p>xǐshǒujiān</text:p>
          </table:table-cell>
          <table:table-cell office:value-type="string">
            <text:p>Restroom</text:p>
          </table:table-cell>
        </table:table-row>
        <table:table-row table:style-name="ro3">
          <table:table-cell office:value-type="string">
            <text:p>洗澡</text:p>
          </table:table-cell>
          <table:table-cell office:value-type="string">
            <text:p>xǐzǎo</text:p>
          </table:table-cell>
          <table:table-cell office:value-type="string">
            <text:p>Take a shower</text:p>
          </table:table-cell>
        </table:table-row>
        <table:table-row table:style-name="ro3">
          <table:table-cell office:value-type="string">
            <text:p>喜欢</text:p>
          </table:table-cell>
          <table:table-cell office:value-type="string">
            <text:p>xǐhuan</text:p>
          </table:table-cell>
          <table:table-cell office:value-type="string">
            <text:p>like</text:p>
          </table:table-cell>
        </table:table-row>
        <table:table-row table:style-name="ro3">
          <table:table-cell office:value-type="string">
            <text:p>下</text:p>
          </table:table-cell>
          <table:table-cell office:value-type="string">
            <text:p>xià</text:p>
          </table:table-cell>
          <table:table-cell office:value-type="string">
            <text:p>lower</text:p>
          </table:table-cell>
        </table:table-row>
        <table:table-row table:style-name="ro3">
          <table:table-cell office:value-type="string">
            <text:p>下午</text:p>
          </table:table-cell>
          <table:table-cell office:value-type="string">
            <text:p>xiàwǔ</text:p>
          </table:table-cell>
          <table:table-cell office:value-type="string">
            <text:p>Afternoon</text:p>
          </table:table-cell>
        </table:table-row>
        <table:table-row table:style-name="ro3">
          <table:table-cell office:value-type="string">
            <text:p>下雨</text:p>
          </table:table-cell>
          <table:table-cell office:value-type="string">
            <text:p>xiàyǔ</text:p>
          </table:table-cell>
          <table:table-cell office:value-type="string">
            <text:p>rain</text:p>
          </table:table-cell>
        </table:table-row>
        <table:table-row table:style-name="ro3">
          <table:table-cell office:value-type="string">
            <text:p>夏</text:p>
          </table:table-cell>
          <table:table-cell office:value-type="string">
            <text:p>xià</text:p>
          </table:table-cell>
          <table:table-cell office:value-type="string">
            <text:p>summer</text:p>
          </table:table-cell>
        </table:table-row>
        <table:table-row table:style-name="ro3">
          <table:table-cell office:value-type="string">
            <text:p>先</text:p>
          </table:table-cell>
          <table:table-cell office:value-type="string">
            <text:p>xiān</text:p>
          </table:table-cell>
          <table:table-cell office:value-type="string">
            <text:p>before</text:p>
          </table:table-cell>
        </table:table-row>
        <table:table-row table:style-name="ro3">
          <table:table-cell office:value-type="string">
            <text:p>先生</text:p>
          </table:table-cell>
          <table:table-cell office:value-type="string">
            <text:p>xiānsheng</text:p>
          </table:table-cell>
          <table:table-cell office:value-type="string">
            <text:p>Sir</text:p>
          </table:table-cell>
        </table:table-row>
        <table:table-row table:style-name="ro3">
          <table:table-cell office:value-type="string">
            <text:p>现在</text:p>
          </table:table-cell>
          <table:table-cell office:value-type="string">
            <text:p>xiànzài</text:p>
          </table:table-cell>
          <table:table-cell office:value-type="string">
            <text:p>Now</text:p>
          </table:table-cell>
        </table:table-row>
        <table:table-row table:style-name="ro3">
          <table:table-cell office:value-type="string">
            <text:p>香蕉</text:p>
          </table:table-cell>
          <table:table-cell office:value-type="string">
            <text:p>xiāngjiāo</text:p>
          </table:table-cell>
          <table:table-cell office:value-type="string">
            <text:p>Banana</text:p>
          </table:table-cell>
        </table:table-row>
        <table:table-row table:style-name="ro3">
          <table:table-cell office:value-type="string">
            <text:p>相同</text:p>
          </table:table-cell>
          <table:table-cell office:value-type="string">
            <text:p>xiāngtóng</text:p>
          </table:table-cell>
          <table:table-cell office:value-type="string">
            <text:p>identical</text:p>
          </table:table-cell>
        </table:table-row>
        <table:table-row table:style-name="ro3">
          <table:table-cell office:value-type="string">
            <text:p>相信</text:p>
          </table:table-cell>
          <table:table-cell office:value-type="string">
            <text:p>xiāngxìn</text:p>
          </table:table-cell>
          <table:table-cell office:value-type="string">
            <text:p>believe</text:p>
          </table:table-cell>
        </table:table-row>
        <table:table-row table:style-name="ro3">
          <table:table-cell office:value-type="string">
            <text:p>想</text:p>
          </table:table-cell>
          <table:table-cell office:value-type="string">
            <text:p>xiǎng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向</text:p>
          </table:table-cell>
          <table:table-cell office:value-type="string">
            <text:p>xiàng</text:p>
          </table:table-cell>
          <table:table-cell office:value-type="string">
            <text:p>towards</text:p>
          </table:table-cell>
        </table:table-row>
        <table:table-row table:style-name="ro3">
          <table:table-cell office:value-type="string">
            <text:p>像</text:p>
          </table:table-cell>
          <table:table-cell office:value-type="string">
            <text:p>xiàng</text:p>
          </table:table-cell>
          <table:table-cell office:value-type="string">
            <text:p>image</text:p>
          </table:table-cell>
        </table:table-row>
        <table:table-row table:style-name="ro3">
          <table:table-cell office:value-type="string">
            <text:p>小</text:p>
          </table:table-cell>
          <table:table-cell office:value-type="string">
            <text:p>xiǎo</text:p>
          </table:table-cell>
          <table:table-cell office:value-type="string">
            <text:p>Small</text:p>
          </table:table-cell>
        </table:table-row>
        <table:table-row table:style-name="ro3">
          <table:table-cell office:value-type="string">
            <text:p>小姐</text:p>
          </table:table-cell>
          <table:table-cell office:value-type="string">
            <text:p>xiǎojiě</text:p>
          </table:table-cell>
          <table:table-cell office:value-type="string">
            <text:p>Miss</text:p>
          </table:table-cell>
        </table:table-row>
        <table:table-row table:style-name="ro3">
          <table:table-cell office:value-type="string">
            <text:p>小时</text:p>
          </table:table-cell>
          <table:table-cell office:value-type="string">
            <text:p>xiǎoshí</text:p>
          </table:table-cell>
          <table:table-cell office:value-type="string">
            <text:p>hour</text:p>
          </table:table-cell>
        </table:table-row>
        <table:table-row table:style-name="ro3">
          <table:table-cell office:value-type="string">
            <text:p>小心</text:p>
          </table:table-cell>
          <table:table-cell office:value-type="string">
            <text:p>xiǎoxīn</text:p>
          </table:table-cell>
          <table:table-cell office:value-type="string">
            <text:p>Look out</text:p>
          </table:table-cell>
        </table:table-row>
        <table:table-row table:style-name="ro3">
          <table:table-cell office:value-type="string">
            <text:p>笑</text:p>
          </table:table-cell>
          <table:table-cell office:value-type="string">
            <text:p>xiào</text:p>
          </table:table-cell>
          <table:table-cell office:value-type="string">
            <text:p>laugh</text:p>
          </table:table-cell>
        </table:table-row>
        <table:table-row table:style-name="ro3">
          <table:table-cell office:value-type="string">
            <text:p>校长</text:p>
          </table:table-cell>
          <table:table-cell office:value-type="string">
            <text:p>xiàozhǎng</text:p>
          </table:table-cell>
          <table:table-cell office:value-type="string">
            <text:p>Principal</text:p>
          </table:table-cell>
        </table:table-row>
        <table:table-row table:style-name="ro3">
          <table:table-cell office:value-type="string">
            <text:p>些</text:p>
          </table:table-cell>
          <table:table-cell office:value-type="string">
            <text:p>xiē</text:p>
          </table:table-cell>
          <table:table-cell office:value-type="string">
            <text:p>some</text:p>
          </table:table-cell>
        </table:table-row>
        <table:table-row table:style-name="ro3">
          <table:table-cell office:value-type="string">
            <text:p>鞋</text:p>
          </table:table-cell>
          <table:table-cell office:value-type="string">
            <text:p>xié</text:p>
          </table:table-cell>
          <table:table-cell office:value-type="string">
            <text:p>shoes</text:p>
          </table:table-cell>
        </table:table-row>
        <table:table-row table:style-name="ro3">
          <table:table-cell office:value-type="string">
            <text:p>写</text:p>
          </table:table-cell>
          <table:table-cell office:value-type="string">
            <text:p>xiě</text:p>
          </table:table-cell>
          <table:table-cell office:value-type="string">
            <text:p>write</text:p>
          </table:table-cell>
        </table:table-row>
        <table:table-row table:style-name="ro3">
          <table:table-cell office:value-type="string">
            <text:p>谢谢</text:p>
          </table:table-cell>
          <table:table-cell office:value-type="string">
            <text:p>xièxie</text:p>
          </table:table-cell>
          <table:table-cell office:value-type="string">
            <text:p>Thank you</text:p>
          </table:table-cell>
        </table:table-row>
        <table:table-row table:style-name="ro3">
          <table:table-cell office:value-type="string">
            <text:p>新</text:p>
          </table:table-cell>
          <table:table-cell office:value-type="string">
            <text:p>xīn</text:p>
          </table:table-cell>
          <table:table-cell office:value-type="string">
            <text:p>new</text:p>
          </table:table-cell>
        </table:table-row>
        <table:table-row table:style-name="ro3">
          <table:table-cell office:value-type="string">
            <text:p>新闻</text:p>
          </table:table-cell>
          <table:table-cell office:value-type="string">
            <text:p>xīnwén</text:p>
          </table:table-cell>
          <table:table-cell office:value-type="string">
            <text:p>Journalism</text:p>
          </table:table-cell>
        </table:table-row>
        <table:table-row table:style-name="ro3">
          <table:table-cell office:value-type="string">
            <text:p>新鲜</text:p>
          </table:table-cell>
          <table:table-cell office:value-type="string">
            <text:p>xīnxiān</text:p>
          </table:table-cell>
          <table:table-cell office:value-type="string">
            <text:p>fresh</text:p>
          </table:table-cell>
        </table:table-row>
        <table:table-row table:style-name="ro3">
          <table:table-cell office:value-type="string">
            <text:p>信</text:p>
          </table:table-cell>
          <table:table-cell office:value-type="string">
            <text:p>xìn</text:p>
          </table:table-cell>
          <table:table-cell office:value-type="string">
            <text:p>letter</text:p>
          </table:table-cell>
        </table:table-row>
        <table:table-row table:style-name="ro3">
          <table:table-cell office:value-type="string">
            <text:p>星期</text:p>
          </table:table-cell>
          <table:table-cell office:value-type="string">
            <text:p>xīngqī</text:p>
          </table:table-cell>
          <table:table-cell office:value-type="string">
            <text:p>week</text:p>
          </table:table-cell>
        </table:table-row>
        <table:table-row table:style-name="ro3">
          <table:table-cell office:value-type="string">
            <text:p>行李箱</text:p>
          </table:table-cell>
          <table:table-cell office:value-type="string">
            <text:p>xínglixiāng</text:p>
          </table:table-cell>
          <table:table-cell office:value-type="string">
            <text:p>Trunk</text:p>
          </table:table-cell>
        </table:table-row>
        <table:table-row table:style-name="ro3">
          <table:table-cell office:value-type="string">
            <text:p>姓</text:p>
          </table:table-cell>
          <table:table-cell office:value-type="string">
            <text:p>xìng</text:p>
          </table:table-cell>
          <table:table-cell office:value-type="string">
            <text:p>surname</text:p>
          </table:table-cell>
        </table:table-row>
        <table:table-row table:style-name="ro3">
          <table:table-cell office:value-type="string">
            <text:p>兴趣</text:p>
          </table:table-cell>
          <table:table-cell office:value-type="string">
            <text:p>xìngqù</text:p>
          </table:table-cell>
          <table:table-cell office:value-type="string">
            <text:p>Interest</text:p>
          </table:table-cell>
        </table:table-row>
        <table:table-row table:style-name="ro3">
          <table:table-cell office:value-type="string">
            <text:p>熊猫</text:p>
          </table:table-cell>
          <table:table-cell office:value-type="string">
            <text:p>xióngmāo</text:p>
          </table:table-cell>
          <table:table-cell office:value-type="string">
            <text:p>Panda</text:p>
          </table:table-cell>
        </table:table-row>
        <table:table-row table:style-name="ro3">
          <table:table-cell office:value-type="string">
            <text:p>休息</text:p>
          </table:table-cell>
          <table:table-cell office:value-type="string">
            <text:p>xiūxi</text:p>
          </table:table-cell>
          <table:table-cell office:value-type="string">
            <text:p>Rest</text:p>
          </table:table-cell>
        </table:table-row>
        <table:table-row table:style-name="ro3">
          <table:table-cell office:value-type="string">
            <text:p>需要</text:p>
          </table:table-cell>
          <table:table-cell office:value-type="string">
            <text:p>xūyào</text:p>
          </table:table-cell>
          <table:table-cell office:value-type="string">
            <text:p>Need</text:p>
          </table:table-cell>
        </table:table-row>
        <table:table-row table:style-name="ro3">
          <table:table-cell office:value-type="string">
            <text:p>选择</text:p>
          </table:table-cell>
          <table:table-cell office:value-type="string">
            <text:p>xuǎnzé</text:p>
          </table:table-cell>
          <table:table-cell office:value-type="string">
            <text:p>Choice</text:p>
          </table:table-cell>
        </table:table-row>
        <table:table-row table:style-name="ro3">
          <table:table-cell office:value-type="string">
            <text:p>学生</text:p>
          </table:table-cell>
          <table:table-cell office:value-type="string">
            <text:p>xuésheng</text:p>
          </table:table-cell>
          <table:table-cell office:value-type="string">
            <text:p>Student</text:p>
          </table:table-cell>
        </table:table-row>
        <table:table-row table:style-name="ro3">
          <table:table-cell office:value-type="string">
            <text:p>学习</text:p>
          </table:table-cell>
          <table:table-cell office:value-type="string">
            <text:p>xuéxí</text:p>
          </table:table-cell>
          <table:table-cell office:value-type="string">
            <text:p>Study</text:p>
          </table:table-cell>
        </table:table-row>
        <table:table-row table:style-name="ro3">
          <table:table-cell office:value-type="string">
            <text:p>学校</text:p>
          </table:table-cell>
          <table:table-cell office:value-type="string">
            <text:p>xuéxiào</text:p>
          </table:table-cell>
          <table:table-cell office:value-type="string">
            <text:p>School</text:p>
          </table:table-cell>
        </table:table-row>
        <table:table-row table:style-name="ro3">
          <table:table-cell office:value-type="string">
            <text:p>雪</text:p>
          </table:table-cell>
          <table:table-cell office:value-type="string">
            <text:p>xuě</text:p>
          </table:table-cell>
          <table:table-cell office:value-type="string">
            <text:p>Snow</text:p>
          </table:table-cell>
        </table:table-row>
        <table:table-row table:style-name="ro3">
          <table:table-cell office:value-type="string">
            <text:p>颜色</text:p>
          </table:table-cell>
          <table:table-cell office:value-type="string">
            <text:p>yánsè</text:p>
          </table:table-cell>
          <table:table-cell office:value-type="string">
            <text:p>colour</text:p>
          </table:table-cell>
        </table:table-row>
        <table:table-row table:style-name="ro3">
          <table:table-cell office:value-type="string">
            <text:p>眼镜</text:p>
          </table:table-cell>
          <table:table-cell office:value-type="string">
            <text:p>yǎnjìng</text:p>
          </table:table-cell>
          <table:table-cell office:value-type="string">
            <text:p>glasses</text:p>
          </table:table-cell>
        </table:table-row>
        <table:table-row table:style-name="ro3">
          <table:table-cell office:value-type="string">
            <text:p>眼睛</text:p>
          </table:table-cell>
          <table:table-cell office:value-type="string">
            <text:p>yǎnjing</text:p>
          </table:table-cell>
          <table:table-cell office:value-type="string">
            <text:p>Eye</text:p>
          </table:table-cell>
        </table:table-row>
        <table:table-row table:style-name="ro3">
          <table:table-cell office:value-type="string">
            <text:p>羊肉</text:p>
          </table:table-cell>
          <table:table-cell office:value-type="string">
            <text:p>yángròu</text:p>
          </table:table-cell>
          <table:table-cell office:value-type="string">
            <text:p>mutton</text:p>
          </table:table-cell>
        </table:table-row>
        <table:table-row table:style-name="ro3">
          <table:table-cell office:value-type="string">
            <text:p>要求</text:p>
          </table:table-cell>
          <table:table-cell office:value-type="string">
            <text:p>yāoqiú</text:p>
          </table:table-cell>
          <table:table-cell office:value-type="string">
            <text:p>Requirement</text:p>
          </table:table-cell>
        </table:table-row>
        <table:table-row table:style-name="ro3">
          <table:table-cell office:value-type="string">
            <text:p>药</text:p>
          </table:table-cell>
          <table:table-cell office:value-type="string">
            <text:p>yào</text:p>
          </table:table-cell>
          <table:table-cell office:value-type="string">
            <text:p>drug</text:p>
          </table:table-cell>
        </table:table-row>
        <table:table-row table:style-name="ro3">
          <table:table-cell office:value-type="string">
            <text:p>要</text:p>
          </table:table-cell>
          <table:table-cell office:value-type="string">
            <text:p>yào</text:p>
          </table:table-cell>
          <table:table-cell office:value-type="string">
            <text:p>want</text:p>
          </table:table-cell>
        </table:table-row>
        <table:table-row table:style-name="ro3">
          <table:table-cell office:value-type="string">
            <text:p>爷爷</text:p>
          </table:table-cell>
          <table:table-cell office:value-type="string">
            <text:p>yéye</text:p>
          </table:table-cell>
          <table:table-cell office:value-type="string">
            <text:p>grandpa</text:p>
          </table:table-cell>
        </table:table-row>
        <table:table-row table:style-name="ro3">
          <table:table-cell office:value-type="string">
            <text:p>也</text:p>
          </table:table-cell>
          <table:table-cell office:value-type="string">
            <text:p>yě</text:p>
          </table:table-cell>
          <table:table-cell office:value-type="string">
            <text:p>also</text:p>
          </table:table-cell>
        </table:table-row>
        <table:table-row table:style-name="ro3">
          <table:table-cell office:value-type="string">
            <text:p>一</text:p>
          </table:table-cell>
          <table:table-cell office:value-type="string">
            <text:p>yī</text:p>
          </table:table-cell>
          <table:table-cell office:value-type="string">
            <text:p>One</text:p>
          </table:table-cell>
        </table:table-row>
        <table:table-row table:style-name="ro3">
          <table:table-cell office:value-type="string">
            <text:p>衣服</text:p>
          </table:table-cell>
          <table:table-cell office:value-type="string">
            <text:p>yīfu</text:p>
          </table:table-cell>
          <table:table-cell office:value-type="string">
            <text:p>clothes</text:p>
          </table:table-cell>
        </table:table-row>
        <table:table-row table:style-name="ro3">
          <table:table-cell office:value-type="string">
            <text:p>医生</text:p>
          </table:table-cell>
          <table:table-cell office:value-type="string">
            <text:p>yīshēng</text:p>
          </table:table-cell>
          <table:table-cell office:value-type="string">
            <text:p>Doctor</text:p>
          </table:table-cell>
        </table:table-row>
        <table:table-row table:style-name="ro3">
          <table:table-cell office:value-type="string">
            <text:p>医院</text:p>
          </table:table-cell>
          <table:table-cell office:value-type="string">
            <text:p>yīyuàn</text:p>
          </table:table-cell>
          <table:table-cell office:value-type="string">
            <text:p>Hospital</text:p>
          </table:table-cell>
        </table:table-row>
        <table:table-row table:style-name="ro3">
          <table:table-cell office:value-type="string">
            <text:p>一定</text:p>
          </table:table-cell>
          <table:table-cell office:value-type="string">
            <text:p>yídìng</text:p>
          </table:table-cell>
          <table:table-cell office:value-type="string">
            <text:p>Certain</text:p>
          </table:table-cell>
        </table:table-row>
        <table:table-row table:style-name="ro3">
          <table:table-cell office:value-type="string">
            <text:p>一共</text:p>
          </table:table-cell>
          <table:table-cell office:value-type="string">
            <text:p>yígòng</text:p>
          </table:table-cell>
          <table:table-cell office:value-type="string">
            <text:p>Altogether</text:p>
          </table:table-cell>
        </table:table-row>
        <table:table-row table:style-name="ro3">
          <table:table-cell office:value-type="string">
            <text:p>一会儿</text:p>
          </table:table-cell>
          <table:table-cell office:value-type="string">
            <text:p>yíhuìr</text:p>
          </table:table-cell>
          <table:table-cell office:value-type="string">
            <text:p>A little while</text:p>
          </table:table-cell>
        </table:table-row>
        <table:table-row table:style-name="ro3">
          <table:table-cell office:value-type="string">
            <text:p>一样</text:p>
          </table:table-cell>
          <table:table-cell office:value-type="string">
            <text:p>yíyàng</text:p>
          </table:table-cell>
          <table:table-cell office:value-type="string">
            <text:p>equally</text:p>
          </table:table-cell>
        </table:table-row>
        <table:table-row table:style-name="ro3">
          <table:table-cell office:value-type="string">
            <text:p>以后</text:p>
          </table:table-cell>
          <table:table-cell office:value-type="string">
            <text:p>yǐhòu</text:p>
          </table:table-cell>
          <table:table-cell office:value-type="string">
            <text:p>In the future</text:p>
          </table:table-cell>
        </table:table-row>
        <table:table-row table:style-name="ro3">
          <table:table-cell office:value-type="string">
            <text:p>以前</text:p>
          </table:table-cell>
          <table:table-cell office:value-type="string">
            <text:p>yǐqián</text:p>
          </table:table-cell>
          <table:table-cell office:value-type="string">
            <text:p>before</text:p>
          </table:table-cell>
        </table:table-row>
        <table:table-row table:style-name="ro3">
          <table:table-cell office:value-type="string">
            <text:p>以为</text:p>
          </table:table-cell>
          <table:table-cell office:value-type="string">
            <text:p>yǐwéi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已经</text:p>
          </table:table-cell>
          <table:table-cell office:value-type="string">
            <text:p>yǐjīng</text:p>
          </table:table-cell>
          <table:table-cell office:value-type="string">
            <text:p>Already</text:p>
          </table:table-cell>
        </table:table-row>
        <table:table-row table:style-name="ro3">
          <table:table-cell office:value-type="string">
            <text:p>椅子</text:p>
          </table:table-cell>
          <table:table-cell office:value-type="string">
            <text:p>yǐzi</text:p>
          </table:table-cell>
          <table:table-cell office:value-type="string">
            <text:p>Chair</text:p>
          </table:table-cell>
        </table:table-row>
        <table:table-row table:style-name="ro3">
          <table:table-cell office:value-type="string">
            <text:p>一般</text:p>
          </table:table-cell>
          <table:table-cell office:value-type="string">
            <text:p>yìbān</text:p>
          </table:table-cell>
          <table:table-cell office:value-type="string">
            <text:p>commonly</text:p>
          </table:table-cell>
        </table:table-row>
        <table:table-row table:style-name="ro3">
          <table:table-cell office:value-type="string">
            <text:p>一边</text:p>
          </table:table-cell>
          <table:table-cell office:value-type="string">
            <text:p>yìbiān</text:p>
          </table:table-cell>
          <table:table-cell office:value-type="string">
            <text:p>One side</text:p>
          </table:table-cell>
        </table:table-row>
        <table:table-row table:style-name="ro3">
          <table:table-cell office:value-type="string">
            <text:p>一起</text:p>
          </table:table-cell>
          <table:table-cell office:value-type="string">
            <text:p>yìqǐ</text:p>
          </table:table-cell>
          <table:table-cell office:value-type="string">
            <text:p>together</text:p>
          </table:table-cell>
        </table:table-row>
        <table:table-row table:style-name="ro3">
          <table:table-cell office:value-type="string">
            <text:p>一直</text:p>
          </table:table-cell>
          <table:table-cell office:value-type="string">
            <text:p>yìzhí</text:p>
          </table:table-cell>
          <table:table-cell office:value-type="string">
            <text:p>always</text:p>
          </table:table-cell>
        </table:table-row>
        <table:table-row table:style-name="ro3">
          <table:table-cell office:value-type="string">
            <text:p>意思</text:p>
          </table:table-cell>
          <table:table-cell office:value-type="string">
            <text:p>yìsi</text:p>
          </table:table-cell>
          <table:table-cell office:value-type="string">
            <text:p>Meaning</text:p>
          </table:table-cell>
        </table:table-row>
        <table:table-row table:style-name="ro3">
          <table:table-cell office:value-type="string">
            <text:p>阴</text:p>
          </table:table-cell>
          <table:table-cell office:value-type="string">
            <text:p>yīn</text:p>
          </table:table-cell>
          <table:table-cell office:value-type="string">
            <text:p>Yin</text:p>
          </table:table-cell>
        </table:table-row>
        <table:table-row table:style-name="ro3">
          <table:table-cell office:value-type="string">
            <text:p>因为</text:p>
          </table:table-cell>
          <table:table-cell office:value-type="string">
            <text:p>yīnwèi</text:p>
          </table:table-cell>
          <table:table-cell office:value-type="string">
            <text:p>because</text:p>
          </table:table-cell>
        </table:table-row>
        <table:table-row table:style-name="ro3">
          <table:table-cell office:value-type="string">
            <text:p>音乐</text:p>
          </table:table-cell>
          <table:table-cell office:value-type="string">
            <text:p>yīnyuè</text:p>
          </table:table-cell>
          <table:table-cell office:value-type="string">
            <text:p>Music</text:p>
          </table:table-cell>
        </table:table-row>
        <table:table-row table:style-name="ro3">
          <table:table-cell office:value-type="string">
            <text:p>银行</text:p>
          </table:table-cell>
          <table:table-cell office:value-type="string">
            <text:p>yínháng</text:p>
          </table:table-cell>
          <table:table-cell office:value-type="string">
            <text:p>Bank</text:p>
          </table:table-cell>
        </table:table-row>
        <table:table-row table:style-name="ro3">
          <table:table-cell office:value-type="string">
            <text:p>应该</text:p>
          </table:table-cell>
          <table:table-cell office:value-type="string">
            <text:p>yīnggāi</text:p>
          </table:table-cell>
          <table:table-cell office:value-type="string">
            <text:p>Should</text:p>
          </table:table-cell>
        </table:table-row>
        <table:table-row table:style-name="ro3">
          <table:table-cell office:value-type="string">
            <text:p>影响</text:p>
          </table:table-cell>
          <table:table-cell office:value-type="string">
            <text:p>yǐngxiǎng</text:p>
          </table:table-cell>
          <table:table-cell office:value-type="string">
            <text:p>Influence</text:p>
          </table:table-cell>
        </table:table-row>
        <table:table-row table:style-name="ro3">
          <table:table-cell office:value-type="string">
            <text:p>用</text:p>
          </table:table-cell>
          <table:table-cell office:value-type="string">
            <text:p>yòng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游戏</text:p>
          </table:table-cell>
          <table:table-cell office:value-type="string">
            <text:p>yóuxì</text:p>
          </table:table-cell>
          <table:table-cell office:value-type="string">
            <text:p>Game</text:p>
          </table:table-cell>
        </table:table-row>
        <table:table-row table:style-name="ro3">
          <table:table-cell office:value-type="string">
            <text:p>游泳</text:p>
          </table:table-cell>
          <table:table-cell office:value-type="string">
            <text:p>yóuyǒng</text:p>
          </table:table-cell>
          <table:table-cell office:value-type="string">
            <text:p>Swimming</text:p>
          </table:table-cell>
        </table:table-row>
        <table:table-row table:style-name="ro3">
          <table:table-cell office:value-type="string">
            <text:p>有</text:p>
          </table:table-cell>
          <table:table-cell office:value-type="string">
            <text:p>yǒu</text:p>
          </table:table-cell>
          <table:table-cell office:value-type="string">
            <text:p>have</text:p>
          </table:table-cell>
        </table:table-row>
        <table:table-row table:style-name="ro3">
          <table:table-cell office:value-type="string">
            <text:p>有名</text:p>
          </table:table-cell>
          <table:table-cell office:value-type="string">
            <text:p>yǒumíng</text:p>
          </table:table-cell>
          <table:table-cell office:value-type="string">
            <text:p>Famous</text:p>
          </table:table-cell>
        </table:table-row>
        <table:table-row table:style-name="ro3">
          <table:table-cell office:value-type="string">
            <text:p>又</text:p>
          </table:table-cell>
          <table:table-cell office:value-type="string">
            <text:p>yòu</text:p>
          </table:table-cell>
          <table:table-cell office:value-type="string">
            <text:p>also</text:p>
          </table:table-cell>
        </table:table-row>
        <table:table-row table:style-name="ro3">
          <table:table-cell office:value-type="string">
            <text:p>右边</text:p>
          </table:table-cell>
          <table:table-cell office:value-type="string">
            <text:p>yòubian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鱼</text:p>
          </table:table-cell>
          <table:table-cell office:value-type="string">
            <text:p>yú</text:p>
          </table:table-cell>
          <table:table-cell office:value-type="string">
            <text:p>fish</text:p>
          </table:table-cell>
        </table:table-row>
        <table:table-row table:style-name="ro3">
          <table:table-cell office:value-type="string">
            <text:p>遇到</text:p>
          </table:table-cell>
          <table:table-cell office:value-type="string">
            <text:p>yùdào</text:p>
          </table:table-cell>
          <table:table-cell office:value-type="string">
            <text:p>encounter</text:p>
          </table:table-cell>
        </table:table-row>
        <table:table-row table:style-name="ro3">
          <table:table-cell office:value-type="string">
            <text:p>元</text:p>
          </table:table-cell>
          <table:table-cell office:value-type="string">
            <text:p>yuán</text:p>
          </table:table-cell>
          <table:table-cell office:value-type="string">
            <text:p>element</text:p>
          </table:table-cell>
        </table:table-row>
        <table:table-row table:style-name="ro3">
          <table:table-cell office:value-type="string">
            <text:p>远</text:p>
          </table:table-cell>
          <table:table-cell office:value-type="string">
            <text:p>yuǎn</text:p>
          </table:table-cell>
          <table:table-cell office:value-type="string">
            <text:p>far</text:p>
          </table:table-cell>
        </table:table-row>
        <table:table-row table:style-name="ro3">
          <table:table-cell office:value-type="string">
            <text:p>愿意</text:p>
          </table:table-cell>
          <table:table-cell office:value-type="string">
            <text:p>yuànyì</text:p>
          </table:table-cell>
          <table:table-cell office:value-type="string">
            <text:p>Be willing</text:p>
          </table:table-cell>
        </table:table-row>
        <table:table-row table:style-name="ro3">
          <table:table-cell office:value-type="string">
            <text:p>月</text:p>
          </table:table-cell>
          <table:table-cell office:value-type="string">
            <text:p>yuè</text:p>
          </table:table-cell>
          <table:table-cell office:value-type="string">
            <text:p>month</text:p>
          </table:table-cell>
        </table:table-row>
        <table:table-row table:style-name="ro3">
          <table:table-cell office:value-type="string">
            <text:p>月亮</text:p>
          </table:table-cell>
          <table:table-cell office:value-type="string">
            <text:p>yuèliang</text:p>
          </table:table-cell>
          <table:table-cell office:value-type="string">
            <text:p>Moon</text:p>
          </table:table-cell>
        </table:table-row>
        <table:table-row table:style-name="ro3">
          <table:table-cell office:value-type="string">
            <text:p>越</text:p>
          </table:table-cell>
          <table:table-cell office:value-type="string">
            <text:p>yuè</text:p>
          </table:table-cell>
          <table:table-cell office:value-type="string">
            <text:p>The more</text:p>
          </table:table-cell>
        </table:table-row>
        <table:table-row table:style-name="ro3">
          <table:table-cell office:value-type="string">
            <text:p>云</text:p>
          </table:table-cell>
          <table:table-cell office:value-type="string">
            <text:p>yún</text:p>
          </table:table-cell>
          <table:table-cell office:value-type="string">
            <text:p>cloud</text:p>
          </table:table-cell>
        </table:table-row>
        <table:table-row table:style-name="ro3">
          <table:table-cell office:value-type="string">
            <text:p>运动</text:p>
          </table:table-cell>
          <table:table-cell office:value-type="string">
            <text:p>yùndòng</text:p>
          </table:table-cell>
          <table:table-cell office:value-type="string">
            <text:p>motion</text:p>
          </table:table-cell>
        </table:table-row>
        <table:table-row table:style-name="ro3">
          <table:table-cell office:value-type="string">
            <text:p>在</text:p>
          </table:table-cell>
          <table:table-cell office:value-type="string">
            <text:p>zài</text:p>
          </table:table-cell>
          <table:table-cell office:value-type="string">
            <text:p>stay</text:p>
          </table:table-cell>
        </table:table-row>
        <table:table-row table:style-name="ro3">
          <table:table-cell office:value-type="string">
            <text:p>再</text:p>
          </table:table-cell>
          <table:table-cell office:value-type="string">
            <text:p>zài</text:p>
          </table:table-cell>
          <table:table-cell office:value-type="string">
            <text:p>again</text:p>
          </table:table-cell>
        </table:table-row>
        <table:table-row table:style-name="ro3">
          <table:table-cell office:value-type="string">
            <text:p>再见</text:p>
          </table:table-cell>
          <table:table-cell office:value-type="string">
            <text:p>zàijiàn</text:p>
          </table:table-cell>
          <table:table-cell office:value-type="string">
            <text:p>Bye</text:p>
          </table:table-cell>
        </table:table-row>
        <table:table-row table:style-name="ro3">
          <table:table-cell office:value-type="string">
            <text:p>早上</text:p>
          </table:table-cell>
          <table:table-cell office:value-type="string">
            <text:p>zǎoshang</text:p>
          </table:table-cell>
          <table:table-cell office:value-type="string">
            <text:p>Morning</text:p>
          </table:table-cell>
        </table:table-row>
        <table:table-row table:style-name="ro3">
          <table:table-cell office:value-type="string">
            <text:p>怎么</text:p>
          </table:table-cell>
          <table:table-cell office:value-type="string">
            <text:p>zěnme</text:p>
          </table:table-cell>
          <table:table-cell office:value-type="string">
            <text:p>How</text:p>
          </table:table-cell>
        </table:table-row>
        <table:table-row table:style-name="ro3">
          <table:table-cell office:value-type="string">
            <text:p>怎么样</text:p>
          </table:table-cell>
          <table:table-cell office:value-type="string">
            <text:p>zěnmeyàng</text:p>
          </table:table-cell>
          <table:table-cell office:value-type="string">
            <text:p>How</text:p>
          </table:table-cell>
        </table:table-row>
        <table:table-row table:style-name="ro3">
          <table:table-cell office:value-type="string">
            <text:p>站</text:p>
          </table:table-cell>
          <table:table-cell office:value-type="string">
            <text:p>zhàn</text:p>
          </table:table-cell>
          <table:table-cell office:value-type="string">
            <text:p>station</text:p>
          </table:table-cell>
        </table:table-row>
        <table:table-row table:style-name="ro3">
          <table:table-cell office:value-type="string">
            <text:p>张</text:p>
          </table:table-cell>
          <table:table-cell office:value-type="string">
            <text:p>zhāng</text:p>
          </table:table-cell>
          <table:table-cell office:value-type="string">
            <text:p>Zhang</text:p>
          </table:table-cell>
        </table:table-row>
        <table:table-row table:style-name="ro3">
          <table:table-cell office:value-type="string">
            <text:p>长</text:p>
          </table:table-cell>
          <table:table-cell office:value-type="string">
            <text:p>zhǎng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丈夫</text:p>
          </table:table-cell>
          <table:table-cell office:value-type="string">
            <text:p>zhàngfu</text:p>
          </table:table-cell>
          <table:table-cell office:value-type="string">
            <text:p>husband</text:p>
          </table:table-cell>
        </table:table-row>
        <table:table-row table:style-name="ro3">
          <table:table-cell office:value-type="string">
            <text:p>着急</text:p>
          </table:table-cell>
          <table:table-cell office:value-type="string">
            <text:p>zháojí</text:p>
          </table:table-cell>
          <table:table-cell office:value-type="string">
            <text:p>Worry</text:p>
          </table:table-cell>
        </table:table-row>
        <table:table-row table:style-name="ro3">
          <table:table-cell office:value-type="string">
            <text:p>找</text:p>
          </table:table-cell>
          <table:table-cell office:value-type="string">
            <text:p>zhǎo</text:p>
          </table:table-cell>
          <table:table-cell office:value-type="string">
            <text:p>look for</text:p>
          </table:table-cell>
        </table:table-row>
        <table:table-row table:style-name="ro3">
          <table:table-cell office:value-type="string">
            <text:p>照顾</text:p>
          </table:table-cell>
          <table:table-cell office:value-type="string">
            <text:p>zhàogù</text:p>
          </table:table-cell>
          <table:table-cell office:value-type="string">
            <text:p>look after</text:p>
          </table:table-cell>
        </table:table-row>
        <table:table-row table:style-name="ro3">
          <table:table-cell office:value-type="string">
            <text:p>照片</text:p>
          </table:table-cell>
          <table:table-cell office:value-type="string">
            <text:p>zhàopiàn</text:p>
          </table:table-cell>
          <table:table-cell office:value-type="string">
            <text:p>Photo</text:p>
          </table:table-cell>
        </table:table-row>
        <table:table-row table:style-name="ro3">
          <table:table-cell office:value-type="string">
            <text:p>照相机</text:p>
          </table:table-cell>
          <table:table-cell office:value-type="string">
            <text:p>zhàoxiàngjī</text:p>
          </table:table-cell>
          <table:table-cell office:value-type="string">
            <text:p>Camera</text:p>
          </table:table-cell>
        </table:table-row>
        <table:table-row table:style-name="ro3">
          <table:table-cell office:value-type="string">
            <text:p>这 （这儿）</text:p>
          </table:table-cell>
          <table:table-cell office:value-type="string">
            <text:p>zhè(zhèr)</text:p>
          </table:table-cell>
          <table:table-cell office:value-type="string">
            <text:p>Here (here)</text:p>
          </table:table-cell>
        </table:table-row>
        <table:table-row table:style-name="ro3">
          <table:table-cell office:value-type="string">
            <text:p>着</text:p>
          </table:table-cell>
          <table:table-cell office:value-type="string">
            <text:p>zhe</text:p>
          </table:table-cell>
          <table:table-cell office:value-type="string">
            <text:p>means</text:p>
          </table:table-cell>
        </table:table-row>
        <table:table-row table:style-name="ro3">
          <table:table-cell office:value-type="string">
            <text:p>真</text:p>
          </table:table-cell>
          <table:table-cell office:value-type="string">
            <text:p>zhēn</text:p>
          </table:table-cell>
          <table:table-cell office:value-type="string">
            <text:p>really</text:p>
          </table:table-cell>
        </table:table-row>
        <table:table-row table:style-name="ro3">
          <table:table-cell office:value-type="string">
            <text:p>正在</text:p>
          </table:table-cell>
          <table:table-cell office:value-type="string">
            <text:p>zhèngzài</text:p>
          </table:table-cell>
          <table:table-cell office:value-type="string">
            <text:p>Is</text:p>
          </table:table-cell>
        </table:table-row>
        <table:table-row table:style-name="ro3">
          <table:table-cell office:value-type="string">
            <text:p>知道</text:p>
          </table:table-cell>
          <table:table-cell office:value-type="string">
            <text:p>zhīdào</text:p>
          </table:table-cell>
          <table:table-cell office:value-type="string">
            <text:p>know</text:p>
          </table:table-cell>
        </table:table-row>
        <table:table-row table:style-name="ro3">
          <table:table-cell office:value-type="string">
            <text:p>只</text:p>
          </table:table-cell>
          <table:table-cell office:value-type="string">
            <text:p>zhǐ</text:p>
          </table:table-cell>
          <table:table-cell office:value-type="string">
            <text:p>only</text:p>
          </table:table-cell>
        </table:table-row>
        <table:table-row table:style-name="ro3">
          <table:table-cell office:value-type="string">
            <text:p>中国</text:p>
          </table:table-cell>
          <table:table-cell office:value-type="string">
            <text:p>zhōngguó</text:p>
          </table:table-cell>
          <table:table-cell office:value-type="string">
            <text:p>China</text:p>
          </table:table-cell>
        </table:table-row>
        <table:table-row table:style-name="ro3">
          <table:table-cell office:value-type="string">
            <text:p>中间</text:p>
          </table:table-cell>
          <table:table-cell office:value-type="string">
            <text:p>zhōngjiān</text:p>
          </table:table-cell>
          <table:table-cell office:value-type="string">
            <text:p>Middle</text:p>
          </table:table-cell>
        </table:table-row>
        <table:table-row table:style-name="ro3">
          <table:table-cell office:value-type="string">
            <text:p>中午</text:p>
          </table:table-cell>
          <table:table-cell office:value-type="string">
            <text:p>zhōngwǔ</text:p>
          </table:table-cell>
          <table:table-cell office:value-type="string">
            <text:p>Noon</text:p>
          </table:table-cell>
        </table:table-row>
        <table:table-row table:style-name="ro3">
          <table:table-cell office:value-type="string">
            <text:p>终于</text:p>
          </table:table-cell>
          <table:table-cell office:value-type="string">
            <text:p>zhōngyú</text:p>
          </table:table-cell>
          <table:table-cell office:value-type="string">
            <text:p>finally</text:p>
          </table:table-cell>
        </table:table-row>
        <table:table-row table:style-name="ro3">
          <table:table-cell office:value-type="string">
            <text:p>种</text:p>
          </table:table-cell>
          <table:table-cell office:value-type="string">
            <text:p>zhǒng</text:p>
          </table:table-cell>
          <table:table-cell office:value-type="string">
            <text:p>species</text:p>
          </table:table-cell>
        </table:table-row>
        <table:table-row table:style-name="ro3">
          <table:table-cell office:value-type="string">
            <text:p>重要</text:p>
          </table:table-cell>
          <table:table-cell office:value-type="string">
            <text:p>zhòngyào</text:p>
          </table:table-cell>
          <table:table-cell office:value-type="string">
            <text:p>important</text:p>
          </table:table-cell>
        </table:table-row>
        <table:table-row table:style-name="ro3">
          <table:table-cell office:value-type="string">
            <text:p>周末</text:p>
          </table:table-cell>
          <table:table-cell office:value-type="string">
            <text:p>zhōumò</text:p>
          </table:table-cell>
          <table:table-cell office:value-type="string">
            <text:p>Weekend</text:p>
          </table:table-cell>
        </table:table-row>
        <table:table-row table:style-name="ro3">
          <table:table-cell office:value-type="string">
            <text:p>主要</text:p>
          </table:table-cell>
          <table:table-cell office:value-type="string">
            <text:p>zhǔyào</text:p>
          </table:table-cell>
          <table:table-cell office:value-type="string">
            <text:p>main</text:p>
          </table:table-cell>
        </table:table-row>
        <table:table-row table:style-name="ro3">
          <table:table-cell office:value-type="string">
            <text:p>住</text:p>
          </table:table-cell>
          <table:table-cell office:value-type="string">
            <text:p>zhù</text:p>
          </table:table-cell>
          <table:table-cell office:value-type="string">
            <text:p>live</text:p>
          </table:table-cell>
        </table:table-row>
        <table:table-row table:style-name="ro3">
          <table:table-cell office:value-type="string">
            <text:p>祝</text:p>
          </table:table-cell>
          <table:table-cell office:value-type="string">
            <text:p>zhù</text:p>
          </table:table-cell>
          <table:table-cell office:value-type="string">
            <text:p>wish</text:p>
          </table:table-cell>
        </table:table-row>
        <table:table-row table:style-name="ro3">
          <table:table-cell office:value-type="string">
            <text:p>注意</text:p>
          </table:table-cell>
          <table:table-cell office:value-type="string">
            <text:p>zhùyì</text:p>
          </table:table-cell>
          <table:table-cell office:value-type="string">
            <text:p>Be careful</text:p>
          </table:table-cell>
        </table:table-row>
        <table:table-row table:style-name="ro3">
          <table:table-cell office:value-type="string">
            <text:p>准备</text:p>
          </table:table-cell>
          <table:table-cell office:value-type="string">
            <text:p>zhǔnbèi</text:p>
          </table:table-cell>
          <table:table-cell office:value-type="string">
            <text:p>Get ready</text:p>
          </table:table-cell>
        </table:table-row>
        <table:table-row table:style-name="ro3">
          <table:table-cell office:value-type="string">
            <text:p>桌子</text:p>
          </table:table-cell>
          <table:table-cell office:value-type="string">
            <text:p>zhuōzi</text:p>
          </table:table-cell>
          <table:table-cell office:value-type="string">
            <text:p>Table</text:p>
          </table:table-cell>
        </table:table-row>
        <table:table-row table:style-name="ro3">
          <table:table-cell office:value-type="string">
            <text:p>字</text:p>
          </table:table-cell>
          <table:table-cell office:value-type="string">
            <text:p>zì</text:p>
          </table:table-cell>
          <table:table-cell office:value-type="string">
            <text:p>word</text:p>
          </table:table-cell>
        </table:table-row>
        <table:table-row table:style-name="ro3">
          <table:table-cell office:value-type="string">
            <text:p>字典</text:p>
          </table:table-cell>
          <table:table-cell office:value-type="string">
            <text:p>zìdiǎn</text:p>
          </table:table-cell>
          <table:table-cell office:value-type="string">
            <text:p>Dictionaries</text:p>
          </table:table-cell>
        </table:table-row>
        <table:table-row table:style-name="ro3">
          <table:table-cell office:value-type="string">
            <text:p>自己</text:p>
          </table:table-cell>
          <table:table-cell office:value-type="string">
            <text:p>zìjǐ</text:p>
          </table:table-cell>
          <table:table-cell office:value-type="string">
            <text:p>Own</text:p>
          </table:table-cell>
        </table:table-row>
        <table:table-row table:style-name="ro3">
          <table:table-cell office:value-type="string">
            <text:p>自行车</text:p>
          </table:table-cell>
          <table:table-cell office:value-type="string">
            <text:p>zìxíngchē</text:p>
          </table:table-cell>
          <table:table-cell office:value-type="string">
            <text:p>Bicycle</text:p>
          </table:table-cell>
        </table:table-row>
        <table:table-row table:style-name="ro3">
          <table:table-cell office:value-type="string">
            <text:p>总是</text:p>
          </table:table-cell>
          <table:table-cell office:value-type="string">
            <text:p>zǒngshì</text:p>
          </table:table-cell>
          <table:table-cell office:value-type="string">
            <text:p>always</text:p>
          </table:table-cell>
        </table:table-row>
        <table:table-row table:style-name="ro3">
          <table:table-cell office:value-type="string">
            <text:p>走</text:p>
          </table:table-cell>
          <table:table-cell office:value-type="string">
            <text:p>zǒu</text:p>
          </table:table-cell>
          <table:table-cell office:value-type="string">
            <text:p>go</text:p>
          </table:table-cell>
        </table:table-row>
        <table:table-row table:style-name="ro3">
          <table:table-cell office:value-type="string">
            <text:p>最</text:p>
          </table:table-cell>
          <table:table-cell office:value-type="string">
            <text:p>zuì</text:p>
          </table:table-cell>
          <table:table-cell office:value-type="string">
            <text:p>most</text:p>
          </table:table-cell>
        </table:table-row>
        <table:table-row table:style-name="ro3">
          <table:table-cell office:value-type="string">
            <text:p>最近</text:p>
          </table:table-cell>
          <table:table-cell office:value-type="string">
            <text:p>zuìjìn</text:p>
          </table:table-cell>
          <table:table-cell office:value-type="string">
            <text:p>Lately</text:p>
          </table:table-cell>
        </table:table-row>
        <table:table-row table:style-name="ro3">
          <table:table-cell office:value-type="string">
            <text:p>昨天</text:p>
          </table:table-cell>
          <table:table-cell office:value-type="string">
            <text:p>zuótiān</text:p>
          </table:table-cell>
          <table:table-cell office:value-type="string">
            <text:p>Yesterday</text:p>
          </table:table-cell>
        </table:table-row>
        <table:table-row table:style-name="ro3">
          <table:table-cell office:value-type="string">
            <text:p>左边</text:p>
          </table:table-cell>
          <table:table-cell office:value-type="string">
            <text:p>zuǒbian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坐</text:p>
          </table:table-cell>
          <table:table-cell office:value-type="string">
            <text:p>zuò</text:p>
          </table:table-cell>
          <table:table-cell office:value-type="string">
            <text:p>sit</text:p>
          </table:table-cell>
        </table:table-row>
        <table:table-row table:style-name="ro3">
          <table:table-cell office:value-type="string">
            <text:p>做</text:p>
          </table:table-cell>
          <table:table-cell office:value-type="string">
            <text:p>zuò</text:p>
          </table:table-cell>
          <table:table-cell office:value-type="string">
            <text:p>do</text:p>
          </table:table-cell>
        </table:table-row>
        <table:table-row table:style-name="ro3">
          <table:table-cell office:value-type="string">
            <text:p>作业</text:p>
          </table:table-cell>
          <table:table-cell office:value-type="string">
            <text:p>zuòyè</text:p>
          </table:table-cell>
          <table:table-cell office:value-type="string">
            <text:p>task</text:p>
          </table:table-cell>
        </table:table-row>
        <table:table-row table:style-name="ro3">
          <table:table-cell office:value-type="string">
            <text:p>作用</text:p>
          </table:table-cell>
          <table:table-cell office:value-type="string">
            <text:p>zuòyòng</text:p>
          </table:table-cell>
          <table:table-cell office:value-type="string">
            <text:p>Effect</text:p>
          </table:table-cell>
        </table:table-row>
        <table:table-row table:style-name="ro2">
          <table:table-cell table:style-name="Default" office:value-type="string">
            <text:p>这样</text:p>
          </table:table-cell>
          <table:table-cell table:style-name="Default" office:value-type="string">
            <text:p>zheyang</text:p>
          </table:table-cell>
          <table:table-cell table:style-name="Default" office:value-type="string">
            <text:p>such</text:p>
          </table:table-cell>
        </table:table-row>
        <table:table-row table:style-name="ro2">
          <table:table-cell table:style-name="Default" office:value-type="string">
            <text:p>下星期</text:p>
          </table:table-cell>
          <table:table-cell table:style-name="Default" office:value-type="string">
            <text:p>xiaxingqi</text:p>
          </table:table-cell>
          <table:table-cell table:style-name="Default" office:value-type="string">
            <text:p>next week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6/09/2019</text:date>, <text:time>21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16:31.36</meta:creation-date>
    <dc:date>2019-09-06T21:49:40.48</dc:date>
    <meta:editing-duration>PT3H28M53S</meta:editing-duration>
    <meta:editing-cycles>14</meta:editing-cycles>
    <meta:generator>OpenOffice/4.1.6$Win32 OpenOffice.org_project/416m1$Build-9790</meta:generator>
    <meta:document-statistic meta:table-count="3" meta:cell-count="1806" meta:object-count="0"/>
  </office:meta>
</office:document-meta>
</file>